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28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30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3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77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7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2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9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92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8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6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Default" style:data-style-name="N52">
      <style:text-properties fo:font-weight="bold" style:font-weight-asian="bold" style:font-weight-complex="bold"/>
    </style:style>
    <style:style style:name="ce120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4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7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Book3" style:data-style-name="N95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Book3" style:data-style-name="N95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_26032__34920__34399_04_44_05_44__36895__22577_3_38542__27573__24180__40801_-_36899__32080__40__20844__24335__41__27284_103.08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_26032__34920__34399_04_44_05_44__36895__22577_3_38542__27573__24180__40801_-_36899__32080__40__20844__24335__41__27284_103.08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3" style:data-style-name="N95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10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95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4" style:family="table-cell" style:parent-style-name="_19968__33324___26032__34920__34399_04_44_05_44__36895__22577_3_38542__27573__24180__40801_-_36899__32080__40__20844__24335__41__27284_103.08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4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5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06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08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1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8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55pt" style:use-optimal-row-height="false" fo:break-before="auto"/>
    </style:style>
    <style:style style:name="ro12" style:family="table-row">
      <style:table-row-properties style:row-height="16.2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.4pt" style:use-optimal-row-height="false" fo:break-before="auto"/>
    </style:style>
    <style:style style:name="ro15" style:family="table-row">
      <style:table-row-properties style:row-height="31.2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2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6.95pt" style:use-optimal-row-height="false" fo:break-before="auto"/>
    </style:style>
    <style:style style:name="ro32" style:family="table-row">
      <style:table-row-properties style:row-height="27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14.4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8pt" style:use-optimal-row-height="false" fo:break-before="auto"/>
    </style:style>
    <style:style style:name="ro38" style:family="table-row">
      <style:table-row-properties style:row-height="27.6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6.2pt" style:use-optimal-row-height="true" fo:break-before="auto"/>
    </style:style>
    <style:style style:name="ro43" style:family="table-row">
      <style:table-row-properties style:row-height="17.4pt" style:use-optimal-row-height="false" fo:break-before="auto"/>
    </style:style>
    <style:style style:name="ro44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1">
            <text:p>民 國 103 年 8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3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2">
            <text:p>遷入</text:p>
            <text:p>人數</text:p>
          </table:table-cell>
          <table:table-cell office:value-type="string" table:number-columns-spanned="1" table:number-rows-spanned="4" table:style-name="ce242">
            <text:p>遷出</text:p>
            <text:p>人數</text:p>
          </table:table-cell>
          <table:table-cell office:value-type="string" table:number-columns-spanned="1" table:number-rows-spanned="4" table:style-name="ce240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6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5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5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5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5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35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8">
            <text:p>345,523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30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8">
            <text:p>420,892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30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8">
            <text:p>474,919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31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30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8">
            <text:p>484,17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30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8">
            <text:p>494,107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30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8">
            <text:p>504,531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5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30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8">
            <text:p>512,701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36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2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2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2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2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2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8">
            <text:p>519,98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6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3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2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2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2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2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8">
            <text:p>527,250</text:p>
          </table:table-cell>
          <table:table-cell table:number-columns-repeated="16361" table:style-name="ce34"/>
        </table:table-row>
        <table:table-row table:style-name="ro7" table:visibility="collapse">
          <table:table-cell office:value-type="string" table:number-columns-spanned="2" table:number-rows-spanned="1" table:style-name="ce203">
            <text:p>1 月</text:p>
          </table:table-cell>
          <table:covered-table-cell/>
          <table:table-cell office:value-type="float" office:value="8061054" table:style-name="ce36">
            <text:p>8,061,054</text:p>
          </table:table-cell>
          <table:table-cell office:value-type="float" office:value="23230506" table:style-name="ce36">
            <text:p>23,230,506</text:p>
          </table:table-cell>
          <table:table-cell office:value-type="float" office:value="11646876" table:style-name="ce36">
            <text:p>11,646,876</text:p>
          </table:table-cell>
          <table:table-cell office:value-type="float" office:value="11583630" table:style-name="ce36">
            <text:p>11,583,630</text:p>
          </table:table-cell>
          <table:table-cell office:value-type="float" office:value="15296" table:style-name="ce36">
            <text:p>15,296</text:p>
          </table:table-cell>
          <table:table-cell office:value-type="float" office:value="7955" table:style-name="ce36">
            <text:p>7,955</text:p>
          </table:table-cell>
          <table:table-cell office:value-type="float" office:value="7341" table:style-name="ce36">
            <text:p>7,341</text:p>
          </table:table-cell>
          <table:table-cell office:value-type="float" office:value="7.77" table:style-name="ce37">
            <text:p>7.77</text:p>
          </table:table-cell>
          <table:table-cell office:value-type="float" office:value="12991" table:style-name="ce36">
            <text:p>12,991</text:p>
          </table:table-cell>
          <table:table-cell office:value-type="float" office:value="7979" table:style-name="ce36">
            <text:p>7,979</text:p>
          </table:table-cell>
          <table:table-cell office:value-type="float" office:value="5012" table:style-name="ce36">
            <text:p>5,012</text:p>
          </table:table-cell>
          <table:table-cell office:value-type="float" office:value="6.6" table:style-name="ce37">
            <text:p>6.60</text:p>
          </table:table-cell>
          <table:table-cell office:value-type="float" office:value="2305" table:style-name="ce38">
            <text:p><text:s text:c="3"/>2,305</text:p>
          </table:table-cell>
          <table:table-cell office:value-type="float" office:value="1.17" table:style-name="ce37">
            <text:p>1.17</text:p>
          </table:table-cell>
          <table:table-cell office:value-type="float" office:value="14442" table:style-name="ce36">
            <text:p>14,442</text:p>
          </table:table-cell>
          <table:table-cell office:value-type="float" office:value="7.34" table:style-name="ce37">
            <text:p>7.34</text:p>
          </table:table-cell>
          <table:table-cell office:value-type="float" office:value="3633" table:style-name="ce36">
            <text:p>3,633</text:p>
          </table:table-cell>
          <table:table-cell office:value-type="float" office:value="1.85" table:style-name="ce37">
            <text:p>1.85</text:p>
          </table:table-cell>
          <table:table-cell office:value-type="float" office:value="69788" table:style-name="ce36">
            <text:p>69,788</text:p>
          </table:table-cell>
          <table:table-cell office:value-type="float" office:value="66499" table:style-name="ce36">
            <text:p>66,499</text:p>
          </table:table-cell>
          <table:table-cell office:value-type="float" office:value="520440" table:style-name="ce39">
            <text:p>520,440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2 月</text:p>
          </table:table-cell>
          <table:covered-table-cell/>
          <table:table-cell office:value-type="float" office:value="8069543" table:style-name="ce36">
            <text:p>8,069,543</text:p>
          </table:table-cell>
          <table:table-cell office:value-type="float" office:value="23234003" table:style-name="ce36">
            <text:p>23,234,003</text:p>
          </table:table-cell>
          <table:table-cell office:value-type="float" office:value="11647114" table:style-name="ce36">
            <text:p>11,647,114</text:p>
          </table:table-cell>
          <table:table-cell office:value-type="float" office:value="11586889" table:style-name="ce36">
            <text:p>11,586,889</text:p>
          </table:table-cell>
          <table:table-cell office:value-type="float" office:value="17500" table:style-name="ce36">
            <text:p>17,500</text:p>
          </table:table-cell>
          <table:table-cell office:value-type="float" office:value="9171" table:style-name="ce36">
            <text:p>9,171</text:p>
          </table:table-cell>
          <table:table-cell office:value-type="float" office:value="8329" table:style-name="ce36">
            <text:p>8,329</text:p>
          </table:table-cell>
          <table:table-cell office:value-type="float" office:value="9.51" table:style-name="ce37">
            <text:p>9.51</text:p>
          </table:table-cell>
          <table:table-cell office:value-type="float" office:value="14318" table:style-name="ce36">
            <text:p>14,318</text:p>
          </table:table-cell>
          <table:table-cell office:value-type="float" office:value="8686" table:style-name="ce36">
            <text:p>8,686</text:p>
          </table:table-cell>
          <table:table-cell office:value-type="float" office:value="5632" table:style-name="ce36">
            <text:p>5,632</text:p>
          </table:table-cell>
          <table:table-cell office:value-type="float" office:value="7.78" table:style-name="ce37">
            <text:p>7.78</text:p>
          </table:table-cell>
          <table:table-cell office:value-type="float" office:value="3182" table:style-name="ce38">
            <text:p><text:s text:c="3"/>3,182</text:p>
          </table:table-cell>
          <table:table-cell office:value-type="float" office:value="1.73" table:style-name="ce37">
            <text:p>1.73</text:p>
          </table:table-cell>
          <table:table-cell office:value-type="float" office:value="9855" table:style-name="ce36">
            <text:p>9,855</text:p>
          </table:table-cell>
          <table:table-cell office:value-type="float" office:value="5.35" table:style-name="ce37">
            <text:p>5.35</text:p>
          </table:table-cell>
          <table:table-cell office:value-type="float" office:value="4425" table:style-name="ce36">
            <text:p>4,425</text:p>
          </table:table-cell>
          <table:table-cell office:value-type="float" office:value="2.4" table:style-name="ce37">
            <text:p>2.40</text:p>
          </table:table-cell>
          <table:table-cell office:value-type="float" office:value="101194" table:style-name="ce36">
            <text:p>101,194</text:p>
          </table:table-cell>
          <table:table-cell office:value-type="float" office:value="100879" table:style-name="ce36">
            <text:p>100,879</text:p>
          </table:table-cell>
          <table:table-cell office:value-type="float" office:value="521183" table:style-name="ce39">
            <text:p>521,183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3 月</text:p>
          </table:table-cell>
          <table:covered-table-cell/>
          <table:table-cell office:value-type="float" office:value="8081433" table:style-name="ce36">
            <text:p>8,081,433</text:p>
          </table:table-cell>
          <table:table-cell office:value-type="float" office:value="23239268" table:style-name="ce36">
            <text:p>23,239,268</text:p>
          </table:table-cell>
          <table:table-cell office:value-type="float" office:value="11648121" table:style-name="ce36">
            <text:p>11,648,121</text:p>
          </table:table-cell>
          <table:table-cell office:value-type="float" office:value="11591147" table:style-name="ce36">
            <text:p>11,591,147</text:p>
          </table:table-cell>
          <table:table-cell office:value-type="float" office:value="19283" table:style-name="ce36">
            <text:p>19,283</text:p>
          </table:table-cell>
          <table:table-cell office:value-type="float" office:value="9940" table:style-name="ce36">
            <text:p>9,940</text:p>
          </table:table-cell>
          <table:table-cell office:value-type="float" office:value="9343" table:style-name="ce36">
            <text:p>9,343</text:p>
          </table:table-cell>
          <table:table-cell office:value-type="float" office:value="9.8000000000000007" table:style-name="ce37">
            <text:p>9.80</text:p>
          </table:table-cell>
          <table:table-cell office:value-type="float" office:value="14487" table:style-name="ce36">
            <text:p>14,487</text:p>
          </table:table-cell>
          <table:table-cell office:value-type="float" office:value="8778" table:style-name="ce36">
            <text:p>8,778</text:p>
          </table:table-cell>
          <table:table-cell office:value-type="float" office:value="5709" table:style-name="ce36">
            <text:p>5,709</text:p>
          </table:table-cell>
          <table:table-cell office:value-type="float" office:value="7.36" table:style-name="ce37">
            <text:p>7.36</text:p>
          </table:table-cell>
          <table:table-cell office:value-type="float" office:value="4796" table:style-name="ce38">
            <text:p><text:s text:c="3"/>4,796</text:p>
          </table:table-cell>
          <table:table-cell office:value-type="float" office:value="2.44" table:style-name="ce37">
            <text:p>2.44</text:p>
          </table:table-cell>
          <table:table-cell office:value-type="float" office:value="15151" table:style-name="ce36">
            <text:p>15,151</text:p>
          </table:table-cell>
          <table:table-cell office:value-type="float" office:value="7.7" table:style-name="ce37">
            <text:p>7.70</text:p>
          </table:table-cell>
          <table:table-cell office:value-type="float" office:value="4989" table:style-name="ce36">
            <text:p>4,989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3872" table:style-name="ce36">
            <text:p>103,872</text:p>
          </table:table-cell>
          <table:table-cell office:value-type="float" office:value="103403" table:style-name="ce36">
            <text:p>103,403</text:p>
          </table:table-cell>
          <table:table-cell office:value-type="float" office:value="521709" table:style-name="ce39">
            <text:p>521,70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4 月</text:p>
          </table:table-cell>
          <table:covered-table-cell/>
          <table:table-cell office:value-type="float" office:value="8091437" table:style-name="ce36">
            <text:p>8,091,437</text:p>
          </table:table-cell>
          <table:table-cell office:value-type="float" office:value="23245018" table:style-name="ce36">
            <text:p>23,245,018</text:p>
          </table:table-cell>
          <table:table-cell office:value-type="float" office:value="11649610" table:style-name="ce36">
            <text:p>11,649,610</text:p>
          </table:table-cell>
          <table:table-cell office:value-type="float" office:value="11595408" table:style-name="ce36">
            <text:p>11,595,408</text:p>
          </table:table-cell>
          <table:table-cell office:value-type="float" office:value="17405" table:style-name="ce36">
            <text:p>17,405</text:p>
          </table:table-cell>
          <table:table-cell office:value-type="float" office:value="8957" table:style-name="ce36">
            <text:p>8,957</text:p>
          </table:table-cell>
          <table:table-cell office:value-type="float" office:value="8448" table:style-name="ce36">
            <text:p>8,448</text:p>
          </table:table-cell>
          <table:table-cell office:value-type="float" office:value="9.14" table:style-name="ce37">
            <text:p>9.14</text:p>
          </table:table-cell>
          <table:table-cell office:value-type="float" office:value="12919" table:style-name="ce36">
            <text:p>12,919</text:p>
          </table:table-cell>
          <table:table-cell office:value-type="float" office:value="7818" table:style-name="ce36">
            <text:p>7,818</text:p>
          </table:table-cell>
          <table:table-cell office:value-type="float" office:value="5101" table:style-name="ce36">
            <text:p>5,101</text:p>
          </table:table-cell>
          <table:table-cell office:value-type="float" office:value="6.78" table:style-name="ce37">
            <text:p>6.78</text:p>
          </table:table-cell>
          <table:table-cell office:value-type="float" office:value="4486" table:style-name="ce38">
            <text:p><text:s text:c="3"/>4,486</text:p>
          </table:table-cell>
          <table:table-cell office:value-type="float" office:value="2.35" table:style-name="ce37">
            <text:p>2.35</text:p>
          </table:table-cell>
          <table:table-cell office:value-type="float" office:value="10110" table:style-name="ce36">
            <text:p>10,110</text:p>
          </table:table-cell>
          <table:table-cell office:value-type="float" office:value="5.31" table:style-name="ce37">
            <text:p>5.31</text:p>
          </table:table-cell>
          <table:table-cell office:value-type="float" office:value="4795" table:style-name="ce36">
            <text:p>4,795</text:p>
          </table:table-cell>
          <table:table-cell office:value-type="float" office:value="2.52" table:style-name="ce37">
            <text:p>2.52</text:p>
          </table:table-cell>
          <table:table-cell office:value-type="float" office:value="91444" table:style-name="ce36">
            <text:p>91,444</text:p>
          </table:table-cell>
          <table:table-cell office:value-type="float" office:value="90180" table:style-name="ce36">
            <text:p>90,180</text:p>
          </table:table-cell>
          <table:table-cell office:value-type="float" office:value="522245" table:style-name="ce39">
            <text:p>522,245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5 月</text:p>
          </table:table-cell>
          <table:covered-table-cell/>
          <table:table-cell office:value-type="float" office:value="8103991" table:style-name="ce36">
            <text:p>8,103,991</text:p>
          </table:table-cell>
          <table:table-cell office:value-type="float" office:value="23252392" table:style-name="ce36">
            <text:p>23,252,392</text:p>
          </table:table-cell>
          <table:table-cell office:value-type="float" office:value="11651384" table:style-name="ce36">
            <text:p>11,651,384</text:p>
          </table:table-cell>
          <table:table-cell office:value-type="float" office:value="11601008" table:style-name="ce36">
            <text:p>11,601,008</text:p>
          </table:table-cell>
          <table:table-cell office:value-type="float" office:value="18542" table:style-name="ce36">
            <text:p>18,542</text:p>
          </table:table-cell>
          <table:table-cell office:value-type="float" office:value="9527" table:style-name="ce36">
            <text:p>9,527</text:p>
          </table:table-cell>
          <table:table-cell office:value-type="float" office:value="9015" table:style-name="ce36">
            <text:p>9,015</text:p>
          </table:table-cell>
          <table:table-cell office:value-type="float" office:value="9.42" table:style-name="ce37">
            <text:p>9.42</text:p>
          </table:table-cell>
          <table:table-cell office:value-type="float" office:value="13120" table:style-name="ce36">
            <text:p>13,120</text:p>
          </table:table-cell>
          <table:table-cell office:value-type="float" office:value="7977" table:style-name="ce36">
            <text:p>7,977</text:p>
          </table:table-cell>
          <table:table-cell office:value-type="float" office:value="5143" table:style-name="ce36">
            <text:p>5,143</text:p>
          </table:table-cell>
          <table:table-cell office:value-type="float" office:value="6.66" table:style-name="ce37">
            <text:p>6.66</text:p>
          </table:table-cell>
          <table:table-cell office:value-type="float" office:value="5422" table:style-name="ce38">
            <text:p><text:s text:c="3"/>5,422</text:p>
          </table:table-cell>
          <table:table-cell office:value-type="float" office:value="2.75" table:style-name="ce37">
            <text:p>2.75</text:p>
          </table:table-cell>
          <table:table-cell office:value-type="float" office:value="10630" table:style-name="ce36">
            <text:p>10,630</text:p>
          </table:table-cell>
          <table:table-cell office:value-type="float" office:value="5.4" table:style-name="ce37">
            <text:p>5.40</text:p>
          </table:table-cell>
          <table:table-cell office:value-type="float" office:value="5110" table:style-name="ce36">
            <text:p>5,110</text:p>
          </table:table-cell>
          <table:table-cell office:value-type="float" office:value="2.6" table:style-name="ce37">
            <text:p>2.60</text:p>
          </table:table-cell>
          <table:table-cell office:value-type="float" office:value="103777" table:style-name="ce36">
            <text:p>103,777</text:p>
          </table:table-cell>
          <table:table-cell office:value-type="float" office:value="101825" table:style-name="ce36">
            <text:p>101,825</text:p>
          </table:table-cell>
          <table:table-cell office:value-type="float" office:value="522942" table:style-name="ce39">
            <text:p>522,942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6 月</text:p>
          </table:table-cell>
          <table:covered-table-cell/>
          <table:table-cell office:value-type="float" office:value="8114073" table:style-name="ce36">
            <text:p>8,114,073</text:p>
          </table:table-cell>
          <table:table-cell office:value-type="float" office:value="23261747" table:style-name="ce36">
            <text:p>23,261,747</text:p>
          </table:table-cell>
          <table:table-cell office:value-type="float" office:value="11654907" table:style-name="ce36">
            <text:p>11,654,907</text:p>
          </table:table-cell>
          <table:table-cell office:value-type="float" office:value="11606840" table:style-name="ce36">
            <text:p>11,606,840</text:p>
          </table:table-cell>
          <table:table-cell office:value-type="float" office:value="19482" table:style-name="ce36">
            <text:p>19,482</text:p>
          </table:table-cell>
          <table:table-cell office:value-type="float" office:value="10192" table:style-name="ce36">
            <text:p>10,192</text:p>
          </table:table-cell>
          <table:table-cell office:value-type="float" office:value="9290" table:style-name="ce36">
            <text:p>9,290</text:p>
          </table:table-cell>
          <table:table-cell office:value-type="float" office:value="10.220000000000001" table:style-name="ce37">
            <text:p>10.22</text:p>
          </table:table-cell>
          <table:table-cell office:value-type="float" office:value="11719" table:style-name="ce36">
            <text:p>11,719</text:p>
          </table:table-cell>
          <table:table-cell office:value-type="float" office:value="7053" table:style-name="ce36">
            <text:p>7,053</text:p>
          </table:table-cell>
          <table:table-cell office:value-type="float" office:value="4666" table:style-name="ce36">
            <text:p>4,666</text:p>
          </table:table-cell>
          <table:table-cell office:value-type="float" office:value="6.15" table:style-name="ce37">
            <text:p>6.15</text:p>
          </table:table-cell>
          <table:table-cell office:value-type="float" office:value="7763" table:style-name="ce38">
            <text:p><text:s text:c="3"/>7,763</text:p>
          </table:table-cell>
          <table:table-cell office:value-type="float" office:value="4.07" table:style-name="ce37">
            <text:p>4.07</text:p>
          </table:table-cell>
          <table:table-cell office:value-type="float" office:value="10543" table:style-name="ce36">
            <text:p>10,543</text:p>
          </table:table-cell>
          <table:table-cell office:value-type="float" office:value="5.53" table:style-name="ce37">
            <text:p>5.53</text:p>
          </table:table-cell>
          <table:table-cell office:value-type="float" office:value="4661" table:style-name="ce36">
            <text:p>4,661</text:p>
          </table:table-cell>
          <table:table-cell office:value-type="float" office:value="2.4500000000000002" table:style-name="ce37">
            <text:p>2.45</text:p>
          </table:table-cell>
          <table:table-cell office:value-type="float" office:value="89886" table:style-name="ce36">
            <text:p>89,886</text:p>
          </table:table-cell>
          <table:table-cell office:value-type="float" office:value="88294" table:style-name="ce36">
            <text:p>88,294</text:p>
          </table:table-cell>
          <table:table-cell office:value-type="float" office:value="523498" table:style-name="ce39">
            <text:p>523,49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7 月</text:p>
          </table:table-cell>
          <table:covered-table-cell/>
          <table:table-cell office:value-type="float" office:value="8129272" table:style-name="ce36">
            <text:p>8,129,272</text:p>
          </table:table-cell>
          <table:table-cell office:value-type="float" office:value="23268372" table:style-name="ce36">
            <text:p>23,268,372</text:p>
          </table:table-cell>
          <table:table-cell office:value-type="float" office:value="11656497" table:style-name="ce36">
            <text:p>11,656,497</text:p>
          </table:table-cell>
          <table:table-cell office:value-type="float" office:value="11611875" table:style-name="ce36">
            <text:p>11,611,875</text:p>
          </table:table-cell>
          <table:table-cell office:value-type="float" office:value="16897" table:style-name="ce36">
            <text:p>16,897</text:p>
          </table:table-cell>
          <table:table-cell office:value-type="float" office:value="8806" table:style-name="ce36">
            <text:p>8,806</text:p>
          </table:table-cell>
          <table:table-cell office:value-type="float" office:value="8091" table:style-name="ce36">
            <text:p>8,091</text:p>
          </table:table-cell>
          <table:table-cell office:value-type="float" office:value="8.57" table:style-name="ce37">
            <text:p>8.57</text:p>
          </table:table-cell>
          <table:table-cell office:value-type="float" office:value="13576" table:style-name="ce36">
            <text:p>13,576</text:p>
          </table:table-cell>
          <table:table-cell office:value-type="float" office:value="8190" table:style-name="ce36">
            <text:p>8,190</text:p>
          </table:table-cell>
          <table:table-cell office:value-type="float" office:value="5386" table:style-name="ce36">
            <text:p>5,386</text:p>
          </table:table-cell>
          <table:table-cell office:value-type="float" office:value="6.89" table:style-name="ce37">
            <text:p>6.89</text:p>
          </table:table-cell>
          <table:table-cell office:value-type="float" office:value="3321" table:style-name="ce38">
            <text:p><text:s text:c="3"/>3,321</text:p>
          </table:table-cell>
          <table:table-cell office:value-type="float" office:value="1.69" table:style-name="ce37">
            <text:p>1.69</text:p>
          </table:table-cell>
          <table:table-cell office:value-type="float" office:value="12306" table:style-name="ce36">
            <text:p>12,306</text:p>
          </table:table-cell>
          <table:table-cell office:value-type="float" office:value="6.24" table:style-name="ce37">
            <text:p>6.24</text:p>
          </table:table-cell>
          <table:table-cell office:value-type="float" office:value="5189" table:style-name="ce36">
            <text:p>5,189</text:p>
          </table:table-cell>
          <table:table-cell office:value-type="float" office:value="2.63" table:style-name="ce37">
            <text:p>2.63</text:p>
          </table:table-cell>
          <table:table-cell office:value-type="float" office:value="108129" table:style-name="ce36">
            <text:p>108,129</text:p>
          </table:table-cell>
          <table:table-cell office:value-type="float" office:value="104825" table:style-name="ce36">
            <text:p>104,825</text:p>
          </table:table-cell>
          <table:table-cell office:value-type="float" office:value="524059" table:style-name="ce39">
            <text:p>524,05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8 月</text:p>
          </table:table-cell>
          <table:covered-table-cell/>
          <table:table-cell office:value-type="float" office:value="8148406" table:style-name="ce36">
            <text:p>8,148,406</text:p>
          </table:table-cell>
          <table:table-cell office:value-type="float" office:value="23276441" table:style-name="ce36">
            <text:p>23,276,441</text:p>
          </table:table-cell>
          <table:table-cell office:value-type="float" office:value="11658899" table:style-name="ce36">
            <text:p>11,658,899</text:p>
          </table:table-cell>
          <table:table-cell office:value-type="float" office:value="11617542" table:style-name="ce36">
            <text:p>11,617,542</text:p>
          </table:table-cell>
          <table:table-cell office:value-type="float" office:value="19615" table:style-name="ce36">
            <text:p>19,615</text:p>
          </table:table-cell>
          <table:table-cell office:value-type="float" office:value="10020" table:style-name="ce36">
            <text:p>10,020</text:p>
          </table:table-cell>
          <table:table-cell office:value-type="float" office:value="9595" table:style-name="ce36">
            <text:p>9,595</text:p>
          </table:table-cell>
          <table:table-cell office:value-type="float" office:value="9.9499999999999993" table:style-name="ce37">
            <text:p>9.95</text:p>
          </table:table-cell>
          <table:table-cell office:value-type="float" office:value="12726" table:style-name="ce36">
            <text:p>12,726</text:p>
          </table:table-cell>
          <table:table-cell office:value-type="float" office:value="7696" table:style-name="ce36">
            <text:p>7,696</text:p>
          </table:table-cell>
          <table:table-cell office:value-type="float" office:value="5030" table:style-name="ce36">
            <text:p>5,030</text:p>
          </table:table-cell>
          <table:table-cell office:value-type="float" office:value="6.46" table:style-name="ce37">
            <text:p>6.46</text:p>
          </table:table-cell>
          <table:table-cell office:value-type="float" office:value="6889" table:style-name="ce38">
            <text:p><text:s text:c="3"/>6,889</text:p>
          </table:table-cell>
          <table:table-cell office:value-type="float" office:value="3.49" table:style-name="ce37">
            <text:p>3.49</text:p>
          </table:table-cell>
          <table:table-cell office:value-type="float" office:value="8045" table:style-name="ce36">
            <text:p>8,045</text:p>
          </table:table-cell>
          <table:table-cell office:value-type="float" office:value="4.08" table:style-name="ce37">
            <text:p>4.08</text:p>
          </table:table-cell>
          <table:table-cell office:value-type="float" office:value="4993" table:style-name="ce36">
            <text:p>4,993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14752" table:style-name="ce36">
            <text:p>114,752</text:p>
          </table:table-cell>
          <table:table-cell office:value-type="float" office:value="113572" table:style-name="ce36">
            <text:p>113,572</text:p>
          </table:table-cell>
          <table:table-cell office:value-type="float" office:value="524854" table:style-name="ce39">
            <text:p>524,854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9 月</text:p>
          </table:table-cell>
          <table:covered-table-cell/>
          <table:table-cell office:value-type="float" office:value="8167676" table:style-name="ce36">
            <text:p>8,167,676</text:p>
          </table:table-cell>
          <table:table-cell office:value-type="float" office:value="23282670" table:style-name="ce36">
            <text:p>23,282,670</text:p>
          </table:table-cell>
          <table:table-cell office:value-type="float" office:value="11660959" table:style-name="ce36">
            <text:p>11,660,959</text:p>
          </table:table-cell>
          <table:table-cell office:value-type="float" office:value="11621711" table:style-name="ce36">
            <text:p>11,621,711</text:p>
          </table:table-cell>
          <table:table-cell office:value-type="float" office:value="18908" table:style-name="ce36">
            <text:p>18,908</text:p>
          </table:table-cell>
          <table:table-cell office:value-type="float" office:value="9831" table:style-name="ce36">
            <text:p>9,831</text:p>
          </table:table-cell>
          <table:table-cell office:value-type="float" office:value="9077" table:style-name="ce36">
            <text:p>9,077</text:p>
          </table:table-cell>
          <table:table-cell office:value-type="float" office:value="9.91" table:style-name="ce37">
            <text:p>9.91</text:p>
          </table:table-cell>
          <table:table-cell office:value-type="float" office:value="11359" table:style-name="ce36">
            <text:p>11,359</text:p>
          </table:table-cell>
          <table:table-cell office:value-type="float" office:value="6947" table:style-name="ce36">
            <text:p>6,947</text:p>
          </table:table-cell>
          <table:table-cell office:value-type="float" office:value="4412" table:style-name="ce36">
            <text:p>4,412</text:p>
          </table:table-cell>
          <table:table-cell office:value-type="float" office:value="5.95" table:style-name="ce37">
            <text:p>5.95</text:p>
          </table:table-cell>
          <table:table-cell office:value-type="float" office:value="7549" table:style-name="ce38">
            <text:p><text:s text:c="3"/>7,549</text:p>
          </table:table-cell>
          <table:table-cell office:value-type="float" office:value="3.96" table:style-name="ce37">
            <text:p>3.96</text:p>
          </table:table-cell>
          <table:table-cell office:value-type="float" office:value="7924" table:style-name="ce36">
            <text:p>7,924</text:p>
          </table:table-cell>
          <table:table-cell office:value-type="float" office:value="4.1500000000000004" table:style-name="ce37">
            <text:p>4.15</text:p>
          </table:table-cell>
          <table:table-cell office:value-type="float" office:value="4530" table:style-name="ce36">
            <text:p>4,530</text:p>
          </table:table-cell>
          <table:table-cell office:value-type="float" office:value="2.37" table:style-name="ce37">
            <text:p>2.37</text:p>
          </table:table-cell>
          <table:table-cell office:value-type="float" office:value="94126" table:style-name="ce36">
            <text:p>94,126</text:p>
          </table:table-cell>
          <table:table-cell office:value-type="float" office:value="95446" table:style-name="ce36">
            <text:p>95,446</text:p>
          </table:table-cell>
          <table:table-cell office:value-type="float" office:value="525539" table:style-name="ce39">
            <text:p>525,53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10 月</text:p>
          </table:table-cell>
          <table:covered-table-cell/>
          <table:table-cell office:value-type="float" office:value="8172681" table:style-name="ce36">
            <text:p>8,172,681</text:p>
          </table:table-cell>
          <table:table-cell office:value-type="float" office:value="23293593" table:style-name="ce36">
            <text:p>23,293,593</text:p>
          </table:table-cell>
          <table:table-cell office:value-type="float" office:value="11665126" table:style-name="ce36">
            <text:p>11,665,126</text:p>
          </table:table-cell>
          <table:table-cell office:value-type="float" office:value="11628467" table:style-name="ce36">
            <text:p>11,628,467</text:p>
          </table:table-cell>
          <table:table-cell office:value-type="float" office:value="23398" table:style-name="ce36">
            <text:p>23,398</text:p>
          </table:table-cell>
          <table:table-cell office:value-type="float" office:value="12163" table:style-name="ce36">
            <text:p>12,163</text:p>
          </table:table-cell>
          <table:table-cell office:value-type="float" office:value="11235" table:style-name="ce36">
            <text:p>11,235</text:p>
          </table:table-cell>
          <table:table-cell office:value-type="float" office:value="11.86" table:style-name="ce37">
            <text:p>11.86</text:p>
          </table:table-cell>
          <table:table-cell office:value-type="float" office:value="13107" table:style-name="ce36">
            <text:p>13,107</text:p>
          </table:table-cell>
          <table:table-cell office:value-type="float" office:value="7860" table:style-name="ce36">
            <text:p>7,860</text:p>
          </table:table-cell>
          <table:table-cell office:value-type="float" office:value="5247" table:style-name="ce36">
            <text:p>5,247</text:p>
          </table:table-cell>
          <table:table-cell office:value-type="float" office:value="6.64" table:style-name="ce37">
            <text:p>6.64</text:p>
          </table:table-cell>
          <table:table-cell office:value-type="float" office:value="10291" table:style-name="ce38">
            <text:p><text:s text:c="3"/>10,291</text:p>
          </table:table-cell>
          <table:table-cell office:value-type="float" office:value="5.22" table:style-name="ce37">
            <text:p>5.22</text:p>
          </table:table-cell>
          <table:table-cell office:value-type="float" office:value="13797" table:style-name="ce36">
            <text:p>13,797</text:p>
          </table:table-cell>
          <table:table-cell office:value-type="float" office:value="6.99" table:style-name="ce37">
            <text:p>6.99</text:p>
          </table:table-cell>
          <table:table-cell office:value-type="float" office:value="5102" table:style-name="ce36">
            <text:p>5,102</text:p>
          </table:table-cell>
          <table:table-cell office:value-type="float" office:value="2.59" table:style-name="ce37">
            <text:p>2.59</text:p>
          </table:table-cell>
          <table:table-cell office:value-type="float" office:value="84014" table:style-name="ce36">
            <text:p>84,014</text:p>
          </table:table-cell>
          <table:table-cell office:value-type="float" office:value="83382" table:style-name="ce36">
            <text:p>83,382</text:p>
          </table:table-cell>
          <table:table-cell office:value-type="float" office:value="526148" table:style-name="ce39">
            <text:p>526,14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3">
            <text:p>11 月</text:p>
          </table:table-cell>
          <table:covered-table-cell/>
          <table:table-cell office:value-type="float" office:value="8179429" table:style-name="ce36">
            <text:p>8,179,429</text:p>
          </table:table-cell>
          <table:table-cell office:value-type="float" office:value="23305021" table:style-name="ce36">
            <text:p>23,305,021</text:p>
          </table:table-cell>
          <table:table-cell office:value-type="float" office:value="11669309" table:style-name="ce36">
            <text:p>11,669,309</text:p>
          </table:table-cell>
          <table:table-cell office:value-type="float" office:value="11635712" table:style-name="ce36">
            <text:p>11,635,712</text:p>
          </table:table-cell>
          <table:table-cell office:value-type="float" office:value="21953" table:style-name="ce36">
            <text:p>21,953</text:p>
          </table:table-cell>
          <table:table-cell office:value-type="float" office:value="11425" table:style-name="ce36">
            <text:p>11,425</text:p>
          </table:table-cell>
          <table:table-cell office:value-type="float" office:value="10528" table:style-name="ce36">
            <text:p>10,528</text:p>
          </table:table-cell>
          <table:table-cell office:value-type="float" office:value="11.5" table:style-name="ce37">
            <text:p>11.50</text:p>
          </table:table-cell>
          <table:table-cell office:value-type="float" office:value="12086" table:style-name="ce36">
            <text:p>12,086</text:p>
          </table:table-cell>
          <table:table-cell office:value-type="float" office:value="7387" table:style-name="ce36">
            <text:p>7,387</text:p>
          </table:table-cell>
          <table:table-cell office:value-type="float" office:value="4699" table:style-name="ce36">
            <text:p>4,699</text:p>
          </table:table-cell>
          <table:table-cell office:value-type="float" office:value="6.33" table:style-name="ce37">
            <text:p>6.33</text:p>
          </table:table-cell>
          <table:table-cell office:value-type="float" office:value="9867" table:style-name="ce38">
            <text:p><text:s text:c="3"/>9,867</text:p>
          </table:table-cell>
          <table:table-cell office:value-type="float" office:value="5.17" table:style-name="ce37">
            <text:p>5.17</text:p>
          </table:table-cell>
          <table:table-cell office:value-type="float" office:value="15280" table:style-name="ce36">
            <text:p>15,280</text:p>
          </table:table-cell>
          <table:table-cell office:value-type="float" office:value="8" table:style-name="ce37">
            <text:p>8.00</text:p>
          </table:table-cell>
          <table:table-cell office:value-type="float" office:value="4499" table:style-name="ce36">
            <text:p>4,499</text:p>
          </table:table-cell>
          <table:table-cell office:value-type="float" office:value="2.36" table:style-name="ce37">
            <text:p>2.36</text:p>
          </table:table-cell>
          <table:table-cell office:value-type="float" office:value="78779" table:style-name="ce36">
            <text:p>78,779</text:p>
          </table:table-cell>
          <table:table-cell office:value-type="float" office:value="77218" table:style-name="ce36">
            <text:p>77,218</text:p>
          </table:table-cell>
          <table:table-cell office:value-type="float" office:value="526720" table:style-name="ce39">
            <text:p>526,720</text:p>
          </table:table-cell>
          <table:table-cell table:number-columns-repeated="16361" table:style-name="ce29"/>
        </table:table-row>
        <table:table-row table:style-name="ro9" table:visibility="collapse">
          <table:table-cell office:value-type="string" table:number-columns-spanned="2" table:number-rows-spanned="1" table:style-name="ce203">
            <text:p>12 月</text:p>
          </table:table-cell>
          <table:covered-table-cell/>
          <table:table-cell office:value-type="float" office:value="8186432" table:style-name="ce36">
            <text:p>8,186,432</text:p>
          </table:table-cell>
          <table:table-cell office:value-type="float" office:value="23315822" table:style-name="ce36">
            <text:p>23,315,822</text:p>
          </table:table-cell>
          <table:table-cell office:value-type="float" office:value="11673319" table:style-name="ce36">
            <text:p>11,673,319</text:p>
          </table:table-cell>
          <table:table-cell office:value-type="float" office:value="11642503" table:style-name="ce36">
            <text:p>11,642,503</text:p>
          </table:table-cell>
          <table:table-cell office:value-type="float" office:value="21202" table:style-name="ce36">
            <text:p>21,202</text:p>
          </table:table-cell>
          <table:table-cell office:value-type="float" office:value="10861" table:style-name="ce36">
            <text:p>10,861</text:p>
          </table:table-cell>
          <table:table-cell office:value-type="float" office:value="10341" table:style-name="ce36">
            <text:p>10,341</text:p>
          </table:table-cell>
          <table:table-cell office:value-type="float" office:value="10.74" table:style-name="ce37">
            <text:p>10.74</text:p>
          </table:table-cell>
          <table:table-cell office:value-type="float" office:value="11843" table:style-name="ce36">
            <text:p>11,843</text:p>
          </table:table-cell>
          <table:table-cell office:value-type="float" office:value="7247" table:style-name="ce36">
            <text:p>7,247</text:p>
          </table:table-cell>
          <table:table-cell office:value-type="float" office:value="4596" table:style-name="ce36">
            <text:p>4,596</text:p>
          </table:table-cell>
          <table:table-cell office:value-type="float" office:value="6" table:style-name="ce37">
            <text:p>6.00</text:p>
          </table:table-cell>
          <table:table-cell office:value-type="float" office:value="9359" table:style-name="ce38">
            <text:p><text:s text:c="3"/>9,359</text:p>
          </table:table-cell>
          <table:table-cell office:value-type="float" office:value="4.74" table:style-name="ce37">
            <text:p>4.74</text:p>
          </table:table-cell>
          <table:table-cell office:value-type="float" office:value="15301" table:style-name="ce36">
            <text:p>15,301</text:p>
          </table:table-cell>
          <table:table-cell office:value-type="float" office:value="7.75" table:style-name="ce37">
            <text:p>7.75</text:p>
          </table:table-cell>
          <table:table-cell office:value-type="float" office:value="4054" table:style-name="ce36">
            <text:p>4,054</text:p>
          </table:table-cell>
          <table:table-cell office:value-type="float" office:value="2.0499999999999998" table:style-name="ce37">
            <text:p>2.05</text:p>
          </table:table-cell>
          <table:table-cell office:value-type="float" office:value="78245" table:style-name="ce36">
            <text:p>78,245</text:p>
          </table:table-cell>
          <table:table-cell office:value-type="float" office:value="76803" table:style-name="ce36">
            <text:p>76,803</text:p>
          </table:table-cell>
          <table:table-cell office:value-type="float" office:value="527250" table:style-name="ce39">
            <text:p>527,250</text:p>
          </table:table-cell>
          <table:table-cell table:number-columns-repeated="16361" table:style-name="ce29"/>
        </table:table-row>
        <table:table-row table:style-name="ro10">
          <table:table-cell office:value-type="string" table:number-columns-spanned="2" table:number-rows-spanned="1" table:style-name="ce235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2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2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2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2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2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8">
            <text:p>533,601</text:p>
          </table:table-cell>
          <table:table-cell table:number-columns-repeated="16361" table:style-name="ce27"/>
        </table:table-row>
        <table:table-row table:style-name="ro11">
          <table:table-cell office:value-type="string" table:number-columns-spanned="2" table:number-rows-spanned="1" table:style-name="ce203">
            <text:p>1 月</text:p>
          </table:table-cell>
          <table:covered-table-cell/>
          <table:table-cell office:value-type="float" office:value="8192452" table:style-name="ce36">
            <text:p>8,192,452</text:p>
          </table:table-cell>
          <table:table-cell office:value-type="float" office:value="23324092" table:style-name="ce36">
            <text:p>23,324,092</text:p>
          </table:table-cell>
          <table:table-cell office:value-type="float" office:value="11675658" table:style-name="ce36">
            <text:p>11,675,658</text:p>
          </table:table-cell>
          <table:table-cell office:value-type="float" office:value="11648434" table:style-name="ce36">
            <text:p>11,648,434</text:p>
          </table:table-cell>
          <table:table-cell office:value-type="float" office:value="21982" table:style-name="ce36">
            <text:p>21,982</text:p>
          </table:table-cell>
          <table:table-cell office:value-type="float" office:value="11336" table:style-name="ce36">
            <text:p>11,336</text:p>
          </table:table-cell>
          <table:table-cell office:value-type="float" office:value="10646" table:style-name="ce36">
            <text:p>10,646</text:p>
          </table:table-cell>
          <table:table-cell office:value-type="float" office:value="11.1" table:style-name="ce37">
            <text:p>11.10</text:p>
          </table:table-cell>
          <table:table-cell office:value-type="float" office:value="15352" table:style-name="ce36">
            <text:p>15,352</text:p>
          </table:table-cell>
          <table:table-cell office:value-type="float" office:value="9318" table:style-name="ce36">
            <text:p>9,318</text:p>
          </table:table-cell>
          <table:table-cell office:value-type="float" office:value="6034" table:style-name="ce36">
            <text:p>6,034</text:p>
          </table:table-cell>
          <table:table-cell office:value-type="float" office:value="7.75" table:style-name="ce37">
            <text:p>7.75</text:p>
          </table:table-cell>
          <table:table-cell office:value-type="float" office:value="6630" table:style-name="ce38">
            <text:p><text:s text:c="3"/>6,630</text:p>
          </table:table-cell>
          <table:table-cell office:value-type="float" office:value="3.35" table:style-name="ce37">
            <text:p>3.35</text:p>
          </table:table-cell>
          <table:table-cell office:value-type="float" office:value="17258" table:style-name="ce36">
            <text:p>17,258</text:p>
          </table:table-cell>
          <table:table-cell office:value-type="float" office:value="8.7100000000000009" table:style-name="ce37">
            <text:p>8.71</text:p>
          </table:table-cell>
          <table:table-cell office:value-type="float" office:value="4266" table:style-name="ce36">
            <text:p>4,266</text:p>
          </table:table-cell>
          <table:table-cell office:value-type="float" office:value="2.15" table:style-name="ce37">
            <text:p>2.15</text:p>
          </table:table-cell>
          <table:table-cell office:value-type="float" office:value="87345" table:style-name="ce36">
            <text:p>87,345</text:p>
          </table:table-cell>
          <table:table-cell office:value-type="float" office:value="85705" table:style-name="ce36">
            <text:p>85,705</text:p>
          </table:table-cell>
          <table:table-cell office:value-type="float" office:value="527767" table:style-name="ce39">
            <text:p>527,767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2 月</text:p>
          </table:table-cell>
          <table:covered-table-cell/>
          <table:table-cell office:value-type="float" office:value="8196168" table:style-name="ce36">
            <text:p>8,196,168</text:p>
          </table:table-cell>
          <table:table-cell office:value-type="float" office:value="23328602" table:style-name="ce36">
            <text:p>23,328,602</text:p>
          </table:table-cell>
          <table:table-cell office:value-type="float" office:value="11676654" table:style-name="ce36">
            <text:p>11,676,654</text:p>
          </table:table-cell>
          <table:table-cell office:value-type="float" office:value="11651948" table:style-name="ce36">
            <text:p>11,651,948</text:p>
          </table:table-cell>
          <table:table-cell office:value-type="float" office:value="15666" table:style-name="ce36">
            <text:p>15,666</text:p>
          </table:table-cell>
          <table:table-cell office:value-type="float" office:value="8071" table:style-name="ce36">
            <text:p>8,071</text:p>
          </table:table-cell>
          <table:table-cell office:value-type="float" office:value="7595" table:style-name="ce36">
            <text:p>7,595</text:p>
          </table:table-cell>
          <table:table-cell office:value-type="float" office:value="8.75" table:style-name="ce37">
            <text:p>8.75</text:p>
          </table:table-cell>
          <table:table-cell office:value-type="float" office:value="11838" table:style-name="ce36">
            <text:p>11,838</text:p>
          </table:table-cell>
          <table:table-cell office:value-type="float" office:value="7228" table:style-name="ce36">
            <text:p>7,228</text:p>
          </table:table-cell>
          <table:table-cell office:value-type="float" office:value="4610" table:style-name="ce36">
            <text:p>4,610</text:p>
          </table:table-cell>
          <table:table-cell office:value-type="float" office:value="6.62" table:style-name="ce37">
            <text:p>6.62</text:p>
          </table:table-cell>
          <table:table-cell office:value-type="float" office:value="3828" table:style-name="ce38">
            <text:p><text:s text:c="3"/>3,828</text:p>
          </table:table-cell>
          <table:table-cell office:value-type="float" office:value="2.14" table:style-name="ce37">
            <text:p>2.14</text:p>
          </table:table-cell>
          <table:table-cell office:value-type="float" office:value="7774" table:style-name="ce36">
            <text:p>7,774</text:p>
          </table:table-cell>
          <table:table-cell office:value-type="float" office:value="4.34" table:style-name="ce37">
            <text:p>4.34</text:p>
          </table:table-cell>
          <table:table-cell office:value-type="float" office:value="3282" table:style-name="ce36">
            <text:p>3,282</text:p>
          </table:table-cell>
          <table:table-cell office:value-type="float" office:value="1.83" table:style-name="ce37">
            <text:p>1.83</text:p>
          </table:table-cell>
          <table:table-cell office:value-type="float" office:value="66522" table:style-name="ce36">
            <text:p>66,522</text:p>
          </table:table-cell>
          <table:table-cell office:value-type="float" office:value="65840" table:style-name="ce36">
            <text:p>65,840</text:p>
          </table:table-cell>
          <table:table-cell office:value-type="float" office:value="528232" table:style-name="ce39">
            <text:p>528,232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3 月</text:p>
          </table:table-cell>
          <table:covered-table-cell/>
          <table:table-cell office:value-type="float" office:value="8203875" table:style-name="ce36">
            <text:p>8,203,875</text:p>
          </table:table-cell>
          <table:table-cell office:value-type="float" office:value="23332705" table:style-name="ce36">
            <text:p>23,332,705</text:p>
          </table:table-cell>
          <table:table-cell office:value-type="float" office:value="11677142" table:style-name="ce36">
            <text:p>11,677,142</text:p>
          </table:table-cell>
          <table:table-cell office:value-type="float" office:value="11655563" table:style-name="ce36">
            <text:p>11,655,563</text:p>
          </table:table-cell>
          <table:table-cell office:value-type="float" office:value="16880" table:style-name="ce36">
            <text:p>16,880</text:p>
          </table:table-cell>
          <table:table-cell office:value-type="float" office:value="8684" table:style-name="ce36">
            <text:p>8,684</text:p>
          </table:table-cell>
          <table:table-cell office:value-type="float" office:value="8196" table:style-name="ce36">
            <text:p>8,196</text:p>
          </table:table-cell>
          <table:table-cell office:value-type="float" office:value="8.52" table:style-name="ce37">
            <text:p>8.52</text:p>
          </table:table-cell>
          <table:table-cell office:value-type="float" office:value="13708" table:style-name="ce36">
            <text:p>13,708</text:p>
          </table:table-cell>
          <table:table-cell office:value-type="float" office:value="8242" table:style-name="ce36">
            <text:p>8,242</text:p>
          </table:table-cell>
          <table:table-cell office:value-type="float" office:value="5466" table:style-name="ce36">
            <text:p>5,466</text:p>
          </table:table-cell>
          <table:table-cell office:value-type="float" office:value="6.92" table:style-name="ce37">
            <text:p>6.92</text:p>
          </table:table-cell>
          <table:table-cell office:value-type="float" office:value="3172" table:style-name="ce38">
            <text:p><text:s text:c="3"/>3,172</text:p>
          </table:table-cell>
          <table:table-cell office:value-type="float" office:value="1.6" table:style-name="ce37">
            <text:p>1.60</text:p>
          </table:table-cell>
          <table:table-cell office:value-type="float" office:value="13562" table:style-name="ce36">
            <text:p>13,562</text:p>
          </table:table-cell>
          <table:table-cell office:value-type="float" office:value="6.84" table:style-name="ce37">
            <text:p>6.84</text:p>
          </table:table-cell>
          <table:table-cell office:value-type="float" office:value="4587" table:style-name="ce36">
            <text:p>4,587</text:p>
          </table:table-cell>
          <table:table-cell office:value-type="float" office:value="2.31" table:style-name="ce37">
            <text:p>2.31</text:p>
          </table:table-cell>
          <table:table-cell office:value-type="float" office:value="95224" table:style-name="ce36">
            <text:p>95,224</text:p>
          </table:table-cell>
          <table:table-cell office:value-type="float" office:value="94293" table:style-name="ce36">
            <text:p>94,293</text:p>
          </table:table-cell>
          <table:table-cell office:value-type="float" office:value="528799" table:style-name="ce39">
            <text:p>528,799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4 月</text:p>
          </table:table-cell>
          <table:covered-table-cell/>
          <table:table-cell office:value-type="float" office:value="8210846" table:style-name="ce36">
            <text:p>8,210,846</text:p>
          </table:table-cell>
          <table:table-cell office:value-type="float" office:value="23335580" table:style-name="ce36">
            <text:p>23,335,580</text:p>
          </table:table-cell>
          <table:table-cell office:value-type="float" office:value="11677390" table:style-name="ce36">
            <text:p>11,677,390</text:p>
          </table:table-cell>
          <table:table-cell office:value-type="float" office:value="11658190" table:style-name="ce36">
            <text:p>11,658,190</text:p>
          </table:table-cell>
          <table:table-cell office:value-type="float" office:value="15506" table:style-name="ce36">
            <text:p>15,506</text:p>
          </table:table-cell>
          <table:table-cell office:value-type="float" office:value="8160" table:style-name="ce36">
            <text:p>8,160</text:p>
          </table:table-cell>
          <table:table-cell office:value-type="float" office:value="7346" table:style-name="ce36">
            <text:p>7,346</text:p>
          </table:table-cell>
          <table:table-cell office:value-type="float" office:value="8.08" table:style-name="ce37">
            <text:p>8.08</text:p>
          </table:table-cell>
          <table:table-cell office:value-type="float" office:value="13176" table:style-name="ce36">
            <text:p>13,176</text:p>
          </table:table-cell>
          <table:table-cell office:value-type="float" office:value="8051" table:style-name="ce36">
            <text:p>8,051</text:p>
          </table:table-cell>
          <table:table-cell office:value-type="float" office:value="5125" table:style-name="ce36">
            <text:p>5,125</text:p>
          </table:table-cell>
          <table:table-cell office:value-type="float" office:value="6.87" table:style-name="ce37">
            <text:p>6.87</text:p>
          </table:table-cell>
          <table:table-cell office:value-type="float" office:value="2330" table:style-name="ce38">
            <text:p><text:s text:c="3"/>2,330</text:p>
          </table:table-cell>
          <table:table-cell office:value-type="float" office:value="1.21" table:style-name="ce37">
            <text:p>1.21</text:p>
          </table:table-cell>
          <table:table-cell office:value-type="float" office:value="10335" table:style-name="ce36">
            <text:p>10,335</text:p>
          </table:table-cell>
          <table:table-cell office:value-type="float" office:value="5.39" table:style-name="ce37">
            <text:p>5.39</text:p>
          </table:table-cell>
          <table:table-cell office:value-type="float" office:value="4326" table:style-name="ce36">
            <text:p>4,326</text:p>
          </table:table-cell>
          <table:table-cell office:value-type="float" office:value="2.2599999999999998" table:style-name="ce37">
            <text:p>2.26</text:p>
          </table:table-cell>
          <table:table-cell office:value-type="float" office:value="89296" table:style-name="ce36">
            <text:p>89,296</text:p>
          </table:table-cell>
          <table:table-cell office:value-type="float" office:value="88751" table:style-name="ce36">
            <text:p>88,751</text:p>
          </table:table-cell>
          <table:table-cell office:value-type="float" office:value="529281" table:style-name="ce39">
            <text:p>529,281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5 月</text:p>
          </table:table-cell>
          <table:covered-table-cell/>
          <table:table-cell office:value-type="float" office:value="8221727" table:style-name="ce36">
            <text:p>8,221,727</text:p>
          </table:table-cell>
          <table:table-cell office:value-type="float" office:value="23340136" table:style-name="ce36">
            <text:p>23,340,136</text:p>
          </table:table-cell>
          <table:table-cell office:value-type="float" office:value="11678151" table:style-name="ce36">
            <text:p>11,678,151</text:p>
          </table:table-cell>
          <table:table-cell office:value-type="float" office:value="11661985" table:style-name="ce36">
            <text:p>11,661,985</text:p>
          </table:table-cell>
          <table:table-cell office:value-type="float" office:value="16223" table:style-name="ce36">
            <text:p>16,223</text:p>
          </table:table-cell>
          <table:table-cell office:value-type="float" office:value="8519" table:style-name="ce36">
            <text:p>8,519</text:p>
          </table:table-cell>
          <table:table-cell office:value-type="float" office:value="7704" table:style-name="ce36">
            <text:p>7,704</text:p>
          </table:table-cell>
          <table:table-cell office:value-type="float" office:value="8.18" table:style-name="ce37">
            <text:p>8.18</text:p>
          </table:table-cell>
          <table:table-cell office:value-type="float" office:value="12973" table:style-name="ce36">
            <text:p>12,973</text:p>
          </table:table-cell>
          <table:table-cell office:value-type="float" office:value="7865" table:style-name="ce36">
            <text:p>7,865</text:p>
          </table:table-cell>
          <table:table-cell office:value-type="float" office:value="5108" table:style-name="ce36">
            <text:p>5,108</text:p>
          </table:table-cell>
          <table:table-cell office:value-type="float" office:value="6.55" table:style-name="ce37">
            <text:p>6.55</text:p>
          </table:table-cell>
          <table:table-cell office:value-type="float" office:value="3250" table:style-name="ce38">
            <text:p><text:s text:c="3"/>3,250</text:p>
          </table:table-cell>
          <table:table-cell office:value-type="float" office:value="1.64" table:style-name="ce37">
            <text:p>1.64</text:p>
          </table:table-cell>
          <table:table-cell office:value-type="float" office:value="16023" table:style-name="ce36">
            <text:p>16,023</text:p>
          </table:table-cell>
          <table:table-cell office:value-type="float" office:value="8.08" table:style-name="ce37">
            <text:p>8.08</text:p>
          </table:table-cell>
          <table:table-cell office:value-type="float" office:value="4801" table:style-name="ce36">
            <text:p>4,801</text:p>
          </table:table-cell>
          <table:table-cell office:value-type="float" office:value="2.42" table:style-name="ce37">
            <text:p>2.42</text:p>
          </table:table-cell>
          <table:table-cell office:value-type="float" office:value="103755" table:style-name="ce36">
            <text:p>103,755</text:p>
          </table:table-cell>
          <table:table-cell office:value-type="float" office:value="102449" table:style-name="ce36">
            <text:p>102,449</text:p>
          </table:table-cell>
          <table:table-cell office:value-type="float" office:value="529784" table:style-name="ce39">
            <text:p>529,784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6 月</text:p>
          </table:table-cell>
          <table:covered-table-cell/>
          <table:table-cell office:value-type="float" office:value="8230064" table:style-name="ce36">
            <text:p>8,230,064</text:p>
          </table:table-cell>
          <table:table-cell office:value-type="float" office:value="23344213" table:style-name="ce36">
            <text:p>23,344,213</text:p>
          </table:table-cell>
          <table:table-cell office:value-type="float" office:value="11678859" table:style-name="ce36">
            <text:p>11,678,859</text:p>
          </table:table-cell>
          <table:table-cell office:value-type="float" office:value="11665354" table:style-name="ce36">
            <text:p>11,665,354</text:p>
          </table:table-cell>
          <table:table-cell office:value-type="float" office:value="13963" table:style-name="ce36">
            <text:p>13,963</text:p>
          </table:table-cell>
          <table:table-cell office:value-type="float" office:value="7211" table:style-name="ce36">
            <text:p>7,211</text:p>
          </table:table-cell>
          <table:table-cell office:value-type="float" office:value="6752" table:style-name="ce36">
            <text:p>6,752</text:p>
          </table:table-cell>
          <table:table-cell office:value-type="float" office:value="7.28" table:style-name="ce37">
            <text:p>7.28</text:p>
          </table:table-cell>
          <table:table-cell office:value-type="float" office:value="11499" table:style-name="ce36">
            <text:p>11,499</text:p>
          </table:table-cell>
          <table:table-cell office:value-type="float" office:value="6928" table:style-name="ce36">
            <text:p>6,928</text:p>
          </table:table-cell>
          <table:table-cell office:value-type="float" office:value="4571" table:style-name="ce36">
            <text:p>4,571</text:p>
          </table:table-cell>
          <table:table-cell office:value-type="float" office:value="5.99" table:style-name="ce37">
            <text:p>5.99</text:p>
          </table:table-cell>
          <table:table-cell office:value-type="float" office:value="2464" table:style-name="ce38">
            <text:p><text:s text:c="3"/>2,464</text:p>
          </table:table-cell>
          <table:table-cell office:value-type="float" office:value="1.28" table:style-name="ce37">
            <text:p>1.28</text:p>
          </table:table-cell>
          <table:table-cell office:value-type="float" office:value="8776" table:style-name="ce36">
            <text:p>8,776</text:p>
          </table:table-cell>
          <table:table-cell office:value-type="float" office:value="4.57" table:style-name="ce37">
            <text:p>4.57</text:p>
          </table:table-cell>
          <table:table-cell office:value-type="float" office:value="4470" table:style-name="ce36">
            <text:p>4,470</text:p>
          </table:table-cell>
          <table:table-cell office:value-type="float" office:value="2.33" table:style-name="ce37">
            <text:p>2.33</text:p>
          </table:table-cell>
          <table:table-cell office:value-type="float" office:value="87265" table:style-name="ce36">
            <text:p>87,265</text:p>
          </table:table-cell>
          <table:table-cell office:value-type="float" office:value="85652" table:style-name="ce36">
            <text:p>85,652</text:p>
          </table:table-cell>
          <table:table-cell office:value-type="float" office:value="530277" table:style-name="ce39">
            <text:p>530,277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7 月</text:p>
          </table:table-cell>
          <table:covered-table-cell/>
          <table:table-cell office:value-type="float" office:value="8240217" table:style-name="ce36">
            <text:p>8,240,217</text:p>
          </table:table-cell>
          <table:table-cell office:value-type="float" office:value="23349724" table:style-name="ce36">
            <text:p>23,349,724</text:p>
          </table:table-cell>
          <table:table-cell office:value-type="float" office:value="11680017" table:style-name="ce36">
            <text:p>11,680,017</text:p>
          </table:table-cell>
          <table:table-cell office:value-type="float" office:value="11669707" table:style-name="ce36">
            <text:p>11,669,707</text:p>
          </table:table-cell>
          <table:table-cell office:value-type="float" office:value="16221" table:style-name="ce36">
            <text:p>16,221</text:p>
          </table:table-cell>
          <table:table-cell office:value-type="float" office:value="8445" table:style-name="ce36">
            <text:p>8,445</text:p>
          </table:table-cell>
          <table:table-cell office:value-type="float" office:value="7776" table:style-name="ce36">
            <text:p>7,776</text:p>
          </table:table-cell>
          <table:table-cell office:value-type="float" office:value="8.18" table:style-name="ce37">
            <text:p>8.18</text:p>
          </table:table-cell>
          <table:table-cell office:value-type="float" office:value="13618" table:style-name="ce36">
            <text:p>13,618</text:p>
          </table:table-cell>
          <table:table-cell office:value-type="float" office:value="8194" table:style-name="ce36">
            <text:p>8,194</text:p>
          </table:table-cell>
          <table:table-cell office:value-type="float" office:value="5424" table:style-name="ce36">
            <text:p>5,424</text:p>
          </table:table-cell>
          <table:table-cell office:value-type="float" office:value="6.87" table:style-name="ce37">
            <text:p>6.87</text:p>
          </table:table-cell>
          <table:table-cell office:value-type="float" office:value="2603" table:style-name="ce38">
            <text:p><text:s text:c="3"/>2,603</text:p>
          </table:table-cell>
          <table:table-cell office:value-type="float" office:value="1.31" table:style-name="ce37">
            <text:p>1.31</text:p>
          </table:table-cell>
          <table:table-cell office:value-type="float" office:value="11263" table:style-name="ce36">
            <text:p>11,263</text:p>
          </table:table-cell>
          <table:table-cell office:value-type="float" office:value="5.68" table:style-name="ce37">
            <text:p>5.68</text:p>
          </table:table-cell>
          <table:table-cell office:value-type="float" office:value="5024" table:style-name="ce36">
            <text:p>5,024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4068" table:style-name="ce36">
            <text:p>104,068</text:p>
          </table:table-cell>
          <table:table-cell office:value-type="float" office:value="101160" table:style-name="ce36">
            <text:p>101,160</text:p>
          </table:table-cell>
          <table:table-cell office:value-type="float" office:value="530756" table:style-name="ce39">
            <text:p>530,756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8 月</text:p>
          </table:table-cell>
          <table:covered-table-cell/>
          <table:table-cell office:value-type="float" office:value="8253520" table:style-name="ce36">
            <text:p>8,253,520</text:p>
          </table:table-cell>
          <table:table-cell office:value-type="float" office:value="23354061" table:style-name="ce36">
            <text:p>23,354,061</text:p>
          </table:table-cell>
          <table:table-cell office:value-type="float" office:value="11680706" table:style-name="ce36">
            <text:p>11,680,706</text:p>
          </table:table-cell>
          <table:table-cell office:value-type="float" office:value="11673355" table:style-name="ce36">
            <text:p>11,673,355</text:p>
          </table:table-cell>
          <table:table-cell office:value-type="float" office:value="15318" table:style-name="ce36">
            <text:p>15,318</text:p>
          </table:table-cell>
          <table:table-cell office:value-type="float" office:value="7879" table:style-name="ce36">
            <text:p>7,879</text:p>
          </table:table-cell>
          <table:table-cell office:value-type="float" office:value="7439" table:style-name="ce36">
            <text:p>7,439</text:p>
          </table:table-cell>
          <table:table-cell office:value-type="float" office:value="7.72" table:style-name="ce37">
            <text:p>7.72</text:p>
          </table:table-cell>
          <table:table-cell office:value-type="float" office:value="12063" table:style-name="ce36">
            <text:p>12,063</text:p>
          </table:table-cell>
          <table:table-cell office:value-type="float" office:value="7324" table:style-name="ce36">
            <text:p>7,324</text:p>
          </table:table-cell>
          <table:table-cell office:value-type="float" office:value="4739" table:style-name="ce36">
            <text:p>4,739</text:p>
          </table:table-cell>
          <table:table-cell office:value-type="float" office:value="6.08" table:style-name="ce37">
            <text:p>6.08</text:p>
          </table:table-cell>
          <table:table-cell office:value-type="float" office:value="3255" table:style-name="ce38">
            <text:p><text:s text:c="3"/>3,255</text:p>
          </table:table-cell>
          <table:table-cell office:value-type="float" office:value="1.64" table:style-name="ce37">
            <text:p>1.64</text:p>
          </table:table-cell>
          <table:table-cell office:value-type="float" office:value="5815" table:style-name="ce36">
            <text:p>5,815</text:p>
          </table:table-cell>
          <table:table-cell office:value-type="float" office:value="2.93" table:style-name="ce37">
            <text:p>2.93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1200" table:style-name="ce36">
            <text:p>101,200</text:p>
          </table:table-cell>
          <table:table-cell office:value-type="float" office:value="100118" table:style-name="ce36">
            <text:p>100,118</text:p>
          </table:table-cell>
          <table:table-cell office:value-type="float" office:value="531435" table:style-name="ce39">
            <text:p>531,435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9 月</text:p>
          </table:table-cell>
          <table:covered-table-cell/>
          <table:table-cell office:value-type="float" office:value="8270689" table:style-name="ce36">
            <text:p>8,270,689</text:p>
          </table:table-cell>
          <table:table-cell office:value-type="float" office:value="23356588" table:style-name="ce36">
            <text:p>23,356,588</text:p>
          </table:table-cell>
          <table:table-cell office:value-type="float" office:value="11680729" table:style-name="ce36">
            <text:p>11,680,729</text:p>
          </table:table-cell>
          <table:table-cell office:value-type="float" office:value="11675859" table:style-name="ce36">
            <text:p>11,675,859</text:p>
          </table:table-cell>
          <table:table-cell office:value-type="float" office:value="15750" table:style-name="ce36">
            <text:p>15,750</text:p>
          </table:table-cell>
          <table:table-cell office:value-type="float" office:value="8097" table:style-name="ce36">
            <text:p>8,097</text:p>
          </table:table-cell>
          <table:table-cell office:value-type="float" office:value="7653" table:style-name="ce36">
            <text:p>7,653</text:p>
          </table:table-cell>
          <table:table-cell office:value-type="float" office:value="8.1999999999999993" table:style-name="ce37">
            <text:p>8.20</text:p>
          </table:table-cell>
          <table:table-cell office:value-type="float" office:value="12365" table:style-name="ce36">
            <text:p>12,365</text:p>
          </table:table-cell>
          <table:table-cell office:value-type="float" office:value="7521" table:style-name="ce36">
            <text:p>7,521</text:p>
          </table:table-cell>
          <table:table-cell office:value-type="float" office:value="4844" table:style-name="ce36">
            <text:p>4,844</text:p>
          </table:table-cell>
          <table:table-cell office:value-type="float" office:value="6.44" table:style-name="ce37">
            <text:p>6.44</text:p>
          </table:table-cell>
          <table:table-cell office:value-type="float" office:value="3385" table:style-name="ce38">
            <text:p><text:s text:c="3"/>3,385</text:p>
          </table:table-cell>
          <table:table-cell office:value-type="float" office:value="1.76" table:style-name="ce37">
            <text:p>1.76</text:p>
          </table:table-cell>
          <table:table-cell office:value-type="float" office:value="12758" table:style-name="ce36">
            <text:p>12,758</text:p>
          </table:table-cell>
          <table:table-cell office:value-type="float" office:value="6.65" table:style-name="ce37">
            <text:p>6.65</text:p>
          </table:table-cell>
          <table:table-cell office:value-type="float" office:value="4510" table:style-name="ce36">
            <text:p>4,510</text:p>
          </table:table-cell>
          <table:table-cell office:value-type="float" office:value="2.35" table:style-name="ce37">
            <text:p>2.35</text:p>
          </table:table-cell>
          <table:table-cell office:value-type="float" office:value="99319" table:style-name="ce36">
            <text:p>99,319</text:p>
          </table:table-cell>
          <table:table-cell office:value-type="float" office:value="100177" table:style-name="ce36">
            <text:p>100,177</text:p>
          </table:table-cell>
          <table:table-cell office:value-type="float" office:value="532061" table:style-name="ce39">
            <text:p>532,061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10 月</text:p>
          </table:table-cell>
          <table:covered-table-cell/>
          <table:table-cell office:value-type="float" office:value="8274519" table:style-name="ce36">
            <text:p>8,274,519</text:p>
          </table:table-cell>
          <table:table-cell office:value-type="float" office:value="23361147" table:style-name="ce36">
            <text:p>23,361,147</text:p>
          </table:table-cell>
          <table:table-cell office:value-type="float" office:value="11681448" table:style-name="ce36">
            <text:p>11,681,448</text:p>
          </table:table-cell>
          <table:table-cell office:value-type="float" office:value="11679699" table:style-name="ce36">
            <text:p>11,679,699</text:p>
          </table:table-cell>
          <table:table-cell office:value-type="float" office:value="17521" table:style-name="ce36">
            <text:p>17,521</text:p>
          </table:table-cell>
          <table:table-cell office:value-type="float" office:value="9138" table:style-name="ce36">
            <text:p>9,138</text:p>
          </table:table-cell>
          <table:table-cell office:value-type="float" office:value="8383" table:style-name="ce36">
            <text:p>8,383</text:p>
          </table:table-cell>
          <table:table-cell office:value-type="float" office:value="8.83" table:style-name="ce37">
            <text:p>8.83</text:p>
          </table:table-cell>
          <table:table-cell office:value-type="float" office:value="13253" table:style-name="ce36">
            <text:p>13,253</text:p>
          </table:table-cell>
          <table:table-cell office:value-type="float" office:value="8112" table:style-name="ce36">
            <text:p>8,112</text:p>
          </table:table-cell>
          <table:table-cell office:value-type="float" office:value="5141" table:style-name="ce36">
            <text:p>5,141</text:p>
          </table:table-cell>
          <table:table-cell office:value-type="float" office:value="6.68" table:style-name="ce37">
            <text:p>6.68</text:p>
          </table:table-cell>
          <table:table-cell office:value-type="float" office:value="4268" table:style-name="ce38">
            <text:p><text:s text:c="3"/>4,268</text:p>
          </table:table-cell>
          <table:table-cell office:value-type="float" office:value="2.15" table:style-name="ce37">
            <text:p>2.15</text:p>
          </table:table-cell>
          <table:table-cell office:value-type="float" office:value="13222" table:style-name="ce36">
            <text:p>13,222</text:p>
          </table:table-cell>
          <table:table-cell office:value-type="float" office:value="6.66" table:style-name="ce37">
            <text:p>6.66</text:p>
          </table:table-cell>
          <table:table-cell office:value-type="float" office:value="4933" table:style-name="ce36">
            <text:p>4,933</text:p>
          </table:table-cell>
          <table:table-cell office:value-type="float" office:value="2.4900000000000002" table:style-name="ce37">
            <text:p>2.49</text:p>
          </table:table-cell>
          <table:table-cell office:value-type="float" office:value="84306" table:style-name="ce36">
            <text:p>84,306</text:p>
          </table:table-cell>
          <table:table-cell office:value-type="float" office:value="84015" table:style-name="ce36">
            <text:p>84,015</text:p>
          </table:table-cell>
          <table:table-cell office:value-type="float" office:value="532600" table:style-name="ce39">
            <text:p>532,600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11 月</text:p>
          </table:table-cell>
          <table:covered-table-cell/>
          <table:table-cell office:value-type="float" office:value="8280866" table:style-name="ce36">
            <text:p>8,280,866</text:p>
          </table:table-cell>
          <table:table-cell office:value-type="float" office:value="23367320" table:style-name="ce36">
            <text:p>23,367,320</text:p>
          </table:table-cell>
          <table:table-cell office:value-type="float" office:value="11683187" table:style-name="ce36">
            <text:p>11,683,187</text:p>
          </table:table-cell>
          <table:table-cell office:value-type="float" office:value="11684133" table:style-name="ce36">
            <text:p>11,684,133</text:p>
          </table:table-cell>
          <table:table-cell office:value-type="float" office:value="16632" table:style-name="ce36">
            <text:p>16,632</text:p>
          </table:table-cell>
          <table:table-cell office:value-type="float" office:value="8592" table:style-name="ce36">
            <text:p>8,592</text:p>
          </table:table-cell>
          <table:table-cell office:value-type="float" office:value="8040" table:style-name="ce36">
            <text:p>8,040</text:p>
          </table:table-cell>
          <table:table-cell office:value-type="float" office:value="8.66" table:style-name="ce37">
            <text:p>8.66</text:p>
          </table:table-cell>
          <table:table-cell office:value-type="float" office:value="12218" table:style-name="ce36">
            <text:p>12,218</text:p>
          </table:table-cell>
          <table:table-cell office:value-type="float" office:value="7359" table:style-name="ce36">
            <text:p>7,359</text:p>
          </table:table-cell>
          <table:table-cell office:value-type="float" office:value="4859" table:style-name="ce36">
            <text:p>4,859</text:p>
          </table:table-cell>
          <table:table-cell office:value-type="float" office:value="6.36" table:style-name="ce37">
            <text:p>6.36</text:p>
          </table:table-cell>
          <table:table-cell office:value-type="float" office:value="4414" table:style-name="ce38">
            <text:p><text:s text:c="3"/>4,414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15378" table:style-name="ce36">
            <text:p>15,378</text:p>
          </table:table-cell>
          <table:table-cell office:value-type="float" office:value="8.01" table:style-name="ce37">
            <text:p>8.01</text:p>
          </table:table-cell>
          <table:table-cell office:value-type="float" office:value="4373" table:style-name="ce36">
            <text:p>4,373</text:p>
          </table:table-cell>
          <table:table-cell office:value-type="float" office:value="2.2799999999999998" table:style-name="ce37">
            <text:p>2.28</text:p>
          </table:table-cell>
          <table:table-cell office:value-type="float" office:value="76978" table:style-name="ce36">
            <text:p>76,978</text:p>
          </table:table-cell>
          <table:table-cell office:value-type="float" office:value="75219" table:style-name="ce36">
            <text:p>75,219</text:p>
          </table:table-cell>
          <table:table-cell office:value-type="float" office:value="533139" table:style-name="ce39">
            <text:p>533,139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3">
            <text:p>12 月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7451" table:style-name="ce36">
            <text:p>17,451</text:p>
          </table:table-cell>
          <table:table-cell office:value-type="float" office:value="8988" table:style-name="ce36">
            <text:p>8,988</text:p>
          </table:table-cell>
          <table:table-cell office:value-type="float" office:value="8463" table:style-name="ce36">
            <text:p>8,463</text:p>
          </table:table-cell>
          <table:table-cell office:value-type="float" office:value="8.7899999999999991" table:style-name="ce37">
            <text:p>8.79</text:p>
          </table:table-cell>
          <table:table-cell office:value-type="float" office:value="13845" table:style-name="ce36">
            <text:p>13,845</text:p>
          </table:table-cell>
          <table:table-cell office:value-type="float" office:value="8363" table:style-name="ce36">
            <text:p>8,363</text:p>
          </table:table-cell>
          <table:table-cell office:value-type="float" office:value="5482" table:style-name="ce36">
            <text:p>5,482</text:p>
          </table:table-cell>
          <table:table-cell office:value-type="float" office:value="6.98" table:style-name="ce37">
            <text:p>6.98</text:p>
          </table:table-cell>
          <table:table-cell office:value-type="float" office:value="3606" table:style-name="ce38">
            <text:p><text:s text:c="3"/>3,606</text:p>
          </table:table-cell>
          <table:table-cell office:value-type="float" office:value="1.82" table:style-name="ce37">
            <text:p>1.82</text:p>
          </table:table-cell>
          <table:table-cell office:value-type="float" office:value="15472" table:style-name="ce36">
            <text:p>15,472</text:p>
          </table:table-cell>
          <table:table-cell office:value-type="float" office:value="7.79" table:style-name="ce37">
            <text:p>7.79</text:p>
          </table:table-cell>
          <table:table-cell office:value-type="float" office:value="4391" table:style-name="ce36">
            <text:p>4,391</text:p>
          </table:table-cell>
          <table:table-cell office:value-type="float" office:value="2.21" table:style-name="ce37">
            <text:p>2.21</text:p>
          </table:table-cell>
          <table:table-cell office:value-type="float" office:value="84424" table:style-name="ce36">
            <text:p>84,424</text:p>
          </table:table-cell>
          <table:table-cell office:value-type="float" office:value="81833" table:style-name="ce36">
            <text:p>81,833</text:p>
          </table:table-cell>
          <table:table-cell office:value-type="float" office:value="533601" table:style-name="ce39">
            <text:p>533,601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35">
            <text:p>103年1~8月</text:p>
          </table:table-cell>
          <table:covered-table-cell/>
          <table:table-cell office:value-type="float" office:value="8354235" table:style-name="ce20">
            <text:p>8,354,235</text:p>
          </table:table-cell>
          <table:table-cell office:value-type="float" office:value="23404243" table:style-name="ce20">
            <text:p>23,404,243</text:p>
          </table:table-cell>
          <table:table-cell office:value-type="float" office:value="11688646" table:style-name="ce20">
            <text:p>11,688,646</text:p>
          </table:table-cell>
          <table:table-cell office:value-type="float" office:value="11715597" table:style-name="ce20">
            <text:p>11,715,597</text:p>
          </table:table-cell>
          <table:table-cell office:value-type="float" office:value="132470" table:style-name="ce20">
            <text:p>132,470</text:p>
          </table:table-cell>
          <table:table-cell office:value-type="float" office:value="68604" table:style-name="ce20">
            <text:p>68,604</text:p>
          </table:table-cell>
          <table:table-cell office:value-type="float" office:value="63866" table:style-name="ce20">
            <text:p>63,866</text:p>
          </table:table-cell>
          <table:table-cell office:value-type="float" office:value="8.51" table:style-name="ce32">
            <text:p><text:s text:c="3"/>8.51</text:p>
          </table:table-cell>
          <table:table-cell office:value-type="float" office:value="111201" table:style-name="ce20">
            <text:p>111,201</text:p>
          </table:table-cell>
          <table:table-cell office:value-type="float" office:value="66940" table:style-name="ce20">
            <text:p>66,940</text:p>
          </table:table-cell>
          <table:table-cell office:value-type="float" office:value="44261" table:style-name="ce20">
            <text:p>44,261</text:p>
          </table:table-cell>
          <table:table-cell office:value-type="float" office:value="7.14" table:style-name="ce32">
            <text:p><text:s text:c="3"/>7.14</text:p>
          </table:table-cell>
          <table:table-cell office:value-type="float" office:value="21269" table:style-name="ce20">
            <text:p>21,269</text:p>
          </table:table-cell>
          <table:table-cell office:value-type="float" office:value="1.37" table:style-name="ce32">
            <text:p><text:s text:c="3"/>1.37</text:p>
          </table:table-cell>
          <table:table-cell office:value-type="float" office:value="95225" table:style-name="ce20">
            <text:p>95,225</text:p>
          </table:table-cell>
          <table:table-cell office:value-type="float" office:value="6.12" table:style-name="ce32">
            <text:p><text:s text:c="3"/>6.12</text:p>
          </table:table-cell>
          <table:table-cell office:value-type="float" office:value="35327" table:style-name="ce20">
            <text:p>35,327</text:p>
          </table:table-cell>
          <table:table-cell office:value-type="float" office:value="2.27" table:style-name="ce32">
            <text:p><text:s text:c="3"/>2.27</text:p>
          </table:table-cell>
          <table:table-cell office:value-type="float" office:value="752515" table:style-name="ce20">
            <text:p>752,515</text:p>
          </table:table-cell>
          <table:table-cell office:value-type="float" office:value="743058" table:style-name="ce20">
            <text:p>743,058</text:p>
          </table:table-cell>
          <table:table-cell office:value-type="float" office:value="537766" table:style-name="ce28">
            <text:p>537,766</text:p>
          </table:table-cell>
          <table:table-cell table:number-columns-repeated="16361" table:style-name="ce29"/>
        </table:table-row>
        <table:table-row table:style-name="ro7">
          <table:table-cell office:value-type="string" table:number-columns-spanned="2" table:number-rows-spanned="1" table:style-name="ce203">
            <text:p>1 月</text:p>
          </table:table-cell>
          <table:covered-table-cell/>
          <table:table-cell office:value-type="float" office:value="8290235" table:style-name="ce36">
            <text:p>8,290,235</text:p>
          </table:table-cell>
          <table:table-cell office:value-type="float" office:value="23377515" table:style-name="ce36">
            <text:p>23,377,515</text:p>
          </table:table-cell>
          <table:table-cell office:value-type="float" office:value="11685438" table:style-name="ce36">
            <text:p>11,685,438</text:p>
          </table:table-cell>
          <table:table-cell office:value-type="float" office:value="11692077" table:style-name="ce36">
            <text:p>11,692,077</text:p>
          </table:table-cell>
          <table:table-cell office:value-type="float" office:value="15716" table:style-name="ce36">
            <text:p>15,716</text:p>
          </table:table-cell>
          <table:table-cell office:value-type="float" office:value="8310" table:style-name="ce36">
            <text:p>8,310</text:p>
          </table:table-cell>
          <table:table-cell office:value-type="float" office:value="7406" table:style-name="ce36">
            <text:p>7,406</text:p>
          </table:table-cell>
          <table:table-cell office:value-type="float" office:value="7.92" table:style-name="ce37">
            <text:p>7.92</text:p>
          </table:table-cell>
          <table:table-cell office:value-type="float" office:value="13935" table:style-name="ce36">
            <text:p>13,935</text:p>
          </table:table-cell>
          <table:table-cell office:value-type="float" office:value="8365" table:style-name="ce36">
            <text:p>8,365</text:p>
          </table:table-cell>
          <table:table-cell office:value-type="float" office:value="5570" table:style-name="ce36">
            <text:p>5,570</text:p>
          </table:table-cell>
          <table:table-cell office:value-type="float" office:value="7.02" table:style-name="ce37">
            <text:p>7.02</text:p>
          </table:table-cell>
          <table:table-cell office:value-type="float" office:value="1781" table:style-name="ce38">
            <text:p><text:s text:c="3"/>1,781</text:p>
          </table:table-cell>
          <table:table-cell office:value-type="float" office:value="0.9" table:style-name="ce37">
            <text:p>0.90</text:p>
          </table:table-cell>
          <table:table-cell office:value-type="float" office:value="16455" table:style-name="ce36">
            <text:p>16,455</text:p>
          </table:table-cell>
          <table:table-cell office:value-type="float" office:value="8.2899999999999991" table:style-name="ce37">
            <text:p>8.29</text:p>
          </table:table-cell>
          <table:table-cell office:value-type="float" office:value="3779" table:style-name="ce36">
            <text:p>3,779</text:p>
          </table:table-cell>
          <table:table-cell office:value-type="float" office:value="1.9" table:style-name="ce37">
            <text:p>1.90</text:p>
          </table:table-cell>
          <table:table-cell office:value-type="float" office:value="77521" table:style-name="ce36">
            <text:p>77,521</text:p>
          </table:table-cell>
          <table:table-cell office:value-type="float" office:value="75304" table:style-name="ce36">
            <text:p>75,304</text:p>
          </table:table-cell>
          <table:table-cell office:value-type="float" office:value="534007" table:style-name="ce39">
            <text:p>534,007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2 月</text:p>
          </table:table-cell>
          <table:covered-table-cell/>
          <table:table-cell office:value-type="float" office:value="8293789" table:style-name="ce36">
            <text:p>8,293,789</text:p>
          </table:table-cell>
          <table:table-cell office:value-type="float" office:value="23379129" table:style-name="ce36">
            <text:p>23,379,129</text:p>
          </table:table-cell>
          <table:table-cell office:value-type="float" office:value="11684625" table:style-name="ce36">
            <text:p>11,684,625</text:p>
          </table:table-cell>
          <table:table-cell office:value-type="float" office:value="11694504" table:style-name="ce36">
            <text:p>11,694,504</text:p>
          </table:table-cell>
          <table:table-cell office:value-type="float" office:value="15357" table:style-name="ce36">
            <text:p>15,357</text:p>
          </table:table-cell>
          <table:table-cell office:value-type="float" office:value="7851" table:style-name="ce36">
            <text:p>7,851</text:p>
          </table:table-cell>
          <table:table-cell office:value-type="float" office:value="7506" table:style-name="ce36">
            <text:p>7,506</text:p>
          </table:table-cell>
          <table:table-cell office:value-type="float" office:value="8.56" table:style-name="ce37">
            <text:p>8.56</text:p>
          </table:table-cell>
          <table:table-cell office:value-type="float" office:value="15349" table:style-name="ce36">
            <text:p>15,349</text:p>
          </table:table-cell>
          <table:table-cell office:value-type="float" office:value="9248" table:style-name="ce36">
            <text:p>9,248</text:p>
          </table:table-cell>
          <table:table-cell office:value-type="float" office:value="6101" table:style-name="ce36">
            <text:p>6,101</text:p>
          </table:table-cell>
          <table:table-cell office:value-type="float" office:value="8.56" table:style-name="ce37">
            <text:p>8.56</text:p>
          </table:table-cell>
          <table:table-cell office:value-type="float" office:value="8" table:style-name="ce38">
            <text:p><text:s text:c="3"/>8</text:p>
          </table:table-cell>
          <table:table-cell office:value-type="string" table:style-name="ce40">
            <text:p><text:s text:c="5"/>0.00</text:p>
          </table:table-cell>
          <table:table-cell office:value-type="float" office:value="9616" table:style-name="ce36">
            <text:p>9,616</text:p>
          </table:table-cell>
          <table:table-cell office:value-type="float" office:value="5.36" table:style-name="ce37">
            <text:p>5.36</text:p>
          </table:table-cell>
          <table:table-cell office:value-type="float" office:value="3851" table:style-name="ce36">
            <text:p>3,851</text:p>
          </table:table-cell>
          <table:table-cell office:value-type="float" office:value="2.15" table:style-name="ce37">
            <text:p>2.15</text:p>
          </table:table-cell>
          <table:table-cell office:value-type="float" office:value="77189" table:style-name="ce36">
            <text:p>77,189</text:p>
          </table:table-cell>
          <table:table-cell office:value-type="float" office:value="75583" table:style-name="ce36">
            <text:p>75,583</text:p>
          </table:table-cell>
          <table:table-cell office:value-type="float" office:value="534561" table:style-name="ce39">
            <text:p>534,56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3 月</text:p>
          </table:table-cell>
          <table:covered-table-cell/>
          <table:table-cell office:value-type="float" office:value="8300560" table:style-name="ce36">
            <text:p>8,300,560</text:p>
          </table:table-cell>
          <table:table-cell office:value-type="float" office:value="23379594" table:style-name="ce36">
            <text:p>23,379,594</text:p>
          </table:table-cell>
          <table:table-cell office:value-type="float" office:value="11683396" table:style-name="ce36">
            <text:p>11,683,396</text:p>
          </table:table-cell>
          <table:table-cell office:value-type="float" office:value="11696198" table:style-name="ce36">
            <text:p>11,696,198</text:p>
          </table:table-cell>
          <table:table-cell office:value-type="float" office:value="17588" table:style-name="ce36">
            <text:p>17,588</text:p>
          </table:table-cell>
          <table:table-cell office:value-type="float" office:value="9053" table:style-name="ce36">
            <text:p>9,053</text:p>
          </table:table-cell>
          <table:table-cell office:value-type="float" office:value="8535" table:style-name="ce36">
            <text:p>8,535</text:p>
          </table:table-cell>
          <table:table-cell office:value-type="float" office:value="8.86" table:style-name="ce37">
            <text:p>8.86</text:p>
          </table:table-cell>
          <table:table-cell office:value-type="float" office:value="15465" table:style-name="ce36">
            <text:p>15,465</text:p>
          </table:table-cell>
          <table:table-cell office:value-type="float" office:value="9246" table:style-name="ce36">
            <text:p>9,246</text:p>
          </table:table-cell>
          <table:table-cell office:value-type="float" office:value="6219" table:style-name="ce36">
            <text:p>6,219</text:p>
          </table:table-cell>
          <table:table-cell office:value-type="float" office:value="7.79" table:style-name="ce37">
            <text:p>7.79</text:p>
          </table:table-cell>
          <table:table-cell office:value-type="float" office:value="2123" table:style-name="ce38">
            <text:p><text:s text:c="3"/>2,123</text:p>
          </table:table-cell>
          <table:table-cell office:value-type="float" office:value="1.07" table:style-name="ce37">
            <text:p>1.07</text:p>
          </table:table-cell>
          <table:table-cell office:value-type="float" office:value="13000" table:style-name="ce36">
            <text:p>13,000</text:p>
          </table:table-cell>
          <table:table-cell office:value-type="float" office:value="6.55" table:style-name="ce37">
            <text:p>6.55</text:p>
          </table:table-cell>
          <table:table-cell office:value-type="float" office:value="4605" table:style-name="ce36">
            <text:p>4,605</text:p>
          </table:table-cell>
          <table:table-cell office:value-type="float" office:value="2.3199999999999998" table:style-name="ce37">
            <text:p>2.32</text:p>
          </table:table-cell>
          <table:table-cell office:value-type="float" office:value="96549" table:style-name="ce36">
            <text:p>96,549</text:p>
          </table:table-cell>
          <table:table-cell office:value-type="float" office:value="98207" table:style-name="ce36">
            <text:p>98,207</text:p>
          </table:table-cell>
          <table:table-cell office:value-type="float" office:value="534981" table:style-name="ce39">
            <text:p>534,98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4 月</text:p>
          </table:table-cell>
          <table:covered-table-cell/>
          <table:table-cell office:value-type="float" office:value="8308440" table:style-name="ce36">
            <text:p>8,308,440</text:p>
          </table:table-cell>
          <table:table-cell office:value-type="float" office:value="23382948" table:style-name="ce36">
            <text:p>23,382,948</text:p>
          </table:table-cell>
          <table:table-cell office:value-type="float" office:value="11683631" table:style-name="ce36">
            <text:p>11,683,631</text:p>
          </table:table-cell>
          <table:table-cell office:value-type="float" office:value="11699317" table:style-name="ce36">
            <text:p>11,699,317</text:p>
          </table:table-cell>
          <table:table-cell office:value-type="float" office:value="17507" table:style-name="ce36">
            <text:p>17,507</text:p>
          </table:table-cell>
          <table:table-cell office:value-type="float" office:value="9007" table:style-name="ce36">
            <text:p>9,007</text:p>
          </table:table-cell>
          <table:table-cell office:value-type="float" office:value="8500" table:style-name="ce36">
            <text:p>8,500</text:p>
          </table:table-cell>
          <table:table-cell office:value-type="float" office:value="9.11" table:style-name="ce37">
            <text:p>9.11</text:p>
          </table:table-cell>
          <table:table-cell office:value-type="float" office:value="14114" table:style-name="ce36">
            <text:p>14,114</text:p>
          </table:table-cell>
          <table:table-cell office:value-type="float" office:value="8527" table:style-name="ce36">
            <text:p>8,527</text:p>
          </table:table-cell>
          <table:table-cell office:value-type="float" office:value="5587" table:style-name="ce36">
            <text:p>5,587</text:p>
          </table:table-cell>
          <table:table-cell office:value-type="float" office:value="7.34" table:style-name="ce37">
            <text:p>7.34</text:p>
          </table:table-cell>
          <table:table-cell office:value-type="float" office:value="3393" table:style-name="ce38">
            <text:p><text:s text:c="3"/>3,393</text:p>
          </table:table-cell>
          <table:table-cell office:value-type="float" office:value="1.77" table:style-name="ce37">
            <text:p>1.77</text:p>
          </table:table-cell>
          <table:table-cell office:value-type="float" office:value="9707" table:style-name="ce36">
            <text:p>9,707</text:p>
          </table:table-cell>
          <table:table-cell office:value-type="float" office:value="5.05" table:style-name="ce37">
            <text:p>5.05</text:p>
          </table:table-cell>
          <table:table-cell office:value-type="float" office:value="4608" table:style-name="ce36">
            <text:p>4,608</text:p>
          </table:table-cell>
          <table:table-cell office:value-type="float" office:value="2.4" table:style-name="ce37">
            <text:p>2.40</text:p>
          </table:table-cell>
          <table:table-cell office:value-type="float" office:value="99151" table:style-name="ce36">
            <text:p>99,151</text:p>
          </table:table-cell>
          <table:table-cell office:value-type="float" office:value="99190" table:style-name="ce36">
            <text:p>99,190</text:p>
          </table:table-cell>
          <table:table-cell office:value-type="float" office:value="535492" table:style-name="ce39">
            <text:p>535,492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5 月</text:p>
          </table:table-cell>
          <table:covered-table-cell/>
          <table:table-cell office:value-type="float" office:value="8320686" table:style-name="ce36">
            <text:p>8,320,686</text:p>
          </table:table-cell>
          <table:table-cell office:value-type="float" office:value="23386883" table:style-name="ce36">
            <text:p>23,386,883</text:p>
          </table:table-cell>
          <table:table-cell office:value-type="float" office:value="11684092" table:style-name="ce36">
            <text:p>11,684,092</text:p>
          </table:table-cell>
          <table:table-cell office:value-type="float" office:value="11702791" table:style-name="ce36">
            <text:p>11,702,791</text:p>
          </table:table-cell>
          <table:table-cell office:value-type="float" office:value="15658" table:style-name="ce36">
            <text:p>15,658</text:p>
          </table:table-cell>
          <table:table-cell office:value-type="float" office:value="8109" table:style-name="ce36">
            <text:p>8,109</text:p>
          </table:table-cell>
          <table:table-cell office:value-type="float" office:value="7549" table:style-name="ce36">
            <text:p>7,549</text:p>
          </table:table-cell>
          <table:table-cell office:value-type="float" office:value="7.88" table:style-name="ce37">
            <text:p>7.88</text:p>
          </table:table-cell>
          <table:table-cell office:value-type="float" office:value="13187" table:style-name="ce36">
            <text:p>13,187</text:p>
          </table:table-cell>
          <table:table-cell office:value-type="float" office:value="7929" table:style-name="ce36">
            <text:p>7,929</text:p>
          </table:table-cell>
          <table:table-cell office:value-type="float" office:value="5258" table:style-name="ce36">
            <text:p>5,258</text:p>
          </table:table-cell>
          <table:table-cell office:value-type="float" office:value="6.64" table:style-name="ce37">
            <text:p>6.64</text:p>
          </table:table-cell>
          <table:table-cell office:value-type="float" office:value="2471" table:style-name="ce38">
            <text:p><text:s text:c="3"/>2,471</text:p>
          </table:table-cell>
          <table:table-cell office:value-type="float" office:value="1.24" table:style-name="ce37">
            <text:p>1.24</text:p>
          </table:table-cell>
          <table:table-cell office:value-type="float" office:value="18308" table:style-name="ce36">
            <text:p>18,308</text:p>
          </table:table-cell>
          <table:table-cell office:value-type="float" office:value="9.2200000000000006" table:style-name="ce37">
            <text:p>9.22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9538" table:style-name="ce36">
            <text:p>109,538</text:p>
          </table:table-cell>
          <table:table-cell office:value-type="float" office:value="108074" table:style-name="ce36">
            <text:p>108,074</text:p>
          </table:table-cell>
          <table:table-cell office:value-type="float" office:value="535953" table:style-name="ce39">
            <text:p>535,953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6 月</text:p>
          </table:table-cell>
          <table:covered-table-cell/>
          <table:table-cell office:value-type="float" office:value="8329623" table:style-name="ce36">
            <text:p>8,329,623</text:p>
          </table:table-cell>
          <table:table-cell office:value-type="float" office:value="23392036" table:style-name="ce36">
            <text:p>23,392,036</text:p>
          </table:table-cell>
          <table:table-cell office:value-type="float" office:value="11685478" table:style-name="ce36">
            <text:p>11,685,478</text:p>
          </table:table-cell>
          <table:table-cell office:value-type="float" office:value="11706558" table:style-name="ce36">
            <text:p>11,706,558</text:p>
          </table:table-cell>
          <table:table-cell office:value-type="float" office:value="16420" table:style-name="ce36">
            <text:p>16,420</text:p>
          </table:table-cell>
          <table:table-cell office:value-type="float" office:value="8502" table:style-name="ce36">
            <text:p>8,502</text:p>
          </table:table-cell>
          <table:table-cell office:value-type="float" office:value="7918" table:style-name="ce36">
            <text:p>7,918</text:p>
          </table:table-cell>
          <table:table-cell office:value-type="float" office:value="8.5399999999999991" table:style-name="ce37">
            <text:p>8.54</text:p>
          </table:table-cell>
          <table:table-cell office:value-type="float" office:value="12664" table:style-name="ce36">
            <text:p>12,664</text:p>
          </table:table-cell>
          <table:table-cell office:value-type="float" office:value="7600" table:style-name="ce36">
            <text:p>7,600</text:p>
          </table:table-cell>
          <table:table-cell office:value-type="float" office:value="5064" table:style-name="ce36">
            <text:p>5,064</text:p>
          </table:table-cell>
          <table:table-cell office:value-type="float" office:value="6.59" table:style-name="ce37">
            <text:p>6.59</text:p>
          </table:table-cell>
          <table:table-cell office:value-type="float" office:value="3756" table:style-name="ce38">
            <text:p><text:s text:c="3"/>3,756</text:p>
          </table:table-cell>
          <table:table-cell office:value-type="float" office:value="1.95" table:style-name="ce37">
            <text:p>1.95</text:p>
          </table:table-cell>
          <table:table-cell office:value-type="float" office:value="12345" table:style-name="ce36">
            <text:p>12,345</text:p>
          </table:table-cell>
          <table:table-cell office:value-type="float" office:value="6.42" table:style-name="ce37">
            <text:p>6.42</text:p>
          </table:table-cell>
          <table:table-cell office:value-type="float" office:value="4498" table:style-name="ce36">
            <text:p>4,498</text:p>
          </table:table-cell>
          <table:table-cell office:value-type="float" office:value="2.34" table:style-name="ce37">
            <text:p>2.34</text:p>
          </table:table-cell>
          <table:table-cell office:value-type="float" office:value="95551" table:style-name="ce36">
            <text:p>95,551</text:p>
          </table:table-cell>
          <table:table-cell office:value-type="float" office:value="94154" table:style-name="ce36">
            <text:p>94,154</text:p>
          </table:table-cell>
          <table:table-cell office:value-type="float" office:value="536509" table:style-name="ce39">
            <text:p>536,509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3">
            <text:p>7 月</text:p>
          </table:table-cell>
          <table:covered-table-cell/>
          <table:table-cell office:value-type="float" office:value="8339092" table:style-name="ce36">
            <text:p>8,339,092</text:p>
          </table:table-cell>
          <table:table-cell office:value-type="float" office:value="23398263" table:style-name="ce36">
            <text:p>23,398,263</text:p>
          </table:table-cell>
          <table:table-cell office:value-type="float" office:value="11687050" table:style-name="ce36">
            <text:p>11,687,050</text:p>
          </table:table-cell>
          <table:table-cell office:value-type="float" office:value="11711213" table:style-name="ce36">
            <text:p>11,711,213</text:p>
          </table:table-cell>
          <table:table-cell office:value-type="float" office:value="17658" table:style-name="ce36">
            <text:p>17,658</text:p>
          </table:table-cell>
          <table:table-cell office:value-type="float" office:value="9198" table:style-name="ce36">
            <text:p>9,198</text:p>
          </table:table-cell>
          <table:table-cell office:value-type="float" office:value="8460" table:style-name="ce36">
            <text:p>8,460</text:p>
          </table:table-cell>
          <table:table-cell office:value-type="float" office:value="8.89" table:style-name="ce37">
            <text:p>8.89</text:p>
          </table:table-cell>
          <table:table-cell office:value-type="float" office:value="14090" table:style-name="ce36">
            <text:p>14,090</text:p>
          </table:table-cell>
          <table:table-cell office:value-type="float" office:value="8482" table:style-name="ce36">
            <text:p>8,482</text:p>
          </table:table-cell>
          <table:table-cell office:value-type="float" office:value="5608" table:style-name="ce36">
            <text:p>5,608</text:p>
          </table:table-cell>
          <table:table-cell office:value-type="float" office:value="7.09" table:style-name="ce37">
            <text:p>7.09</text:p>
          </table:table-cell>
          <table:table-cell office:value-type="float" office:value="3568" table:style-name="ce38">
            <text:p><text:s text:c="3"/>3,568</text:p>
          </table:table-cell>
          <table:table-cell office:value-type="float" office:value="1.8" table:style-name="ce37">
            <text:p>1.80</text:p>
          </table:table-cell>
          <table:table-cell office:value-type="float" office:value="9975" table:style-name="ce36">
            <text:p>9,975</text:p>
          </table:table-cell>
          <table:table-cell office:value-type="float" office:value="5.0199999999999996" table:style-name="ce37">
            <text:p>5.02</text:p>
          </table:table-cell>
          <table:table-cell office:value-type="float" office:value="4823" table:style-name="ce36">
            <text:p>4,823</text:p>
          </table:table-cell>
          <table:table-cell office:value-type="float" office:value="2.4300000000000002" table:style-name="ce37">
            <text:p>2.43</text:p>
          </table:table-cell>
          <table:table-cell office:value-type="float" office:value="104599" table:style-name="ce36">
            <text:p>104,599</text:p>
          </table:table-cell>
          <table:table-cell office:value-type="float" office:value="101940" table:style-name="ce36">
            <text:p>101,940</text:p>
          </table:table-cell>
          <table:table-cell office:value-type="float" office:value="537103" table:style-name="ce39">
            <text:p>537,103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3">
            <text:p>8 月</text:p>
          </table:table-cell>
          <table:covered-table-cell/>
          <table:table-cell office:value-type="float" office:value="8354235" table:style-name="ce36">
            <text:p>8,354,235</text:p>
          </table:table-cell>
          <table:table-cell office:value-type="float" office:value="23404243" table:style-name="ce36">
            <text:p>23,404,243</text:p>
          </table:table-cell>
          <table:table-cell office:value-type="float" office:value="11688646" table:style-name="ce36">
            <text:p>11,688,646</text:p>
          </table:table-cell>
          <table:table-cell office:value-type="float" office:value="11715597" table:style-name="ce36">
            <text:p>11,715,597</text:p>
          </table:table-cell>
          <table:table-cell office:value-type="float" office:value="16566" table:style-name="ce36">
            <text:p>16,566</text:p>
          </table:table-cell>
          <table:table-cell office:value-type="float" office:value="8574" table:style-name="ce36">
            <text:p>8,574</text:p>
          </table:table-cell>
          <table:table-cell office:value-type="float" office:value="7992" table:style-name="ce36">
            <text:p>7,992</text:p>
          </table:table-cell>
          <table:table-cell office:value-type="float" office:value="8.34" table:style-name="ce37">
            <text:p>8.34</text:p>
          </table:table-cell>
          <table:table-cell office:value-type="float" office:value="12397" table:style-name="ce36">
            <text:p>12,397</text:p>
          </table:table-cell>
          <table:table-cell office:value-type="float" office:value="7543" table:style-name="ce36">
            <text:p>7,543</text:p>
          </table:table-cell>
          <table:table-cell office:value-type="float" office:value="4854" table:style-name="ce36">
            <text:p>4,854</text:p>
          </table:table-cell>
          <table:table-cell office:value-type="float" office:value="6.24" table:style-name="ce37">
            <text:p>6.24</text:p>
          </table:table-cell>
          <table:table-cell office:value-type="float" office:value="4169" table:style-name="ce38">
            <text:p><text:s text:c="3"/>4,169</text:p>
          </table:table-cell>
          <table:table-cell office:value-type="float" office:value="2.1" table:style-name="ce37">
            <text:p>2.10</text:p>
          </table:table-cell>
          <table:table-cell office:value-type="float" office:value="5819" table:style-name="ce36">
            <text:p>5,819</text:p>
          </table:table-cell>
          <table:table-cell office:value-type="float" office:value="2.93" table:style-name="ce37">
            <text:p>2.93</text:p>
          </table:table-cell>
          <table:table-cell office:value-type="float" office:value="4522" table:style-name="ce36">
            <text:p>4,522</text:p>
          </table:table-cell>
          <table:table-cell office:value-type="float" office:value="2.2799999999999998" table:style-name="ce37">
            <text:p>2.28</text:p>
          </table:table-cell>
          <table:table-cell office:value-type="float" office:value="92417" table:style-name="ce36">
            <text:p>92,417</text:p>
          </table:table-cell>
          <table:table-cell office:value-type="float" office:value="90606" table:style-name="ce36">
            <text:p>90,606</text:p>
          </table:table-cell>
          <table:table-cell office:value-type="float" office:value="537766" table:style-name="ce39">
            <text:p>537,766</text:p>
          </table:table-cell>
          <table:table-cell table:number-columns-repeated="16361" table:style-name="ce29"/>
        </table:table-row>
        <table:table-row table:style-name="ro14">
          <table:table-cell table:style-name="ce41"/>
          <table:table-cell table:style-name="ce42"/>
          <table:table-cell table:style-name="ce43"/>
          <table:table-cell table:number-columns-repeated="6" table:style-name="ce44"/>
          <table:table-cell table:style-name="ce45"/>
          <table:table-cell table:number-columns-repeated="3"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4"/>
          <table:table-cell table:number-columns-repeated="2" table:style-name="ce45"/>
          <table:table-cell table:style-name="ce47"/>
          <table:table-cell table:style-name="ce48"/>
          <table:table-cell table:number-columns-repeated="16361" table:style-name="ce49"/>
        </table:table-row>
        <table:table-row table:style-name="ro15">
          <table:table-cell office:value-type="string" table:number-columns-spanned="2" table:number-rows-spanned="1" table:style-name="ce23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2" table:style-name="ce50">
            <text:p>1.22</text:p>
          </table:table-cell>
          <table:table-cell office:value-type="float" office:value="0.21" table:style-name="ce51">
            <text:p>0.21</text:p>
          </table:table-cell>
          <table:table-cell office:value-type="float" office:value="7.0000000000000007E-2" table:style-name="ce51">
            <text:p>0.07</text:p>
          </table:table-cell>
          <table:table-cell office:value-type="float" office:value="0.36" table:style-name="ce51">
            <text:p>0.36</text:p>
          </table:table-cell>
          <table:table-cell office:value-type="float" office:value="8.15" table:style-name="ce51">
            <text:p>8.15</text:p>
          </table:table-cell>
          <table:table-cell office:value-type="float" office:value="8.82" table:style-name="ce51">
            <text:p>8.82</text:p>
          </table:table-cell>
          <table:table-cell office:value-type="float" office:value="7.43" table:style-name="ce51">
            <text:p>7.43</text:p>
          </table:table-cell>
          <table:table-cell office:value-type="float" office:value="0.62" table:style-name="ce52">
            <text:p>0.62</text:p>
          </table:table-cell>
          <table:table-cell office:value-type="float" office:value="2.77" table:style-name="ce51">
            <text:p>2.77</text:p>
          </table:table-cell>
          <table:table-cell office:value-type="float" office:value="2.99" table:style-name="ce51">
            <text:p>2.99</text:p>
          </table:table-cell>
          <table:table-cell office:value-type="float" office:value="2.4300000000000002" table:style-name="ce51">
            <text:p>2.43</text:p>
          </table:table-cell>
          <table:table-cell office:value-type="float" office:value="0.16" table:style-name="ce52">
            <text:p>0.16</text:p>
          </table:table-cell>
          <table:table-cell office:value-type="float" office:value="28.08" table:style-name="ce51">
            <text:p>28.08</text:p>
          </table:table-cell>
          <table:table-cell office:value-type="float" office:value="0.46" table:style-name="ce52">
            <text:p>0.46</text:p>
          </table:table-cell>
          <table:table-cell office:value-type="float" office:value="7.0000000000000007E-2" table:style-name="ce51">
            <text:p>0.07</text:p>
          </table:table-cell>
          <table:table-cell office:value-type="float" office:value="0" table:style-name="ce52">
            <text:p>—</text:p>
          </table:table-cell>
          <table:table-cell office:value-type="float" office:value="-2.56" table:style-name="ce53">
            <text:p>－ 2.56</text:p>
          </table:table-cell>
          <table:table-cell office:value-type="float" office:value="-6.0000000000000053E-2" table:style-name="ce52">
            <text:p>－ 0.06</text:p>
          </table:table-cell>
          <table:table-cell office:value-type="float" office:value="-8.68" table:style-name="ce52">
            <text:p>－ 8.68</text:p>
          </table:table-cell>
          <table:table-cell office:value-type="float" office:value="-9.5" table:style-name="ce52">
            <text:p>－ 9.50</text:p>
          </table:table-cell>
          <table:table-cell office:value-type="float" office:value="1.19" table:style-name="ce54">
            <text:p>1.19</text:p>
          </table:table-cell>
          <table:table-cell table:number-columns-repeated="16361" table:style-name="ce49"/>
        </table:table-row>
        <table:table-row table:style-name="ro15">
          <table:table-cell office:value-type="string" table:number-columns-spanned="2" table:number-rows-spanned="1" table:style-name="ce239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8" table:style-name="ce55">
            <text:p>0.18</text:p>
          </table:table-cell>
          <table:table-cell office:value-type="float" office:value="0.03" table:style-name="ce56">
            <text:p>0.03</text:p>
          </table:table-cell>
          <table:table-cell office:value-type="float" office:value="0.01" table:style-name="ce56">
            <text:p>0.01</text:p>
          </table:table-cell>
          <table:table-cell office:value-type="float" office:value="0.04" table:style-name="ce56">
            <text:p>0.04</text:p>
          </table:table-cell>
          <table:table-cell office:value-type="float" office:value="-6.18" table:style-name="ce53">
            <text:p>－ 6.18</text:p>
          </table:table-cell>
          <table:table-cell office:value-type="float" office:value="-6.78" table:style-name="ce53">
            <text:p>－ 6.78</text:p>
          </table:table-cell>
          <table:table-cell office:value-type="float" office:value="-5.53" table:style-name="ce53">
            <text:p>－ 5.53</text:p>
          </table:table-cell>
          <table:table-cell office:value-type="float" office:value="-0.55000000000000071" table:style-name="ce53">
            <text:p>－ 0.55</text:p>
          </table:table-cell>
          <table:table-cell office:value-type="float" office:value="-12.02" table:style-name="ce53">
            <text:p>－ 12.02</text:p>
          </table:table-cell>
          <table:table-cell office:value-type="float" office:value="-11.07" table:style-name="ce53">
            <text:p>－ 11.07</text:p>
          </table:table-cell>
          <table:table-cell office:value-type="float" office:value="-13.45" table:style-name="ce53">
            <text:p>－ 13.45</text:p>
          </table:table-cell>
          <table:table-cell office:value-type="float" office:value="-0.85" table:style-name="ce53">
            <text:p>－ 0.85</text:p>
          </table:table-cell>
          <table:table-cell office:value-type="float" office:value="16.84" table:style-name="ce56">
            <text:p>16.84</text:p>
          </table:table-cell>
          <table:table-cell office:value-type="float" office:value="0.3" table:style-name="ce53">
            <text:p>0.30</text:p>
          </table:table-cell>
          <table:table-cell office:value-type="float" office:value="-41.66" table:style-name="ce53">
            <text:p>－ 41.66</text:p>
          </table:table-cell>
          <table:table-cell office:value-type="float" office:value="-2.09" table:style-name="ce53">
            <text:p>－ 2.09</text:p>
          </table:table-cell>
          <table:table-cell office:value-type="float" office:value="-6.24" table:style-name="ce53">
            <text:p>－ 6.24</text:p>
          </table:table-cell>
          <table:table-cell office:value-type="float" office:value="-0.15" table:style-name="ce53">
            <text:p>－ 0.15</text:p>
          </table:table-cell>
          <table:table-cell office:value-type="float" office:value="-11.65" table:style-name="ce53">
            <text:p>－ 11.65</text:p>
          </table:table-cell>
          <table:table-cell office:value-type="float" office:value="-11.12" table:style-name="ce53">
            <text:p>－ 11.12</text:p>
          </table:table-cell>
          <table:table-cell office:value-type="float" office:value="0.12" table:style-name="ce57">
            <text:p>0.12</text:p>
          </table:table-cell>
          <table:table-cell table:number-columns-repeated="16361" table:style-name="ce49"/>
        </table:table-row>
        <table:table-row table:style-name="ro16">
          <table:table-cell office:value-type="string" table:number-columns-spanned="1" table:number-rows-spanned="2" table:style-name="ce237">
            <text:p>本年1~8月較上年1~8月増減</text:p>
          </table:table-cell>
          <table:table-cell office:value-type="string" table:style-name="ce35">
            <text:p>實數</text:p>
          </table:table-cell>
          <table:table-cell office:value-type="float" office:value="100715" table:style-name="ce58">
            <text:p>100,715</text:p>
          </table:table-cell>
          <table:table-cell office:value-type="float" office:value="50182" table:style-name="ce59">
            <text:p>50,182</text:p>
          </table:table-cell>
          <table:table-cell office:value-type="float" office:value="7940" table:style-name="ce59">
            <text:p>7,940</text:p>
          </table:table-cell>
          <table:table-cell office:value-type="float" office:value="42242" table:style-name="ce36">
            <text:p>42,242</text:p>
          </table:table-cell>
          <table:table-cell office:value-type="float" office:value="711" table:style-name="ce60">
            <text:p>711</text:p>
          </table:table-cell>
          <table:table-cell office:value-type="float" office:value="299" table:style-name="ce60">
            <text:p>299</text:p>
          </table:table-cell>
          <table:table-cell office:value-type="float" office:value="412" table:style-name="ce60">
            <text:p>412</text:p>
          </table:table-cell>
          <table:table-cell office:value-type="string" table:style-name="ce61">
            <text:p>…</text:p>
          </table:table-cell>
          <table:table-cell office:value-type="float" office:value="6974" table:style-name="ce62">
            <text:p>6,974</text:p>
          </table:table-cell>
          <table:table-cell office:value-type="float" office:value="3790" table:style-name="ce60">
            <text:p>3,790</text:p>
          </table:table-cell>
          <table:table-cell office:value-type="float" office:value="3184" table:style-name="ce60">
            <text:p>3,184</text:p>
          </table:table-cell>
          <table:table-cell office:value-type="string" table:style-name="ce61">
            <text:p>…</text:p>
          </table:table-cell>
          <table:table-cell office:value-type="float" office:value="-6263" table:style-name="ce60">
            <text:p>－ 6,263</text:p>
          </table:table-cell>
          <table:table-cell office:value-type="string" table:style-name="ce61">
            <text:p>…</text:p>
          </table:table-cell>
          <table:table-cell office:value-type="float" office:value="4419" table:style-name="ce62">
            <text:p>4,419</text:p>
          </table:table-cell>
          <table:table-cell office:value-type="string" table:style-name="ce61">
            <text:p>…</text:p>
          </table:table-cell>
          <table:table-cell office:value-type="float" office:value="-70" table:style-name="ce60">
            <text:p>－ 70</text:p>
          </table:table-cell>
          <table:table-cell office:value-type="string" table:style-name="ce61">
            <text:p>…</text:p>
          </table:table-cell>
          <table:table-cell office:value-type="float" office:value="17840" table:style-name="ce60">
            <text:p>17,840</text:p>
          </table:table-cell>
          <table:table-cell office:value-type="float" office:value="19090" table:style-name="ce60">
            <text:p>19,090</text:p>
          </table:table-cell>
          <table:table-cell office:value-type="float" office:value="6331" table:style-name="ce39">
            <text:p>6,331</text:p>
          </table:table-cell>
          <table:table-cell table:number-columns-repeated="16361" table:style-name="ce49"/>
        </table:table-row>
        <table:table-row table:style-name="ro16">
          <table:covered-table-cell/>
          <table:table-cell office:value-type="string" table:style-name="ce63">
            <text:p>%<text:s/><text:span text:style-name="T3">△</text:span></text:p>
          </table:table-cell>
          <table:table-cell office:value-type="float" office:value="1.22" table:style-name="ce64">
            <text:p>1.22</text:p>
          </table:table-cell>
          <table:table-cell office:value-type="float" office:value="0.21" table:style-name="ce65">
            <text:p>0.21</text:p>
          </table:table-cell>
          <table:table-cell office:value-type="float" office:value="7.0000000000000007E-2" table:style-name="ce65">
            <text:p>0.07</text:p>
          </table:table-cell>
          <table:table-cell office:value-type="float" office:value="0.36" table:style-name="ce65">
            <text:p>0.36</text:p>
          </table:table-cell>
          <table:table-cell office:value-type="float" office:value="0.53962158182742737" table:style-name="ce66">
            <text:p>0.54</text:p>
          </table:table-cell>
          <table:table-cell office:value-type="float" office:value="0.43774247858868309" table:style-name="ce66">
            <text:p>0.44</text:p>
          </table:table-cell>
          <table:table-cell office:value-type="float" office:value="0.6492892489047184" table:style-name="ce66">
            <text:p>0.65</text:p>
          </table:table-cell>
          <table:table-cell office:value-type="float" office:value="2.9999999999999361E-2" table:style-name="ce66">
            <text:p>0.03</text:p>
          </table:table-cell>
          <table:table-cell office:value-type="float" office:value="6.6911644775346115" table:style-name="ce66">
            <text:p>6.69</text:p>
          </table:table-cell>
          <table:table-cell office:value-type="float" office:value="6.0015835312747425" table:style-name="ce66">
            <text:p>6.00</text:p>
          </table:table-cell>
          <table:table-cell office:value-type="float" office:value="7.7512963458869937" table:style-name="ce66">
            <text:p>7.75</text:p>
          </table:table-cell>
          <table:table-cell office:value-type="float" office:value="0.43" table:style-name="ce66">
            <text:p>0.43</text:p>
          </table:table-cell>
          <table:table-cell office:value-type="float" office:value="-22.748074967310767" table:style-name="ce66">
            <text:p>－ 22.75</text:p>
          </table:table-cell>
          <table:table-cell office:value-type="float" office:value="-0.4" table:style-name="ce66">
            <text:p>－ 0.40</text:p>
          </table:table-cell>
          <table:table-cell office:value-type="float" office:value="4.8664185186000921" table:style-name="ce66">
            <text:p>4.87</text:p>
          </table:table-cell>
          <table:table-cell office:value-type="float" office:value="0.28000000000000003" table:style-name="ce66">
            <text:p>0.28</text:p>
          </table:table-cell>
          <table:table-cell office:value-type="float" office:value="-0.19775687205130379" table:style-name="ce66">
            <text:p>－ 0.20</text:p>
          </table:table-cell>
          <table:table-cell office:value-type="float" office:value="-9.9999999999997868E-3" table:style-name="ce66">
            <text:p>－ 0.01</text:p>
          </table:table-cell>
          <table:table-cell office:value-type="float" office:value="2.428284615646374" table:style-name="ce66">
            <text:p>2.43</text:p>
          </table:table-cell>
          <table:table-cell office:value-type="float" office:value="2.6368568776520509" table:style-name="ce66">
            <text:p>2.64</text:p>
          </table:table-cell>
          <table:table-cell office:value-type="float" office:value="1.19" table:style-name="ce67">
            <text:p>1.19</text:p>
          </table:table-cell>
          <table:table-cell table:number-columns-repeated="16361" table:style-name="ce27"/>
        </table:table-row>
        <table:table-row table:style-name="ro17">
          <table:table-cell office:value-type="string" table:style-name="ce6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8"/>
          <table:table-cell table:number-columns-repeated="8" table:style-name="ce69"/>
          <table:table-cell table:number-columns-repeated="3" table:style-name="ce2"/>
          <table:table-cell table:style-name="ce70"/>
          <table:table-cell table:style-name="ce71"/>
          <table:table-cell table:number-columns-repeated="2" table:style-name="ce2"/>
          <table:table-cell table:style-name="ce70"/>
          <table:table-cell table:style-name="ce71"/>
          <table:table-cell table:number-columns-repeated="3" table:style-name="ce2"/>
          <table:table-cell office:value-type="string" table:style-name="ce72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9<text:s/><text:span text:style-name="T2">月</text:span><text:s/>4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6">
          <table:table-cell office:value-type="string" table:style-name="ce7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7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年月別.$A$2:年月別.$W$61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18">
          <table:table-cell table:number-columns-repeated="17" table:style-name="ce2"/>
          <table:table-cell table:style-name="ce74"/>
          <table:table-cell table:number-columns-repeated="16366" table:style-name="ce2"/>
        </table:table-row>
        <table:table-row table:style-name="ro19">
          <table:table-cell office:value-type="string" table:style-name="ce75">
            <text:p>民 國 103 年 8 月 戶 口 統 計 速 報 表 (續)</text:p>
          </table:table-cell>
          <table:table-cell table:number-columns-repeated="14" table:style-name="ce75"/>
          <table:table-cell table:style-name="ce76"/>
          <table:table-cell table:style-name="ce75"/>
          <table:table-cell table:style-name="ce77"/>
          <table:table-cell table:style-name="ce75"/>
          <table:table-cell table:number-columns-repeated="2" table:style-name="ce78"/>
          <table:table-cell table:style-name="ce77"/>
          <table:table-cell table:number-columns-repeated="16362" table:style-name="ce2"/>
        </table:table-row>
        <table:table-row table:style-name="ro20">
          <table:table-cell table:style-name="ce79"/>
          <table:table-cell table:style-name="ce80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2">
            <text:p>遷入</text:p>
            <text:p>人數</text:p>
          </table:table-cell>
          <table:table-cell office:value-type="string" table:number-columns-spanned="1" table:number-rows-spanned="4" table:style-name="ce242">
            <text:p>遷出</text:p>
            <text:p>人數</text:p>
          </table:table-cell>
          <table:table-cell office:value-type="string" table:number-columns-spanned="1" table:number-rows-spanned="4" table:style-name="ce240">
            <text:p>原住民</text:p>
            <text:p>人口數</text:p>
          </table:table-cell>
          <table:table-cell table:style-name="ce81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10">
            <text:p>區 域 別</text:p>
          </table:table-cell>
          <table:table-cell office:value-type="string" table:number-columns-spanned="1" table:number-rows-spanned="2" table:style-name="ce186">
            <text:p>戶　數</text:p>
          </table:table-cell>
          <table:table-cell table:number-columns-repeated="3" table:style-name="ce82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83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84">
            <text:p>折合年</text:p>
          </table:table-cell>
          <table:table-cell table:style-name="ce85"/>
          <table:table-cell office:value-type="string" table:style-name="ce85">
            <text:p>折合年自</text:p>
          </table:table-cell>
          <table:table-cell table:style-name="ce86"/>
          <table:table-cell office:value-type="string" table:style-name="ce84">
            <text:p>折合年</text:p>
          </table:table-cell>
          <table:table-cell table:style-name="ce85"/>
          <table:table-cell office:value-type="string" table:style-name="ce83">
            <text:p>折合年</text:p>
          </table:table-cell>
          <table:covered-table-cell/>
          <table:covered-table-cell/>
          <table:covered-table-cell/>
          <table:table-cell table:style-name="ce81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7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8"/>
          <table:table-cell table:number-columns-repeated="16361"/>
        </table:table-row>
        <table:table-row table:style-name="ro17">
          <table:table-cell table:style-name="ce89"/>
          <table:table-cell table:style-name="ce90"/>
          <table:table-cell table:style-name="ce91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92"/>
          <table:table-cell table:number-columns-repeated="16361"/>
        </table:table-row>
        <table:table-row table:style-name="ro21">
          <table:table-cell office:value-type="string" table:style-name="ce93">
            <text:p>總 <text:s text:c="7"/>計</text:p>
          </table:table-cell>
          <table:table-cell office:value-type="float" office:value="8354235" table:style-name="ce20">
            <text:p>8,354,235</text:p>
          </table:table-cell>
          <table:table-cell office:value-type="float" office:value="23404243" table:style-name="ce20">
            <text:p>23,404,243</text:p>
          </table:table-cell>
          <table:table-cell office:value-type="float" office:value="11688646" table:style-name="ce20">
            <text:p>11,688,646</text:p>
          </table:table-cell>
          <table:table-cell office:value-type="float" office:value="11715597" table:style-name="ce20">
            <text:p>11,715,597</text:p>
          </table:table-cell>
          <table:table-cell office:value-type="float" office:value="16566" table:style-name="ce20">
            <text:p>16,566</text:p>
          </table:table-cell>
          <table:table-cell office:value-type="float" office:value="8574" table:style-name="ce20">
            <text:p>8,574</text:p>
          </table:table-cell>
          <table:table-cell office:value-type="float" office:value="7992" table:style-name="ce20">
            <text:p>7,992</text:p>
          </table:table-cell>
          <table:table-cell office:value-type="float" office:value="8.34" table:style-name="ce94">
            <text:p><text:s text:c="3"/>8.34</text:p>
          </table:table-cell>
          <table:table-cell office:value-type="float" office:value="12397" table:style-name="ce20">
            <text:p>12,397</text:p>
          </table:table-cell>
          <table:table-cell office:value-type="float" office:value="7543" table:style-name="ce20">
            <text:p>7,543</text:p>
          </table:table-cell>
          <table:table-cell office:value-type="float" office:value="4854" table:style-name="ce20">
            <text:p>4,854</text:p>
          </table:table-cell>
          <table:table-cell office:value-type="float" office:value="6.24" table:style-name="ce94">
            <text:p><text:s text:c="3"/>6.24</text:p>
          </table:table-cell>
          <table:table-cell office:value-type="float" office:value="4169" table:style-name="ce20">
            <text:p>4,169</text:p>
          </table:table-cell>
          <table:table-cell office:value-type="float" office:value="2.1" table:style-name="ce94">
            <text:p><text:s text:c="3"/>2.10</text:p>
          </table:table-cell>
          <table:table-cell office:value-type="float" office:value="5819" table:style-name="ce20">
            <text:p>5,819</text:p>
          </table:table-cell>
          <table:table-cell office:value-type="float" office:value="2.93" table:style-name="ce94">
            <text:p><text:s text:c="3"/>2.93</text:p>
          </table:table-cell>
          <table:table-cell office:value-type="float" office:value="4522" table:style-name="ce20">
            <text:p>4,522</text:p>
          </table:table-cell>
          <table:table-cell office:value-type="float" office:value="2.2799999999999998" table:style-name="ce94">
            <text:p><text:s text:c="3"/>2.28</text:p>
          </table:table-cell>
          <table:table-cell office:value-type="float" office:value="92417" table:style-name="ce20">
            <text:p>92,417</text:p>
          </table:table-cell>
          <table:table-cell office:value-type="float" office:value="90606" table:style-name="ce20">
            <text:p>90,606</text:p>
          </table:table-cell>
          <table:table-cell office:value-type="float" office:value="537766" table:style-name="ce95">
            <text:p>537,766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6">
            <text:p>新 <text:s/>北 <text:s/>市</text:p>
          </table:table-cell>
          <table:table-cell office:value-type="float" office:value="1491623" table:style-name="ce97">
            <text:p>1,491,623</text:p>
          </table:table-cell>
          <table:table-cell office:value-type="float" office:value="3959855" table:style-name="ce97">
            <text:p>3,959,855</text:p>
          </table:table-cell>
          <table:table-cell office:value-type="float" office:value="1949664" table:style-name="ce97">
            <text:p>1,949,664</text:p>
          </table:table-cell>
          <table:table-cell office:value-type="float" office:value="2010191" table:style-name="ce97">
            <text:p>2,010,191</text:p>
          </table:table-cell>
          <table:table-cell office:value-type="float" office:value="2990" table:style-name="ce97">
            <text:p>2,990</text:p>
          </table:table-cell>
          <table:table-cell office:value-type="float" office:value="1542" table:style-name="ce97">
            <text:p>1,542</text:p>
          </table:table-cell>
          <table:table-cell office:value-type="float" office:value="1448" table:style-name="ce97">
            <text:p>1,448</text:p>
          </table:table-cell>
          <table:table-cell office:value-type="float" office:value="8.89" table:style-name="ce98">
            <text:p><text:s text:c="3"/>8.89</text:p>
          </table:table-cell>
          <table:table-cell office:value-type="float" office:value="1704" table:style-name="ce97">
            <text:p>1,704</text:p>
          </table:table-cell>
          <table:table-cell office:value-type="float" office:value="1067" table:style-name="ce97">
            <text:p>1,067</text:p>
          </table:table-cell>
          <table:table-cell office:value-type="float" office:value="637" table:style-name="ce97">
            <text:p>637</text:p>
          </table:table-cell>
          <table:table-cell office:value-type="float" office:value="5.07" table:style-name="ce98">
            <text:p><text:s text:c="3"/>5.07</text:p>
          </table:table-cell>
          <table:table-cell office:value-type="float" office:value="1286" table:style-name="ce97">
            <text:p>1,286</text:p>
          </table:table-cell>
          <table:table-cell office:value-type="float" office:value="3.82" table:style-name="ce98">
            <text:p><text:s text:c="3"/>3.82</text:p>
          </table:table-cell>
          <table:table-cell office:value-type="float" office:value="1151" table:style-name="ce97">
            <text:p>1,151</text:p>
          </table:table-cell>
          <table:table-cell office:value-type="float" office:value="3.42" table:style-name="ce98">
            <text:p><text:s text:c="3"/>3.42</text:p>
          </table:table-cell>
          <table:table-cell office:value-type="float" office:value="844" table:style-name="ce97">
            <text:p>844</text:p>
          </table:table-cell>
          <table:table-cell office:value-type="float" office:value="2.5099999999999998" table:style-name="ce98">
            <text:p><text:s text:c="3"/>2.51</text:p>
          </table:table-cell>
          <table:table-cell office:value-type="float" office:value="16511" table:style-name="ce97">
            <text:p>16,511</text:p>
          </table:table-cell>
          <table:table-cell office:value-type="float" office:value="15907" table:style-name="ce97">
            <text:p>15,907</text:p>
          </table:table-cell>
          <table:table-cell office:value-type="float" office:value="53085" table:style-name="ce99">
            <text:p>53,085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臺 <text:s/>北 <text:s/>市</text:p>
          </table:table-cell>
          <table:table-cell office:value-type="float" office:value="1034296" table:style-name="ce97">
            <text:p>1,034,296</text:p>
          </table:table-cell>
          <table:table-cell office:value-type="float" office:value="2695007" table:style-name="ce97">
            <text:p>2,695,007</text:p>
          </table:table-cell>
          <table:table-cell office:value-type="float" office:value="1292896" table:style-name="ce97">
            <text:p>1,292,896</text:p>
          </table:table-cell>
          <table:table-cell office:value-type="float" office:value="1402111" table:style-name="ce97">
            <text:p>1,402,111</text:p>
          </table:table-cell>
          <table:table-cell office:value-type="float" office:value="2314" table:style-name="ce97">
            <text:p>2,314</text:p>
          </table:table-cell>
          <table:table-cell office:value-type="float" office:value="1190" table:style-name="ce97">
            <text:p>1,190</text:p>
          </table:table-cell>
          <table:table-cell office:value-type="float" office:value="1124" table:style-name="ce97">
            <text:p>1,124</text:p>
          </table:table-cell>
          <table:table-cell office:value-type="float" office:value="10.11" table:style-name="ce98">
            <text:p><text:s text:c="3"/>10.11</text:p>
          </table:table-cell>
          <table:table-cell office:value-type="float" office:value="1322" table:style-name="ce97">
            <text:p>1,322</text:p>
          </table:table-cell>
          <table:table-cell office:value-type="float" office:value="796" table:style-name="ce97">
            <text:p>796</text:p>
          </table:table-cell>
          <table:table-cell office:value-type="float" office:value="526" table:style-name="ce97">
            <text:p>526</text:p>
          </table:table-cell>
          <table:table-cell office:value-type="float" office:value="5.78" table:style-name="ce98">
            <text:p><text:s text:c="3"/>5.78</text:p>
          </table:table-cell>
          <table:table-cell office:value-type="float" office:value="992" table:style-name="ce97">
            <text:p>992</text:p>
          </table:table-cell>
          <table:table-cell office:value-type="float" office:value="4.33" table:style-name="ce98">
            <text:p><text:s text:c="3"/>4.33</text:p>
          </table:table-cell>
          <table:table-cell office:value-type="float" office:value="849" table:style-name="ce97">
            <text:p>849</text:p>
          </table:table-cell>
          <table:table-cell office:value-type="float" office:value="3.71" table:style-name="ce98">
            <text:p><text:s text:c="3"/>3.71</text:p>
          </table:table-cell>
          <table:table-cell office:value-type="float" office:value="480" table:style-name="ce97">
            <text:p>480</text:p>
          </table:table-cell>
          <table:table-cell office:value-type="float" office:value="2.1" table:style-name="ce98">
            <text:p><text:s text:c="3"/>2.10</text:p>
          </table:table-cell>
          <table:table-cell office:value-type="float" office:value="12841" table:style-name="ce97">
            <text:p>12,841</text:p>
          </table:table-cell>
          <table:table-cell office:value-type="float" office:value="13853" table:style-name="ce97">
            <text:p>13,853</text:p>
          </table:table-cell>
          <table:table-cell office:value-type="float" office:value="15391" table:style-name="ce99">
            <text:p>15,39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臺 <text:s/>中 <text:s/>市</text:p>
          </table:table-cell>
          <table:table-cell office:value-type="float" office:value="907689" table:style-name="ce97">
            <text:p>907,689</text:p>
          </table:table-cell>
          <table:table-cell office:value-type="float" office:value="2711252" table:style-name="ce97">
            <text:p>2,711,252</text:p>
          </table:table-cell>
          <table:table-cell office:value-type="float" office:value="1343404" table:style-name="ce97">
            <text:p>1,343,404</text:p>
          </table:table-cell>
          <table:table-cell office:value-type="float" office:value="1367848" table:style-name="ce97">
            <text:p>1,367,848</text:p>
          </table:table-cell>
          <table:table-cell office:value-type="float" office:value="2066" table:style-name="ce97">
            <text:p>2,066</text:p>
          </table:table-cell>
          <table:table-cell office:value-type="float" office:value="1067" table:style-name="ce97">
            <text:p>1,067</text:p>
          </table:table-cell>
          <table:table-cell office:value-type="float" office:value="999" table:style-name="ce97">
            <text:p>999</text:p>
          </table:table-cell>
          <table:table-cell office:value-type="float" office:value="8.9700000000000006" table:style-name="ce98">
            <text:p><text:s text:c="3"/>8.97</text:p>
          </table:table-cell>
          <table:table-cell office:value-type="float" office:value="1215" table:style-name="ce97">
            <text:p>1,215</text:p>
          </table:table-cell>
          <table:table-cell office:value-type="float" office:value="752" table:style-name="ce97">
            <text:p>752</text:p>
          </table:table-cell>
          <table:table-cell office:value-type="float" office:value="463" table:style-name="ce97">
            <text:p>463</text:p>
          </table:table-cell>
          <table:table-cell office:value-type="float" office:value="5.28" table:style-name="ce98">
            <text:p><text:s text:c="3"/>5.28</text:p>
          </table:table-cell>
          <table:table-cell office:value-type="float" office:value="851" table:style-name="ce97">
            <text:p>851</text:p>
          </table:table-cell>
          <table:table-cell office:value-type="float" office:value="3.7" table:style-name="ce98">
            <text:p><text:s text:c="3"/>3.70</text:p>
          </table:table-cell>
          <table:table-cell office:value-type="float" office:value="617" table:style-name="ce97">
            <text:p>617</text:p>
          </table:table-cell>
          <table:table-cell office:value-type="float" office:value="2.68" table:style-name="ce98">
            <text:p><text:s text:c="3"/>2.68</text:p>
          </table:table-cell>
          <table:table-cell office:value-type="float" office:value="547" table:style-name="ce97">
            <text:p>547</text:p>
          </table:table-cell>
          <table:table-cell office:value-type="float" office:value="2.38" table:style-name="ce98">
            <text:p><text:s text:c="3"/>2.38</text:p>
          </table:table-cell>
          <table:table-cell office:value-type="float" office:value="11875" table:style-name="ce97">
            <text:p>11,875</text:p>
          </table:table-cell>
          <table:table-cell office:value-type="float" office:value="11238" table:style-name="ce97">
            <text:p>11,238</text:p>
          </table:table-cell>
          <table:table-cell office:value-type="float" office:value="30607" table:style-name="ce99">
            <text:p>30,607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臺 <text:s/>南 <text:s/>市</text:p>
          </table:table-cell>
          <table:table-cell office:value-type="float" office:value="666822" table:style-name="ce97">
            <text:p>666,822</text:p>
          </table:table-cell>
          <table:table-cell office:value-type="float" office:value="1883451" table:style-name="ce97">
            <text:p>1,883,451</text:p>
          </table:table-cell>
          <table:table-cell office:value-type="float" office:value="944002" table:style-name="ce97">
            <text:p>944,002</text:p>
          </table:table-cell>
          <table:table-cell office:value-type="float" office:value="939449" table:style-name="ce97">
            <text:p>939,449</text:p>
          </table:table-cell>
          <table:table-cell office:value-type="float" office:value="1280" table:style-name="ce97">
            <text:p>1,280</text:p>
          </table:table-cell>
          <table:table-cell office:value-type="float" office:value="664" table:style-name="ce97">
            <text:p>664</text:p>
          </table:table-cell>
          <table:table-cell office:value-type="float" office:value="616" table:style-name="ce97">
            <text:p>616</text:p>
          </table:table-cell>
          <table:table-cell office:value-type="float" office:value="8" table:style-name="ce98">
            <text:p><text:s text:c="3"/>8.00</text:p>
          </table:table-cell>
          <table:table-cell office:value-type="float" office:value="1037" table:style-name="ce97">
            <text:p>1,037</text:p>
          </table:table-cell>
          <table:table-cell office:value-type="float" office:value="571" table:style-name="ce97">
            <text:p>571</text:p>
          </table:table-cell>
          <table:table-cell office:value-type="float" office:value="466" table:style-name="ce97">
            <text:p>466</text:p>
          </table:table-cell>
          <table:table-cell office:value-type="float" office:value="6.48" table:style-name="ce98">
            <text:p><text:s text:c="3"/>6.48</text:p>
          </table:table-cell>
          <table:table-cell office:value-type="float" office:value="243" table:style-name="ce100">
            <text:p><text:s text:c="3"/>243</text:p>
          </table:table-cell>
          <table:table-cell office:value-type="float" office:value="1.52" table:style-name="ce101">
            <text:p><text:s text:c="4"/>1.52</text:p>
          </table:table-cell>
          <table:table-cell office:value-type="float" office:value="387" table:style-name="ce97">
            <text:p>387</text:p>
          </table:table-cell>
          <table:table-cell office:value-type="float" office:value="2.42" table:style-name="ce98">
            <text:p><text:s text:c="3"/>2.42</text:p>
          </table:table-cell>
          <table:table-cell office:value-type="float" office:value="317" table:style-name="ce97">
            <text:p>317</text:p>
          </table:table-cell>
          <table:table-cell office:value-type="float" office:value="1.98" table:style-name="ce98">
            <text:p><text:s text:c="3"/>1.98</text:p>
          </table:table-cell>
          <table:table-cell office:value-type="float" office:value="6315" table:style-name="ce97">
            <text:p>6,315</text:p>
          </table:table-cell>
          <table:table-cell office:value-type="float" office:value="6053" table:style-name="ce97">
            <text:p>6,053</text:p>
          </table:table-cell>
          <table:table-cell office:value-type="float" office:value="6849" table:style-name="ce99">
            <text:p>6,849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6">
            <text:p>高 <text:s/>雄 <text:s/>市</text:p>
          </table:table-cell>
          <table:table-cell office:value-type="float" office:value="1061818" table:style-name="ce97">
            <text:p>1,061,818</text:p>
          </table:table-cell>
          <table:table-cell office:value-type="float" office:value="2777318" table:style-name="ce97">
            <text:p>2,777,318</text:p>
          </table:table-cell>
          <table:table-cell office:value-type="float" office:value="1382884" table:style-name="ce97">
            <text:p>1,382,884</text:p>
          </table:table-cell>
          <table:table-cell office:value-type="float" office:value="1394434" table:style-name="ce97">
            <text:p>1,394,434</text:p>
          </table:table-cell>
          <table:table-cell office:value-type="float" office:value="1713" table:style-name="ce97">
            <text:p>1,713</text:p>
          </table:table-cell>
          <table:table-cell office:value-type="float" office:value="861" table:style-name="ce97">
            <text:p>861</text:p>
          </table:table-cell>
          <table:table-cell office:value-type="float" office:value="852" table:style-name="ce97">
            <text:p>852</text:p>
          </table:table-cell>
          <table:table-cell office:value-type="float" office:value="7.26" table:style-name="ce98">
            <text:p><text:s text:c="3"/>7.26</text:p>
          </table:table-cell>
          <table:table-cell office:value-type="float" office:value="1618" table:style-name="ce97">
            <text:p>1,618</text:p>
          </table:table-cell>
          <table:table-cell office:value-type="float" office:value="1040" table:style-name="ce97">
            <text:p>1,040</text:p>
          </table:table-cell>
          <table:table-cell office:value-type="float" office:value="578" table:style-name="ce97">
            <text:p>578</text:p>
          </table:table-cell>
          <table:table-cell office:value-type="float" office:value="6.86" table:style-name="ce98">
            <text:p><text:s text:c="3"/>6.86</text:p>
          </table:table-cell>
          <table:table-cell office:value-type="float" office:value="95" table:style-name="ce102">
            <text:p><text:s text:c="3"/>95</text:p>
          </table:table-cell>
          <table:table-cell office:value-type="float" office:value="0.4" table:style-name="ce101">
            <text:p><text:s text:c="4"/>0.40</text:p>
          </table:table-cell>
          <table:table-cell office:value-type="float" office:value="638" table:style-name="ce97">
            <text:p>638</text:p>
          </table:table-cell>
          <table:table-cell office:value-type="float" office:value="2.7" table:style-name="ce98">
            <text:p><text:s text:c="3"/>2.70</text:p>
          </table:table-cell>
          <table:table-cell office:value-type="float" office:value="508" table:style-name="ce97">
            <text:p>508</text:p>
          </table:table-cell>
          <table:table-cell office:value-type="float" office:value="2.15" table:style-name="ce98">
            <text:p><text:s text:c="3"/>2.15</text:p>
          </table:table-cell>
          <table:table-cell office:value-type="float" office:value="10750" table:style-name="ce97">
            <text:p>10,750</text:p>
          </table:table-cell>
          <table:table-cell office:value-type="float" office:value="10767" table:style-name="ce97">
            <text:p>10,767</text:p>
          </table:table-cell>
          <table:table-cell office:value-type="float" office:value="32135" table:style-name="ce99">
            <text:p>32,13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3">
            <text:p><text:s/>臺 <text:s/>灣 <text:s/>省<text:s/></text:p>
          </table:table-cell>
          <table:table-cell office:value-type="float" office:value="3152182" table:style-name="ce97">
            <text:p>3,152,182</text:p>
          </table:table-cell>
          <table:table-cell office:value-type="float" office:value="9239833" table:style-name="ce97">
            <text:p>9,239,833</text:p>
          </table:table-cell>
          <table:table-cell office:value-type="float" office:value="4705932" table:style-name="ce97">
            <text:p>4,705,932</text:p>
          </table:table-cell>
          <table:table-cell office:value-type="float" office:value="4533901" table:style-name="ce97">
            <text:p>4,533,901</text:p>
          </table:table-cell>
          <table:table-cell office:value-type="float" office:value="6068" table:style-name="ce97">
            <text:p>6,068</text:p>
          </table:table-cell>
          <table:table-cell office:value-type="float" office:value="3184" table:style-name="ce97">
            <text:p>3,184</text:p>
          </table:table-cell>
          <table:table-cell office:value-type="float" office:value="2884" table:style-name="ce97">
            <text:p>2,884</text:p>
          </table:table-cell>
          <table:table-cell office:value-type="float" office:value="7.73" table:style-name="ce98">
            <text:p><text:s text:c="3"/>7.73</text:p>
          </table:table-cell>
          <table:table-cell office:value-type="float" office:value="5445" table:style-name="ce97">
            <text:p>5,445</text:p>
          </table:table-cell>
          <table:table-cell office:value-type="float" office:value="3281" table:style-name="ce97">
            <text:p>3,281</text:p>
          </table:table-cell>
          <table:table-cell office:value-type="float" office:value="2164" table:style-name="ce97">
            <text:p>2,164</text:p>
          </table:table-cell>
          <table:table-cell office:value-type="float" office:value="6.94" table:style-name="ce98">
            <text:p><text:s text:c="3"/>6.94</text:p>
          </table:table-cell>
          <table:table-cell office:value-type="float" office:value="623" table:style-name="ce102">
            <text:p><text:s text:c="3"/>623</text:p>
          </table:table-cell>
          <table:table-cell office:value-type="float" office:value="0.79" table:style-name="ce104">
            <text:p>0.79</text:p>
          </table:table-cell>
          <table:table-cell office:value-type="float" office:value="2144" table:style-name="ce97">
            <text:p>2,144</text:p>
          </table:table-cell>
          <table:table-cell office:value-type="float" office:value="2.73" table:style-name="ce98">
            <text:p><text:s text:c="3"/>2.73</text:p>
          </table:table-cell>
          <table:table-cell office:value-type="float" office:value="1803" table:style-name="ce97">
            <text:p>1,803</text:p>
          </table:table-cell>
          <table:table-cell office:value-type="float" office:value="2.2999999999999998" table:style-name="ce98">
            <text:p><text:s text:c="3"/>2.30</text:p>
          </table:table-cell>
          <table:table-cell office:value-type="float" office:value="33105" table:style-name="ce97">
            <text:p>33,105</text:p>
          </table:table-cell>
          <table:table-cell office:value-type="float" office:value="32139" table:style-name="ce97">
            <text:p>32,139</text:p>
          </table:table-cell>
          <table:table-cell office:value-type="float" office:value="398676" table:style-name="ce99">
            <text:p>398,67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5">
            <text:p>宜 蘭 縣</text:p>
          </table:table-cell>
          <table:table-cell office:value-type="float" office:value="162304" table:style-name="ce106">
            <text:p><text:s text:c="3"/>162,304</text:p>
          </table:table-cell>
          <table:table-cell office:value-type="float" office:value="458877" table:style-name="ce106">
            <text:p><text:s text:c="3"/>458,877</text:p>
          </table:table-cell>
          <table:table-cell office:value-type="float" office:value="232883" table:style-name="ce106">
            <text:p><text:s text:c="3"/>232,883</text:p>
          </table:table-cell>
          <table:table-cell office:value-type="float" office:value="225994" table:style-name="ce106">
            <text:p><text:s text:c="3"/>225,994</text:p>
          </table:table-cell>
          <table:table-cell office:value-type="float" office:value="291" table:style-name="ce107">
            <text:p>291</text:p>
          </table:table-cell>
          <table:table-cell office:value-type="float" office:value="158" table:style-name="ce107">
            <text:p>158</text:p>
          </table:table-cell>
          <table:table-cell office:value-type="float" office:value="133" table:style-name="ce107">
            <text:p>133</text:p>
          </table:table-cell>
          <table:table-cell office:value-type="float" office:value="7.47" table:style-name="ce108">
            <text:p><text:s text:c="3"/>7.47</text:p>
          </table:table-cell>
          <table:table-cell office:value-type="float" office:value="279" table:style-name="ce106">
            <text:p><text:s text:c="3"/>279</text:p>
          </table:table-cell>
          <table:table-cell office:value-type="float" office:value="161" table:style-name="ce107">
            <text:p>161</text:p>
          </table:table-cell>
          <table:table-cell office:value-type="float" office:value="118" table:style-name="ce107">
            <text:p>118</text:p>
          </table:table-cell>
          <table:table-cell office:value-type="float" office:value="7.16" table:style-name="ce108">
            <text:p><text:s text:c="3"/>7.16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0.31" table:style-name="ce110">
            <text:p><text:s text:c="4"/>0.31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2.2599999999999998" table:style-name="ce108">
            <text:p><text:s text:c="3"/>2.26</text:p>
          </table:table-cell>
          <table:table-cell office:value-type="float" office:value="87" table:style-name="ce106">
            <text:p><text:s text:c="3"/>87</text:p>
          </table:table-cell>
          <table:table-cell office:value-type="float" office:value="2.23" table:style-name="ce108">
            <text:p><text:s text:c="3"/>2.23</text:p>
          </table:table-cell>
          <table:table-cell office:value-type="float" office:value="1894" table:style-name="ce107">
            <text:p>1,894</text:p>
          </table:table-cell>
          <table:table-cell office:value-type="float" office:value="1815" table:style-name="ce107">
            <text:p>1,815</text:p>
          </table:table-cell>
          <table:table-cell office:value-type="float" office:value="16477" table:style-name="ce111">
            <text:p><text:s text:c="3"/>16,477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桃 園 縣</text:p>
          </table:table-cell>
          <table:table-cell office:value-type="float" office:value="727987" table:style-name="ce106">
            <text:p><text:s text:c="3"/>727,987</text:p>
          </table:table-cell>
          <table:table-cell office:value-type="float" office:value="2052529" table:style-name="ce106">
            <text:p><text:s text:c="3"/>2,052,529</text:p>
          </table:table-cell>
          <table:table-cell office:value-type="float" office:value="1030189" table:style-name="ce106">
            <text:p><text:s text:c="3"/>1,030,189</text:p>
          </table:table-cell>
          <table:table-cell office:value-type="float" office:value="1022340" table:style-name="ce106">
            <text:p><text:s text:c="3"/>1,022,340</text:p>
          </table:table-cell>
          <table:table-cell office:value-type="float" office:value="1349" table:style-name="ce106">
            <text:p><text:s text:c="3"/>1,349</text:p>
          </table:table-cell>
          <table:table-cell office:value-type="float" office:value="720" table:style-name="ce107">
            <text:p>720</text:p>
          </table:table-cell>
          <table:table-cell office:value-type="float" office:value="629" table:style-name="ce107">
            <text:p>629</text:p>
          </table:table-cell>
          <table:table-cell office:value-type="float" office:value="7.74" table:style-name="ce108">
            <text:p><text:s text:c="3"/>7.74</text:p>
          </table:table-cell>
          <table:table-cell office:value-type="float" office:value="877" table:style-name="ce106">
            <text:p><text:s text:c="3"/>877</text:p>
          </table:table-cell>
          <table:table-cell office:value-type="float" office:value="552" table:style-name="ce107">
            <text:p>552</text:p>
          </table:table-cell>
          <table:table-cell office:value-type="float" office:value="325" table:style-name="ce107">
            <text:p>325</text:p>
          </table:table-cell>
          <table:table-cell office:value-type="float" office:value="5.03" table:style-name="ce108">
            <text:p><text:s text:c="3"/>5.03</text:p>
          </table:table-cell>
          <table:table-cell office:value-type="float" office:value="472" table:style-name="ce109">
            <text:p><text:s text:c="3"/>472</text:p>
          </table:table-cell>
          <table:table-cell office:value-type="float" office:value="2.71" table:style-name="ce110">
            <text:p><text:s text:c="4"/>2.71</text:p>
          </table:table-cell>
          <table:table-cell office:value-type="float" office:value="601" table:style-name="ce106">
            <text:p><text:s text:c="3"/>601</text:p>
          </table:table-cell>
          <table:table-cell office:value-type="float" office:value="3.45" table:style-name="ce108">
            <text:p><text:s text:c="3"/>3.45</text:p>
          </table:table-cell>
          <table:table-cell office:value-type="float" office:value="431" table:style-name="ce106">
            <text:p><text:s text:c="3"/>431</text:p>
          </table:table-cell>
          <table:table-cell office:value-type="float" office:value="2.4700000000000002" table:style-name="ce108">
            <text:p><text:s text:c="3"/>2.47</text:p>
          </table:table-cell>
          <table:table-cell office:value-type="float" office:value="9834" table:style-name="ce107">
            <text:p>9,834</text:p>
          </table:table-cell>
          <table:table-cell office:value-type="float" office:value="8377" table:style-name="ce107">
            <text:p>8,377</text:p>
          </table:table-cell>
          <table:table-cell office:value-type="float" office:value="64914" table:style-name="ce111">
            <text:p><text:s text:c="3"/>64,914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新 竹 縣</text:p>
          </table:table-cell>
          <table:table-cell office:value-type="float" office:value="177805" table:style-name="ce106">
            <text:p><text:s text:c="3"/>177,805</text:p>
          </table:table-cell>
          <table:table-cell office:value-type="float" office:value="535307" table:style-name="ce106">
            <text:p><text:s text:c="3"/>535,307</text:p>
          </table:table-cell>
          <table:table-cell office:value-type="float" office:value="274213" table:style-name="ce106">
            <text:p><text:s text:c="3"/>274,213</text:p>
          </table:table-cell>
          <table:table-cell office:value-type="float" office:value="261094" table:style-name="ce106">
            <text:p><text:s text:c="3"/>261,094</text:p>
          </table:table-cell>
          <table:table-cell office:value-type="float" office:value="467" table:style-name="ce106">
            <text:p><text:s text:c="3"/>467</text:p>
          </table:table-cell>
          <table:table-cell office:value-type="float" office:value="266" table:style-name="ce107">
            <text:p>266</text:p>
          </table:table-cell>
          <table:table-cell office:value-type="float" office:value="201" table:style-name="ce107">
            <text:p>201</text:p>
          </table:table-cell>
          <table:table-cell office:value-type="float" office:value="10.28" table:style-name="ce108">
            <text:p><text:s text:c="3"/>10.28</text:p>
          </table:table-cell>
          <table:table-cell office:value-type="float" office:value="261" table:style-name="ce106">
            <text:p><text:s text:c="3"/>261</text:p>
          </table:table-cell>
          <table:table-cell office:value-type="float" office:value="153" table:style-name="ce107">
            <text:p>153</text:p>
          </table:table-cell>
          <table:table-cell office:value-type="float" office:value="108" table:style-name="ce107">
            <text:p>108</text:p>
          </table:table-cell>
          <table:table-cell office:value-type="float" office:value="5.75" table:style-name="ce108">
            <text:p><text:s text:c="3"/>5.75</text:p>
          </table:table-cell>
          <table:table-cell office:value-type="float" office:value="206" table:style-name="ce109">
            <text:p><text:s text:c="3"/>206</text:p>
          </table:table-cell>
          <table:table-cell office:value-type="float" office:value="4.53" table:style-name="ce110">
            <text:p><text:s text:c="4"/>4.53</text:p>
          </table:table-cell>
          <table:table-cell office:value-type="float" office:value="155" table:style-name="ce106">
            <text:p><text:s text:c="3"/>155</text:p>
          </table:table-cell>
          <table:table-cell office:value-type="float" office:value="3.41" table:style-name="ce108">
            <text:p><text:s text:c="3"/>3.41</text:p>
          </table:table-cell>
          <table:table-cell office:value-type="float" office:value="114" table:style-name="ce106">
            <text:p><text:s text:c="3"/>114</text:p>
          </table:table-cell>
          <table:table-cell office:value-type="float" office:value="2.5099999999999998" table:style-name="ce108">
            <text:p><text:s text:c="3"/>2.51</text:p>
          </table:table-cell>
          <table:table-cell office:value-type="float" office:value="2367" table:style-name="ce107">
            <text:p>2,367</text:p>
          </table:table-cell>
          <table:table-cell office:value-type="float" office:value="1759" table:style-name="ce107">
            <text:p>1,759</text:p>
          </table:table-cell>
          <table:table-cell office:value-type="float" office:value="20913" table:style-name="ce111">
            <text:p><text:s text:c="3"/>20,91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苗 栗 縣</text:p>
          </table:table-cell>
          <table:table-cell office:value-type="float" office:value="182474" table:style-name="ce106">
            <text:p><text:s text:c="3"/>182,474</text:p>
          </table:table-cell>
          <table:table-cell office:value-type="float" office:value="566818" table:style-name="ce106">
            <text:p><text:s text:c="3"/>566,818</text:p>
          </table:table-cell>
          <table:table-cell office:value-type="float" office:value="292207" table:style-name="ce106">
            <text:p><text:s text:c="3"/>292,207</text:p>
          </table:table-cell>
          <table:table-cell office:value-type="float" office:value="274611" table:style-name="ce106">
            <text:p><text:s text:c="3"/>274,611</text:p>
          </table:table-cell>
          <table:table-cell office:value-type="float" office:value="461" table:style-name="ce106">
            <text:p><text:s text:c="3"/>461</text:p>
          </table:table-cell>
          <table:table-cell office:value-type="float" office:value="242" table:style-name="ce107">
            <text:p>242</text:p>
          </table:table-cell>
          <table:table-cell office:value-type="float" office:value="219" table:style-name="ce107">
            <text:p>219</text:p>
          </table:table-cell>
          <table:table-cell office:value-type="float" office:value="9.58" table:style-name="ce108">
            <text:p><text:s text:c="3"/>9.58</text:p>
          </table:table-cell>
          <table:table-cell office:value-type="float" office:value="386" table:style-name="ce106">
            <text:p><text:s text:c="3"/>386</text:p>
          </table:table-cell>
          <table:table-cell office:value-type="float" office:value="234" table:style-name="ce107">
            <text:p>234</text:p>
          </table:table-cell>
          <table:table-cell office:value-type="float" office:value="152" table:style-name="ce107">
            <text:p>152</text:p>
          </table:table-cell>
          <table:table-cell office:value-type="float" office:value="8.02" table:style-name="ce108">
            <text:p><text:s text:c="3"/>8.02</text:p>
          </table:table-cell>
          <table:table-cell office:value-type="float" office:value="75" table:style-name="ce112">
            <text:p><text:s text:c="3"/>75</text:p>
          </table:table-cell>
          <table:table-cell office:value-type="float" office:value="1.56" table:style-name="ce110">
            <text:p><text:s text:c="4"/>1.56</text:p>
          </table:table-cell>
          <table:table-cell office:value-type="float" office:value="119" table:style-name="ce106">
            <text:p><text:s text:c="3"/>119</text:p>
          </table:table-cell>
          <table:table-cell office:value-type="float" office:value="2.4700000000000002" table:style-name="ce108">
            <text:p><text:s text:c="3"/>2.47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2.14" table:style-name="ce108">
            <text:p><text:s text:c="3"/>2.14</text:p>
          </table:table-cell>
          <table:table-cell office:value-type="float" office:value="1579" table:style-name="ce107">
            <text:p>1,579</text:p>
          </table:table-cell>
          <table:table-cell office:value-type="float" office:value="1540" table:style-name="ce107">
            <text:p>1,540</text:p>
          </table:table-cell>
          <table:table-cell office:value-type="float" office:value="11136" table:style-name="ce111">
            <text:p><text:s text:c="3"/>11,136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5">
            <text:p>彰 化 縣</text:p>
          </table:table-cell>
          <table:table-cell office:value-type="float" office:value="377944" table:style-name="ce106">
            <text:p><text:s text:c="3"/>377,944</text:p>
          </table:table-cell>
          <table:table-cell office:value-type="float" office:value="1292599" table:style-name="ce106">
            <text:p><text:s text:c="3"/>1,292,599</text:p>
          </table:table-cell>
          <table:table-cell office:value-type="float" office:value="661389" table:style-name="ce106">
            <text:p><text:s text:c="3"/>661,389</text:p>
          </table:table-cell>
          <table:table-cell office:value-type="float" office:value="631210" table:style-name="ce106">
            <text:p><text:s text:c="3"/>631,210</text:p>
          </table:table-cell>
          <table:table-cell office:value-type="float" office:value="920" table:style-name="ce106">
            <text:p><text:s text:c="3"/>920</text:p>
          </table:table-cell>
          <table:table-cell office:value-type="float" office:value="475" table:style-name="ce107">
            <text:p>475</text:p>
          </table:table-cell>
          <table:table-cell office:value-type="float" office:value="445" table:style-name="ce107">
            <text:p>445</text:p>
          </table:table-cell>
          <table:table-cell office:value-type="float" office:value="8.3800000000000008" table:style-name="ce108">
            <text:p><text:s text:c="3"/>8.38</text:p>
          </table:table-cell>
          <table:table-cell office:value-type="float" office:value="724" table:style-name="ce106">
            <text:p><text:s text:c="3"/>724</text:p>
          </table:table-cell>
          <table:table-cell office:value-type="float" office:value="420" table:style-name="ce107">
            <text:p>420</text:p>
          </table:table-cell>
          <table:table-cell office:value-type="float" office:value="304" table:style-name="ce107">
            <text:p>304</text:p>
          </table:table-cell>
          <table:table-cell office:value-type="float" office:value="6.59" table:style-name="ce108">
            <text:p><text:s text:c="3"/>6.59</text:p>
          </table:table-cell>
          <table:table-cell office:value-type="float" office:value="196" table:style-name="ce113">
            <text:p><text:s text:c="3"/>196</text:p>
          </table:table-cell>
          <table:table-cell office:value-type="float" office:value="1.78" table:style-name="ce110">
            <text:p><text:s text:c="4"/>1.78</text:p>
          </table:table-cell>
          <table:table-cell office:value-type="float" office:value="252" table:style-name="ce106">
            <text:p><text:s text:c="3"/>252</text:p>
          </table:table-cell>
          <table:table-cell office:value-type="float" office:value="2.29" table:style-name="ce108">
            <text:p><text:s text:c="3"/>2.29</text:p>
          </table:table-cell>
          <table:table-cell office:value-type="float" office:value="188" table:style-name="ce106">
            <text:p><text:s text:c="3"/>188</text:p>
          </table:table-cell>
          <table:table-cell office:value-type="float" office:value="1.71" table:style-name="ce108">
            <text:p><text:s text:c="3"/>1.71</text:p>
          </table:table-cell>
          <table:table-cell office:value-type="float" office:value="2837" table:style-name="ce107">
            <text:p>2,837</text:p>
          </table:table-cell>
          <table:table-cell office:value-type="float" office:value="3563" table:style-name="ce107">
            <text:p>3,563</text:p>
          </table:table-cell>
          <table:table-cell office:value-type="float" office:value="5243" table:style-name="ce111">
            <text:p><text:s text:c="3"/>5,24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南 投 縣</text:p>
          </table:table-cell>
          <table:table-cell office:value-type="float" office:value="176021" table:style-name="ce106">
            <text:p><text:s text:c="3"/>176,021</text:p>
          </table:table-cell>
          <table:table-cell office:value-type="float" office:value="515345" table:style-name="ce106">
            <text:p><text:s text:c="3"/>515,345</text:p>
          </table:table-cell>
          <table:table-cell office:value-type="float" office:value="264414" table:style-name="ce106">
            <text:p><text:s text:c="3"/>264,414</text:p>
          </table:table-cell>
          <table:table-cell office:value-type="float" office:value="250931" table:style-name="ce106">
            <text:p><text:s text:c="3"/>250,931</text:p>
          </table:table-cell>
          <table:table-cell office:value-type="float" office:value="283" table:style-name="ce106">
            <text:p><text:s text:c="3"/>283</text:p>
          </table:table-cell>
          <table:table-cell office:value-type="float" office:value="149" table:style-name="ce107">
            <text:p>149</text:p>
          </table:table-cell>
          <table:table-cell office:value-type="float" office:value="134" table:style-name="ce107">
            <text:p>134</text:p>
          </table:table-cell>
          <table:table-cell office:value-type="float" office:value="6.46" table:style-name="ce108">
            <text:p><text:s text:c="3"/>6.46</text:p>
          </table:table-cell>
          <table:table-cell office:value-type="float" office:value="342" table:style-name="ce106">
            <text:p><text:s text:c="3"/>342</text:p>
          </table:table-cell>
          <table:table-cell office:value-type="float" office:value="212" table:style-name="ce107">
            <text:p>212</text:p>
          </table:table-cell>
          <table:table-cell office:value-type="float" office:value="130" table:style-name="ce107">
            <text:p>130</text:p>
          </table:table-cell>
          <table:table-cell office:value-type="float" office:value="7.81" table:style-name="ce108">
            <text:p><text:s text:c="3"/>7.81</text:p>
          </table:table-cell>
          <table:table-cell office:value-type="float" office:value="-59" table:style-name="ce109">
            <text:p>－ <text:s text:c="3"/>59</text:p>
          </table:table-cell>
          <table:table-cell office:value-type="float" office:value="-1.35" table:style-name="ce110">
            <text:p>－ <text:s text:c="2"/>1.35</text:p>
          </table:table-cell>
          <table:table-cell office:value-type="float" office:value="115" table:style-name="ce106">
            <text:p><text:s text:c="3"/>115</text:p>
          </table:table-cell>
          <table:table-cell office:value-type="float" office:value="2.63" table:style-name="ce108">
            <text:p><text:s text:c="3"/>2.63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2.17" table:style-name="ce108">
            <text:p><text:s text:c="3"/>2.17</text:p>
          </table:table-cell>
          <table:table-cell office:value-type="float" office:value="1436" table:style-name="ce107">
            <text:p>1,436</text:p>
          </table:table-cell>
          <table:table-cell office:value-type="float" office:value="1596" table:style-name="ce107">
            <text:p>1,596</text:p>
          </table:table-cell>
          <table:table-cell office:value-type="float" office:value="28679" table:style-name="ce111">
            <text:p><text:s text:c="3"/>28,679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雲 林 縣</text:p>
          </table:table-cell>
          <table:table-cell office:value-type="float" office:value="237544" table:style-name="ce106">
            <text:p><text:s text:c="3"/>237,544</text:p>
          </table:table-cell>
          <table:table-cell office:value-type="float" office:value="706941" table:style-name="ce106">
            <text:p><text:s text:c="3"/>706,941</text:p>
          </table:table-cell>
          <table:table-cell office:value-type="float" office:value="367813" table:style-name="ce106">
            <text:p><text:s text:c="3"/>367,813</text:p>
          </table:table-cell>
          <table:table-cell office:value-type="float" office:value="339128" table:style-name="ce106">
            <text:p><text:s text:c="3"/>339,128</text:p>
          </table:table-cell>
          <table:table-cell office:value-type="float" office:value="413" table:style-name="ce106">
            <text:p><text:s text:c="3"/>413</text:p>
          </table:table-cell>
          <table:table-cell office:value-type="float" office:value="215" table:style-name="ce107">
            <text:p>215</text:p>
          </table:table-cell>
          <table:table-cell office:value-type="float" office:value="198" table:style-name="ce107">
            <text:p>198</text:p>
          </table:table-cell>
          <table:table-cell office:value-type="float" office:value="6.88" table:style-name="ce108">
            <text:p><text:s text:c="3"/>6.88</text:p>
          </table:table-cell>
          <table:table-cell office:value-type="float" office:value="527" table:style-name="ce106">
            <text:p><text:s text:c="3"/>527</text:p>
          </table:table-cell>
          <table:table-cell office:value-type="float" office:value="312" table:style-name="ce107">
            <text:p>312</text:p>
          </table:table-cell>
          <table:table-cell office:value-type="float" office:value="215" table:style-name="ce107">
            <text:p>215</text:p>
          </table:table-cell>
          <table:table-cell office:value-type="float" office:value="8.7799999999999994" table:style-name="ce108">
            <text:p><text:s text:c="3"/>8.78</text:p>
          </table:table-cell>
          <table:table-cell office:value-type="float" office:value="-114" table:style-name="ce114">
            <text:p>－ <text:s/>114</text:p>
          </table:table-cell>
          <table:table-cell office:value-type="float" office:value="-1.9" table:style-name="ce110">
            <text:p>－ <text:s text:c="2"/>1.90</text:p>
          </table:table-cell>
          <table:table-cell office:value-type="float" office:value="141" table:style-name="ce106">
            <text:p><text:s text:c="3"/>141</text:p>
          </table:table-cell>
          <table:table-cell office:value-type="float" office:value="2.35" table:style-name="ce108">
            <text:p><text:s text:c="3"/>2.35</text:p>
          </table:table-cell>
          <table:table-cell office:value-type="float" office:value="116" table:style-name="ce106">
            <text:p><text:s text:c="3"/>116</text:p>
          </table:table-cell>
          <table:table-cell office:value-type="float" office:value="1.93" table:style-name="ce108">
            <text:p><text:s text:c="3"/>1.93</text:p>
          </table:table-cell>
          <table:table-cell office:value-type="float" office:value="1735" table:style-name="ce107">
            <text:p>1,735</text:p>
          </table:table-cell>
          <table:table-cell office:value-type="float" office:value="1879" table:style-name="ce107">
            <text:p>1,879</text:p>
          </table:table-cell>
          <table:table-cell office:value-type="float" office:value="2164" table:style-name="ce111">
            <text:p><text:s text:c="3"/>2,164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嘉 義 縣</text:p>
          </table:table-cell>
          <table:table-cell office:value-type="float" office:value="181121" table:style-name="ce106">
            <text:p><text:s text:c="3"/>181,121</text:p>
          </table:table-cell>
          <table:table-cell office:value-type="float" office:value="526469" table:style-name="ce106">
            <text:p><text:s text:c="3"/>526,469</text:p>
          </table:table-cell>
          <table:table-cell office:value-type="float" office:value="274179" table:style-name="ce106">
            <text:p><text:s text:c="3"/>274,179</text:p>
          </table:table-cell>
          <table:table-cell office:value-type="float" office:value="252290" table:style-name="ce106">
            <text:p><text:s text:c="3"/>252,290</text:p>
          </table:table-cell>
          <table:table-cell office:value-type="float" office:value="245" table:style-name="ce106">
            <text:p><text:s text:c="3"/>245</text:p>
          </table:table-cell>
          <table:table-cell office:value-type="float" office:value="128" table:style-name="ce107">
            <text:p>128</text:p>
          </table:table-cell>
          <table:table-cell office:value-type="float" office:value="117" table:style-name="ce107">
            <text:p>117</text:p>
          </table:table-cell>
          <table:table-cell office:value-type="float" office:value="5.48" table:style-name="ce108">
            <text:p><text:s text:c="3"/>5.48</text:p>
          </table:table-cell>
          <table:table-cell office:value-type="float" office:value="387" table:style-name="ce106">
            <text:p><text:s text:c="3"/>387</text:p>
          </table:table-cell>
          <table:table-cell office:value-type="float" office:value="228" table:style-name="ce107">
            <text:p>228</text:p>
          </table:table-cell>
          <table:table-cell office:value-type="float" office:value="159" table:style-name="ce107">
            <text:p>159</text:p>
          </table:table-cell>
          <table:table-cell office:value-type="float" office:value="8.65" table:style-name="ce108">
            <text:p><text:s text:c="3"/>8.65</text:p>
          </table:table-cell>
          <table:table-cell office:value-type="float" office:value="-142" table:style-name="ce114">
            <text:p>－ <text:s/>142</text:p>
          </table:table-cell>
          <table:table-cell office:value-type="float" office:value="-3.17" table:style-name="ce110">
            <text:p>－ <text:s text:c="2"/>3.17</text:p>
          </table:table-cell>
          <table:table-cell office:value-type="float" office:value="84" table:style-name="ce106">
            <text:p><text:s text:c="3"/>84</text:p>
          </table:table-cell>
          <table:table-cell office:value-type="float" office:value="1.88" table:style-name="ce108">
            <text:p><text:s text:c="3"/>1.88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2.2799999999999998" table:style-name="ce108">
            <text:p><text:s text:c="3"/>2.28</text:p>
          </table:table-cell>
          <table:table-cell office:value-type="float" office:value="1343" table:style-name="ce107">
            <text:p>1,343</text:p>
          </table:table-cell>
          <table:table-cell office:value-type="float" office:value="1467" table:style-name="ce107">
            <text:p>1,467</text:p>
          </table:table-cell>
          <table:table-cell office:value-type="float" office:value="5760" table:style-name="ce111">
            <text:p><text:s text:c="3"/>5,76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05">
            <text:p>屏 東 縣</text:p>
          </table:table-cell>
          <table:table-cell office:value-type="float" office:value="282844" table:style-name="ce106">
            <text:p><text:s text:c="3"/>282,844</text:p>
          </table:table-cell>
          <table:table-cell office:value-type="float" office:value="849794" table:style-name="ce106">
            <text:p><text:s text:c="3"/>849,794</text:p>
          </table:table-cell>
          <table:table-cell office:value-type="float" office:value="435540" table:style-name="ce106">
            <text:p><text:s text:c="3"/>435,540</text:p>
          </table:table-cell>
          <table:table-cell office:value-type="float" office:value="414254" table:style-name="ce106">
            <text:p><text:s text:c="3"/>414,254</text:p>
          </table:table-cell>
          <table:table-cell office:value-type="float" office:value="398" table:style-name="ce106">
            <text:p><text:s text:c="3"/>398</text:p>
          </table:table-cell>
          <table:table-cell office:value-type="float" office:value="205" table:style-name="ce107">
            <text:p>205</text:p>
          </table:table-cell>
          <table:table-cell office:value-type="float" office:value="193" table:style-name="ce107">
            <text:p>193</text:p>
          </table:table-cell>
          <table:table-cell office:value-type="float" office:value="5.51" table:style-name="ce108">
            <text:p><text:s text:c="3"/>5.51</text:p>
          </table:table-cell>
          <table:table-cell office:value-type="float" office:value="626" table:style-name="ce106">
            <text:p><text:s text:c="3"/>626</text:p>
          </table:table-cell>
          <table:table-cell office:value-type="float" office:value="381" table:style-name="ce107">
            <text:p>381</text:p>
          </table:table-cell>
          <table:table-cell office:value-type="float" office:value="245" table:style-name="ce107">
            <text:p>245</text:p>
          </table:table-cell>
          <table:table-cell office:value-type="float" office:value="8.67" table:style-name="ce108">
            <text:p><text:s text:c="3"/>8.67</text:p>
          </table:table-cell>
          <table:table-cell office:value-type="float" office:value="-228" table:style-name="ce114">
            <text:p>－ <text:s/>228</text:p>
          </table:table-cell>
          <table:table-cell office:value-type="float" office:value="-3.16" table:style-name="ce110">
            <text:p>－ <text:s text:c="2"/>3.16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2.16" table:style-name="ce108">
            <text:p><text:s text:c="3"/>2.16</text:p>
          </table:table-cell>
          <table:table-cell office:value-type="float" office:value="152" table:style-name="ce106">
            <text:p><text:s text:c="3"/>152</text:p>
          </table:table-cell>
          <table:table-cell office:value-type="float" office:value="2.11" table:style-name="ce108">
            <text:p><text:s text:c="3"/>2.11</text:p>
          </table:table-cell>
          <table:table-cell office:value-type="float" office:value="2337" table:style-name="ce107">
            <text:p>2,337</text:p>
          </table:table-cell>
          <table:table-cell office:value-type="float" office:value="2481" table:style-name="ce107">
            <text:p>2,481</text:p>
          </table:table-cell>
          <table:table-cell office:value-type="float" office:value="58273" table:style-name="ce111">
            <text:p><text:s text:c="3"/>58,273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6">
          <table:table-cell office:value-type="string" table:style-name="ce105">
            <text:p>臺 東 縣</text:p>
          </table:table-cell>
          <table:table-cell office:value-type="float" office:value="82048" table:style-name="ce106">
            <text:p><text:s text:c="3"/>82,048</text:p>
          </table:table-cell>
          <table:table-cell office:value-type="float" office:value="225061" table:style-name="ce106">
            <text:p><text:s text:c="3"/>225,061</text:p>
          </table:table-cell>
          <table:table-cell office:value-type="float" office:value="116784" table:style-name="ce106">
            <text:p><text:s text:c="3"/>116,784</text:p>
          </table:table-cell>
          <table:table-cell office:value-type="float" office:value="108277" table:style-name="ce106">
            <text:p><text:s text:c="3"/>108,277</text:p>
          </table:table-cell>
          <table:table-cell office:value-type="float" office:value="133" table:style-name="ce106">
            <text:p><text:s text:c="3"/>133</text:p>
          </table:table-cell>
          <table:table-cell office:value-type="float" office:value="75" table:style-name="ce107">
            <text:p>75</text:p>
          </table:table-cell>
          <table:table-cell office:value-type="float" office:value="58" table:style-name="ce107">
            <text:p>58</text:p>
          </table:table-cell>
          <table:table-cell office:value-type="float" office:value="6.96" table:style-name="ce108">
            <text:p><text:s text:c="3"/>6.96</text:p>
          </table:table-cell>
          <table:table-cell office:value-type="float" office:value="194" table:style-name="ce106">
            <text:p><text:s text:c="3"/>194</text:p>
          </table:table-cell>
          <table:table-cell office:value-type="float" office:value="115" table:style-name="ce107">
            <text:p>115</text:p>
          </table:table-cell>
          <table:table-cell office:value-type="float" office:value="79" table:style-name="ce107">
            <text:p>79</text:p>
          </table:table-cell>
          <table:table-cell office:value-type="float" office:value="10.15" table:style-name="ce108">
            <text:p><text:s text:c="3"/>10.15</text:p>
          </table:table-cell>
          <table:table-cell office:value-type="float" office:value="-61" table:style-name="ce109">
            <text:p>－ <text:s text:c="3"/>61</text:p>
          </table:table-cell>
          <table:table-cell office:value-type="float" office:value="-3.19" table:style-name="ce110">
            <text:p>－ <text:s text:c="2"/>3.19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3.66" table:style-name="ce108">
            <text:p><text:s text:c="3"/>3.66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3.14" table:style-name="ce108">
            <text:p><text:s text:c="3"/>3.14</text:p>
          </table:table-cell>
          <table:table-cell office:value-type="float" office:value="801" table:style-name="ce107">
            <text:p>801</text:p>
          </table:table-cell>
          <table:table-cell office:value-type="float" office:value="849" table:style-name="ce107">
            <text:p>849</text:p>
          </table:table-cell>
          <table:table-cell office:value-type="float" office:value="79674" table:style-name="ce111">
            <text:p><text:s text:c="3"/>79,674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花 蓮 縣</text:p>
          </table:table-cell>
          <table:table-cell office:value-type="float" office:value="124009" table:style-name="ce106">
            <text:p><text:s text:c="3"/>124,009</text:p>
          </table:table-cell>
          <table:table-cell office:value-type="float" office:value="333733" table:style-name="ce106">
            <text:p><text:s text:c="3"/>333,733</text:p>
          </table:table-cell>
          <table:table-cell office:value-type="float" office:value="170614" table:style-name="ce106">
            <text:p><text:s text:c="3"/>170,614</text:p>
          </table:table-cell>
          <table:table-cell office:value-type="float" office:value="163119" table:style-name="ce106">
            <text:p><text:s text:c="3"/>163,119</text:p>
          </table:table-cell>
          <table:table-cell office:value-type="float" office:value="235" table:style-name="ce106">
            <text:p><text:s text:c="3"/>235</text:p>
          </table:table-cell>
          <table:table-cell office:value-type="float" office:value="117" table:style-name="ce107">
            <text:p>117</text:p>
          </table:table-cell>
          <table:table-cell office:value-type="float" office:value="118" table:style-name="ce107">
            <text:p>118</text:p>
          </table:table-cell>
          <table:table-cell office:value-type="float" office:value="8.2899999999999991" table:style-name="ce108">
            <text:p><text:s text:c="3"/>8.29</text:p>
          </table:table-cell>
          <table:table-cell office:value-type="float" office:value="242" table:style-name="ce106">
            <text:p><text:s text:c="3"/>242</text:p>
          </table:table-cell>
          <table:table-cell office:value-type="float" office:value="155" table:style-name="ce107">
            <text:p>155</text:p>
          </table:table-cell>
          <table:table-cell office:value-type="float" office:value="87" table:style-name="ce107">
            <text:p>87</text:p>
          </table:table-cell>
          <table:table-cell office:value-type="float" office:value="8.5399999999999991" table:style-name="ce108">
            <text:p><text:s text:c="3"/>8.54</text:p>
          </table:table-cell>
          <table:table-cell office:value-type="float" office:value="-7" table:style-name="ce112">
            <text:p>－ <text:s text:c="4"/>7</text:p>
          </table:table-cell>
          <table:table-cell office:value-type="float" office:value="-0.25" table:style-name="ce110">
            <text:p>－ <text:s text:c="2"/>0.25</text:p>
          </table:table-cell>
          <table:table-cell office:value-type="float" office:value="85" table:style-name="ce106">
            <text:p><text:s text:c="3"/>85</text:p>
          </table:table-cell>
          <table:table-cell office:value-type="float" office:value="3" table:style-name="ce108">
            <text:p><text:s text:c="3"/>3.00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3.6" table:style-name="ce108">
            <text:p><text:s text:c="3"/>3.60</text:p>
          </table:table-cell>
          <table:table-cell office:value-type="float" office:value="1603" table:style-name="ce107">
            <text:p>1,603</text:p>
          </table:table-cell>
          <table:table-cell office:value-type="float" office:value="1570" table:style-name="ce107">
            <text:p>1,570</text:p>
          </table:table-cell>
          <table:table-cell office:value-type="float" office:value="91537" table:style-name="ce111">
            <text:p><text:s text:c="3"/>91,537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澎 湖 縣</text:p>
          </table:table-cell>
          <table:table-cell office:value-type="float" office:value="37371" table:style-name="ce106">
            <text:p><text:s text:c="3"/>37,371</text:p>
          </table:table-cell>
          <table:table-cell office:value-type="float" office:value="101110" table:style-name="ce106">
            <text:p><text:s text:c="3"/>101,110</text:p>
          </table:table-cell>
          <table:table-cell office:value-type="float" office:value="52042" table:style-name="ce106">
            <text:p><text:s text:c="3"/>52,042</text:p>
          </table:table-cell>
          <table:table-cell office:value-type="float" office:value="49068" table:style-name="ce106">
            <text:p><text:s text:c="3"/>49,068</text:p>
          </table:table-cell>
          <table:table-cell office:value-type="float" office:value="71" table:style-name="ce106">
            <text:p><text:s text:c="3"/>71</text:p>
          </table:table-cell>
          <table:table-cell office:value-type="float" office:value="41" table:style-name="ce107">
            <text:p>41</text:p>
          </table:table-cell>
          <table:table-cell office:value-type="float" office:value="30" table:style-name="ce107">
            <text:p>30</text:p>
          </table:table-cell>
          <table:table-cell office:value-type="float" office:value="8.27" table:style-name="ce108">
            <text:p><text:s text:c="3"/>8.27</text:p>
          </table:table-cell>
          <table:table-cell office:value-type="float" office:value="79" table:style-name="ce106">
            <text:p><text:s text:c="3"/>79</text:p>
          </table:table-cell>
          <table:table-cell office:value-type="float" office:value="44" table:style-name="ce107">
            <text:p>44</text:p>
          </table:table-cell>
          <table:table-cell office:value-type="float" office:value="35" table:style-name="ce107">
            <text:p>35</text:p>
          </table:table-cell>
          <table:table-cell office:value-type="float" office:value="9.1999999999999993" table:style-name="ce108">
            <text:p><text:s text:c="3"/>9.20</text:p>
          </table:table-cell>
          <table:table-cell office:value-type="float" office:value="-8" table:style-name="ce112">
            <text:p>－ <text:s text:c="4"/>8</text:p>
          </table:table-cell>
          <table:table-cell office:value-type="float" office:value="-0.93" table:style-name="ce110">
            <text:p>－ <text:s text:c="2"/>0.93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.86" table:style-name="ce108">
            <text:p><text:s text:c="3"/>1.86</text:p>
          </table:table-cell>
          <table:table-cell office:value-type="float" office:value="21" table:style-name="ce106">
            <text:p><text:s text:c="3"/>21</text:p>
          </table:table-cell>
          <table:table-cell office:value-type="float" office:value="2.44" table:style-name="ce108">
            <text:p><text:s text:c="3"/>2.44</text:p>
          </table:table-cell>
          <table:table-cell office:value-type="float" office:value="402" table:style-name="ce107">
            <text:p>402</text:p>
          </table:table-cell>
          <table:table-cell office:value-type="float" office:value="460" table:style-name="ce107">
            <text:p>460</text:p>
          </table:table-cell>
          <table:table-cell office:value-type="float" office:value="413" table:style-name="ce111">
            <text:p><text:s text:c="3"/>413</text:p>
          </table:table-cell>
          <table:table-cell table:number-columns-repeated="16362" table:style-name="ce2"/>
        </table:table-row>
        <table:table-row table:style-name="ro16">
          <table:table-cell office:value-type="string" table:style-name="ce105">
            <text:p>基 隆 市</text:p>
          </table:table-cell>
          <table:table-cell office:value-type="float" office:value="150404" table:style-name="ce106">
            <text:p><text:s text:c="3"/>150,404</text:p>
          </table:table-cell>
          <table:table-cell office:value-type="float" office:value="373721" table:style-name="ce106">
            <text:p><text:s text:c="3"/>373,721</text:p>
          </table:table-cell>
          <table:table-cell office:value-type="float" office:value="187968" table:style-name="ce106">
            <text:p><text:s text:c="3"/>187,968</text:p>
          </table:table-cell>
          <table:table-cell office:value-type="float" office:value="185753" table:style-name="ce106">
            <text:p><text:s text:c="3"/>185,753</text:p>
          </table:table-cell>
          <table:table-cell office:value-type="float" office:value="180" table:style-name="ce106">
            <text:p><text:s text:c="3"/>180</text:p>
          </table:table-cell>
          <table:table-cell office:value-type="float" office:value="85" table:style-name="ce107">
            <text:p>85</text:p>
          </table:table-cell>
          <table:table-cell office:value-type="float" office:value="95" table:style-name="ce107">
            <text:p>95</text:p>
          </table:table-cell>
          <table:table-cell office:value-type="float" office:value="5.67" table:style-name="ce108">
            <text:p><text:s text:c="3"/>5.67</text:p>
          </table:table-cell>
          <table:table-cell office:value-type="float" office:value="197" table:style-name="ce106">
            <text:p><text:s text:c="3"/>197</text:p>
          </table:table-cell>
          <table:table-cell office:value-type="float" office:value="116" table:style-name="ce107">
            <text:p>116</text:p>
          </table:table-cell>
          <table:table-cell office:value-type="float" office:value="81" table:style-name="ce107">
            <text:p>81</text:p>
          </table:table-cell>
          <table:table-cell office:value-type="float" office:value="6.21" table:style-name="ce108">
            <text:p><text:s text:c="3"/>6.21</text:p>
          </table:table-cell>
          <table:table-cell office:value-type="float" office:value="-17" table:style-name="ce109">
            <text:p>－ <text:s text:c="3"/>17</text:p>
          </table:table-cell>
          <table:table-cell office:value-type="float" office:value="-0.54" table:style-name="ce110">
            <text:p>－ <text:s text:c="2"/>0.54</text:p>
          </table:table-cell>
          <table:table-cell office:value-type="float" office:value="100" table:style-name="ce106">
            <text:p><text:s text:c="3"/>100</text:p>
          </table:table-cell>
          <table:table-cell office:value-type="float" office:value="3.15" table:style-name="ce108">
            <text:p><text:s text:c="3"/>3.15</text:p>
          </table:table-cell>
          <table:table-cell office:value-type="float" office:value="78" table:style-name="ce106">
            <text:p><text:s text:c="3"/>78</text:p>
          </table:table-cell>
          <table:table-cell office:value-type="float" office:value="2.46" table:style-name="ce108">
            <text:p><text:s text:c="3"/>2.46</text:p>
          </table:table-cell>
          <table:table-cell office:value-type="float" office:value="1795" table:style-name="ce107">
            <text:p>1,795</text:p>
          </table:table-cell>
          <table:table-cell office:value-type="float" office:value="1759" table:style-name="ce107">
            <text:p>1,759</text:p>
          </table:table-cell>
          <table:table-cell office:value-type="float" office:value="8923" table:style-name="ce111">
            <text:p><text:s text:c="3"/>8,92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新 竹 市</text:p>
          </table:table-cell>
          <table:table-cell office:value-type="float" office:value="154223" table:style-name="ce106">
            <text:p><text:s text:c="3"/>154,223</text:p>
          </table:table-cell>
          <table:table-cell office:value-type="float" office:value="430644" table:style-name="ce106">
            <text:p><text:s text:c="3"/>430,644</text:p>
          </table:table-cell>
          <table:table-cell office:value-type="float" office:value="213247" table:style-name="ce106">
            <text:p><text:s text:c="3"/>213,247</text:p>
          </table:table-cell>
          <table:table-cell office:value-type="float" office:value="217397" table:style-name="ce106">
            <text:p><text:s text:c="3"/>217,397</text:p>
          </table:table-cell>
          <table:table-cell office:value-type="float" office:value="447" table:style-name="ce106">
            <text:p><text:s text:c="3"/>447</text:p>
          </table:table-cell>
          <table:table-cell office:value-type="float" office:value="218" table:style-name="ce107">
            <text:p>218</text:p>
          </table:table-cell>
          <table:table-cell office:value-type="float" office:value="229" table:style-name="ce107">
            <text:p>229</text:p>
          </table:table-cell>
          <table:table-cell office:value-type="float" office:value="12.23" table:style-name="ce108">
            <text:p><text:s text:c="3"/>12.23</text:p>
          </table:table-cell>
          <table:table-cell office:value-type="float" office:value="186" table:style-name="ce106">
            <text:p><text:s text:c="3"/>186</text:p>
          </table:table-cell>
          <table:table-cell office:value-type="float" office:value="124" table:style-name="ce107">
            <text:p>124</text:p>
          </table:table-cell>
          <table:table-cell office:value-type="float" office:value="62" table:style-name="ce107">
            <text:p>62</text:p>
          </table:table-cell>
          <table:table-cell office:value-type="float" office:value="5.09" table:style-name="ce108">
            <text:p><text:s text:c="3"/>5.09</text:p>
          </table:table-cell>
          <table:table-cell office:value-type="float" office:value="261" table:style-name="ce109">
            <text:p><text:s text:c="3"/>261</text:p>
          </table:table-cell>
          <table:table-cell office:value-type="float" office:value="7.14" table:style-name="ce110">
            <text:p><text:s text:c="4"/>7.14</text:p>
          </table:table-cell>
          <table:table-cell office:value-type="float" office:value="108" table:style-name="ce106">
            <text:p><text:s text:c="3"/>108</text:p>
          </table:table-cell>
          <table:table-cell office:value-type="float" office:value="2.95" table:style-name="ce108">
            <text:p><text:s text:c="3"/>2.95</text:p>
          </table:table-cell>
          <table:table-cell office:value-type="float" office:value="90" table:style-name="ce106">
            <text:p><text:s text:c="3"/>90</text:p>
          </table:table-cell>
          <table:table-cell office:value-type="float" office:value="2.46" table:style-name="ce108">
            <text:p><text:s text:c="3"/>2.46</text:p>
          </table:table-cell>
          <table:table-cell office:value-type="float" office:value="2066" table:style-name="ce107">
            <text:p>2,066</text:p>
          </table:table-cell>
          <table:table-cell office:value-type="float" office:value="1978" table:style-name="ce107">
            <text:p>1,978</text:p>
          </table:table-cell>
          <table:table-cell office:value-type="float" office:value="3637" table:style-name="ce111">
            <text:p><text:s text:c="3"/>3,637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5">
            <text:p>嘉 義 市</text:p>
          </table:table-cell>
          <table:table-cell office:value-type="float" office:value="98083" table:style-name="ce106">
            <text:p><text:s text:c="3"/>98,083</text:p>
          </table:table-cell>
          <table:table-cell office:value-type="float" office:value="270885" table:style-name="ce106">
            <text:p><text:s text:c="3"/>270,885</text:p>
          </table:table-cell>
          <table:table-cell office:value-type="float" office:value="132450" table:style-name="ce106">
            <text:p><text:s text:c="3"/>132,450</text:p>
          </table:table-cell>
          <table:table-cell office:value-type="float" office:value="138435" table:style-name="ce106">
            <text:p><text:s text:c="3"/>138,435</text:p>
          </table:table-cell>
          <table:table-cell office:value-type="float" office:value="175" table:style-name="ce106">
            <text:p><text:s text:c="3"/>175</text:p>
          </table:table-cell>
          <table:table-cell office:value-type="float" office:value="90" table:style-name="ce107">
            <text:p>90</text:p>
          </table:table-cell>
          <table:table-cell office:value-type="float" office:value="85" table:style-name="ce107">
            <text:p>85</text:p>
          </table:table-cell>
          <table:table-cell office:value-type="float" office:value="7.61" table:style-name="ce108">
            <text:p><text:s text:c="3"/>7.61</text:p>
          </table:table-cell>
          <table:table-cell office:value-type="float" office:value="138" table:style-name="ce106">
            <text:p><text:s text:c="3"/>138</text:p>
          </table:table-cell>
          <table:table-cell office:value-type="float" office:value="74" table:style-name="ce107">
            <text:p>74</text:p>
          </table:table-cell>
          <table:table-cell office:value-type="float" office:value="64" table:style-name="ce107">
            <text:p>64</text:p>
          </table:table-cell>
          <table:table-cell office:value-type="float" office:value="6" table:style-name="ce108">
            <text:p><text:s text:c="3"/>6.00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.61" table:style-name="ce110">
            <text:p><text:s text:c="4"/>1.61</text:p>
          </table:table-cell>
          <table:table-cell office:value-type="float" office:value="54" table:style-name="ce106">
            <text:p><text:s text:c="3"/>54</text:p>
          </table:table-cell>
          <table:table-cell office:value-type="float" office:value="2.35" table:style-name="ce108">
            <text:p><text:s text:c="3"/>2.35</text:p>
          </table:table-cell>
          <table:table-cell office:value-type="float" office:value="64" table:style-name="ce106">
            <text:p><text:s text:c="3"/>64</text:p>
          </table:table-cell>
          <table:table-cell office:value-type="float" office:value="2.78" table:style-name="ce108">
            <text:p><text:s text:c="3"/>2.78</text:p>
          </table:table-cell>
          <table:table-cell office:value-type="float" office:value="1076" table:style-name="ce107">
            <text:p>1,076</text:p>
          </table:table-cell>
          <table:table-cell office:value-type="float" office:value="1046" table:style-name="ce107">
            <text:p>1,046</text:p>
          </table:table-cell>
          <table:table-cell office:value-type="float" office:value="933" table:style-name="ce111">
            <text:p><text:s text:c="3"/>933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3">
            <text:p>福 <text:s/>建 <text:s/>省</text:p>
          </table:table-cell>
          <table:table-cell office:value-type="float" office:value="39805" table:style-name="ce115">
            <text:p><text:s text:c="3"/>39,805</text:p>
          </table:table-cell>
          <table:table-cell office:value-type="float" office:value="137527" table:style-name="ce115">
            <text:p><text:s text:c="3"/>137,527</text:p>
          </table:table-cell>
          <table:table-cell office:value-type="float" office:value="69864" table:style-name="ce115">
            <text:p><text:s text:c="3"/>69,864</text:p>
          </table:table-cell>
          <table:table-cell office:value-type="float" office:value="67663" table:style-name="ce115">
            <text:p><text:s text:c="3"/>67,663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66" table:style-name="ce20">
            <text:p>66</text:p>
          </table:table-cell>
          <table:table-cell office:value-type="float" office:value="69" table:style-name="ce20">
            <text:p>69</text:p>
          </table:table-cell>
          <table:table-cell office:value-type="float" office:value="11.58" table:style-name="ce94">
            <text:p><text:s text:c="3"/>11.58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36" table:style-name="ce20">
            <text:p>36</text:p>
          </table:table-cell>
          <table:table-cell office:value-type="float" office:value="20" table:style-name="ce20">
            <text:p>20</text:p>
          </table:table-cell>
          <table:table-cell office:value-type="float" office:value="4.8" table:style-name="ce94">
            <text:p><text:s text:c="3"/>4.8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6.77" table:style-name="ce117">
            <text:p><text:s text:c="4"/>6.77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.83" table:style-name="ce94">
            <text:p><text:s text:c="3"/>2.83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1.97" table:style-name="ce94">
            <text:p><text:s text:c="3"/>1.97</text:p>
          </table:table-cell>
          <table:table-cell office:value-type="float" office:value="1020" table:style-name="ce20">
            <text:p>1,020</text:p>
          </table:table-cell>
          <table:table-cell office:value-type="float" office:value="649" table:style-name="ce20">
            <text:p>649</text:p>
          </table:table-cell>
          <table:table-cell office:value-type="float" office:value="1023" table:style-name="ce118">
            <text:p><text:s text:c="3"/>1,023</text:p>
          </table:table-cell>
          <table:table-cell table:number-columns-repeated="16362" table:style-name="ce119"/>
        </table:table-row>
        <table:table-row table:style-name="ro22">
          <table:table-cell office:value-type="string" table:style-name="ce105">
            <text:p>金 門 縣</text:p>
          </table:table-cell>
          <table:table-cell office:value-type="float" office:value="37346" table:style-name="ce120">
            <text:p><text:s text:c="3"/>37,346</text:p>
          </table:table-cell>
          <table:table-cell office:value-type="float" office:value="125089" table:style-name="ce106">
            <text:p><text:s text:c="3"/>125,089</text:p>
          </table:table-cell>
          <table:table-cell office:value-type="float" office:value="62757" table:style-name="ce106">
            <text:p><text:s text:c="3"/>62,757</text:p>
          </table:table-cell>
          <table:table-cell office:value-type="float" office:value="62332" table:style-name="ce106">
            <text:p><text:s text:c="3"/>62,332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58" table:style-name="ce107">
            <text:p>58</text:p>
          </table:table-cell>
          <table:table-cell office:value-type="float" office:value="62" table:style-name="ce107">
            <text:p>62</text:p>
          </table:table-cell>
          <table:table-cell office:value-type="float" office:value="11.32" table:style-name="ce108">
            <text:p><text:s text:c="3"/>11.32</text:p>
          </table:table-cell>
          <table:table-cell office:value-type="float" office:value="54" table:style-name="ce106">
            <text:p><text:s text:c="3"/>54</text:p>
          </table:table-cell>
          <table:table-cell office:value-type="float" office:value="34" table:style-name="ce107">
            <text:p>34</text:p>
          </table:table-cell>
          <table:table-cell office:value-type="float" office:value="20" table:style-name="ce107">
            <text:p>20</text:p>
          </table:table-cell>
          <table:table-cell office:value-type="float" office:value="5.09" table:style-name="ce108">
            <text:p><text:s text:c="3"/>5.09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6.22" table:style-name="ce110">
            <text:p><text:s text:c="4"/>6.22</text:p>
          </table:table-cell>
          <table:table-cell office:value-type="float" office:value="30" table:style-name="ce106">
            <text:p><text:s text:c="3"/>30</text:p>
          </table:table-cell>
          <table:table-cell office:value-type="float" office:value="2.83" table:style-name="ce108">
            <text:p><text:s text:c="3"/>2.83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1.89" table:style-name="ce108">
            <text:p><text:s text:c="3"/>1.89</text:p>
          </table:table-cell>
          <table:table-cell office:value-type="float" office:value="972" table:style-name="ce107">
            <text:p>972</text:p>
          </table:table-cell>
          <table:table-cell office:value-type="float" office:value="565" table:style-name="ce107">
            <text:p>565</text:p>
          </table:table-cell>
          <table:table-cell office:value-type="float" office:value="850" table:style-name="ce111">
            <text:p><text:s text:c="3"/>850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105">
            <text:p>連 江 縣</text:p>
          </table:table-cell>
          <table:table-cell office:value-type="float" office:value="2459" table:style-name="ce106">
            <text:p><text:s text:c="3"/>2,459</text:p>
          </table:table-cell>
          <table:table-cell office:value-type="float" office:value="12438" table:style-name="ce106">
            <text:p><text:s text:c="3"/>12,438</text:p>
          </table:table-cell>
          <table:table-cell office:value-type="float" office:value="7107" table:style-name="ce106">
            <text:p><text:s text:c="3"/>7,107</text:p>
          </table:table-cell>
          <table:table-cell office:value-type="float" office:value="5331" table:style-name="ce106">
            <text:p><text:s text:c="3"/>5,331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8" table:style-name="ce107">
            <text:p>8</text:p>
          </table:table-cell>
          <table:table-cell office:value-type="float" office:value="7" table:style-name="ce107">
            <text:p>7</text:p>
          </table:table-cell>
          <table:table-cell office:value-type="float" office:value="14.19" table:style-name="ce108">
            <text:p><text:s text:c="3"/>14.19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2" table:style-name="ce107">
            <text:p>2</text:p>
          </table:table-cell>
          <table:table-cell office:value-type="float" office:value="0" table:style-name="ce107">
            <text:p>—</text:p>
          </table:table-cell>
          <table:table-cell office:value-type="float" office:value="1.89" table:style-name="ce108">
            <text:p><text:s text:c="3"/>1.89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2.29" table:style-name="ce121">
            <text:p>12.29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.84" table:style-name="ce108">
            <text:p><text:s text:c="3"/>2.84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.84" table:style-name="ce108">
            <text:p><text:s text:c="3"/>2.84</text:p>
          </table:table-cell>
          <table:table-cell office:value-type="float" office:value="48" table:style-name="ce107">
            <text:p>48</text:p>
          </table:table-cell>
          <table:table-cell office:value-type="float" office:value="84" table:style-name="ce107">
            <text:p>84</text:p>
          </table:table-cell>
          <table:table-cell office:value-type="float" office:value="173" table:style-name="ce111">
            <text:p><text:s text:c="3"/>173</text:p>
          </table:table-cell>
          <table:table-cell table:number-columns-repeated="16362" table:style-name="ce2"/>
        </table:table-row>
        <table:table-row table:style-name="ro30">
          <table:table-cell table:style-name="ce122"/>
          <table:table-cell table:number-columns-repeated="7" table:style-name="ce123"/>
          <table:table-cell table:style-name="ce124"/>
          <table:table-cell table:number-columns-repeated="3" table:style-name="ce123"/>
          <table:table-cell table:style-name="ce124"/>
          <table:table-cell table:style-name="ce123"/>
          <table:table-cell table:style-name="ce124"/>
          <table:table-cell table:style-name="ce123"/>
          <table:table-cell table:style-name="ce124"/>
          <table:table-cell table:style-name="ce125"/>
          <table:table-cell table:number-columns-repeated="3" table:style-name="ce126"/>
          <table:table-cell table:style-name="ce127"/>
          <table:table-cell table:number-columns-repeated="16362" table:style-name="ce2"/>
        </table:table-row>
        <table:table-row table:style-name="ro3">
          <table:table-cell office:value-type="string" table:style-name="ce128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9"/>
          <table:table-cell table:number-columns-repeated="3" table:style-name="ce2"/>
          <table:table-cell table:style-name="ce70"/>
          <table:table-cell table:style-name="ce71"/>
          <table:table-cell table:style-name="ce2"/>
          <table:table-cell table:style-name="ce71"/>
          <table:table-cell table:number-columns-repeated="2" table:style-name="ce70"/>
          <table:table-cell table:number-columns-repeated="3" table:style-name="ce2"/>
          <table:table-cell office:value-type="string" table:style-name="ce129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9<text:s/><text:span text:style-name="T4">月</text:span><text:s/>4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1">
          <table:table-cell table:style-name="ce130"/>
          <table:table-cell table:number-columns-repeated="17" table:style-name="ce2"/>
          <table:table-cell table:number-columns-repeated="3" table:style-name="ce131"/>
          <table:table-cell table:number-columns-repeated="16363" table:style-name="ce2"/>
        </table:table-row>
        <table:table-row table:style-name="ro31">
          <table:table-cell table:style-name="ce130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2"/>
        <table:table-column table:style-name="co25" table:default-cell-style-name="ce132"/>
        <table:table-column table:style-name="co1" table:default-cell-style-name="ce132"/>
        <table:table-column table:style-name="co26" table:default-cell-style-name="ce132"/>
        <table:table-column table:style-name="co27" table:default-cell-style-name="ce132"/>
        <table:table-column table:style-name="co6" table:default-cell-style-name="ce132"/>
        <table:table-column table:style-name="co8" table:number-columns-repeated="2" table:default-cell-style-name="ce132"/>
        <table:table-column table:style-name="co28" table:default-cell-style-name="ce132"/>
        <table:table-column table:style-name="co25" table:default-cell-style-name="ce132"/>
        <table:table-column table:style-name="co22" table:default-cell-style-name="ce132"/>
        <table:table-column table:style-name="co6" table:default-cell-style-name="ce132"/>
        <table:table-column table:style-name="co29" table:default-cell-style-name="ce132"/>
        <table:table-column table:style-name="co22" table:default-cell-style-name="ce132"/>
        <table:table-column table:style-name="co3" table:default-cell-style-name="ce132"/>
        <table:table-column table:style-name="co8" table:default-cell-style-name="ce132"/>
        <table:table-column table:style-name="co30" table:default-cell-style-name="ce132"/>
        <table:table-column table:style-name="co25" table:default-cell-style-name="ce132"/>
        <table:table-column table:style-name="co6" table:default-cell-style-name="ce132"/>
        <table:table-column table:style-name="co8" table:default-cell-style-name="ce132"/>
        <table:table-column table:style-name="co31" table:default-cell-style-name="ce132"/>
        <table:table-column table:style-name="co26" table:default-cell-style-name="ce132"/>
        <table:table-column table:style-name="co11" table:default-cell-style-name="ce132"/>
        <table:table-column table:style-name="co3" table:default-cell-style-name="ce132"/>
        <table:table-column table:style-name="co31" table:default-cell-style-name="ce132"/>
        <table:table-column table:style-name="co32" table:default-cell-style-name="ce132"/>
        <table:table-column table:style-name="co33" table:number-columns-repeated="16358" table:default-cell-style-name="ce132"/>
        <table:table-row table:style-name="ro32">
          <table:table-cell office:value-type="string" table:number-columns-spanned="25" table:number-rows-spanned="1" table:style-name="ce222">
            <text:p>各 縣 市 人 口 年 齡 結 構 統 計 表</text:p>
          </table:table-cell>
          <table:covered-table-cell table:number-columns-repeated="24"/>
          <table:table-cell table:number-columns-repeated="16359" table:style-name="ce132"/>
        </table:table-row>
        <table:table-row table:style-name="ro33">
          <table:table-cell table:style-name="ce133"/>
          <table:table-cell table:number-columns-repeated="8" table:style-name="ce134"/>
          <table:table-cell table:style-name="ce132"/>
          <table:table-cell office:value-type="string" table:style-name="ce135">
            <text:p>中 華 民 國 103 年 8 月 底</text:p>
          </table:table-cell>
          <table:table-cell table:style-name="ce136"/>
          <table:table-cell table:number-columns-repeated="9" table:style-name="ce134"/>
          <table:table-cell table:number-columns-repeated="3" table:style-name="ce132"/>
          <table:table-cell office:value-type="string" table:style-name="ce137">
            <text:p>單位：人；％</text:p>
          </table:table-cell>
          <table:table-cell table:number-columns-repeated="16359" table:style-name="ce132"/>
        </table:table-row>
        <table:table-row table:style-name="ro34">
          <table:table-cell office:value-type="string" table:number-columns-spanned="1" table:number-rows-spanned="3" table:style-name="ce249">
            <text:p>區域別</text:p>
          </table:table-cell>
          <table:table-cell office:value-type="string" table:number-columns-spanned="4" table:number-rows-spanned="2" table:style-name="ce24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7">
            <text:p>20歲以上</text:p>
          </table:table-cell>
          <table:covered-table-cell table:number-columns-repeated="3"/>
          <table:table-cell table:number-columns-repeated="16359" table:style-name="ce138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8"/>
        </table:table-row>
        <table:table-row table:style-name="ro36">
          <table:covered-table-cell/>
          <table:table-cell office:value-type="string" table:style-name="ce139">
            <text:p>計</text:p>
          </table:table-cell>
          <table:table-cell office:value-type="string" table:style-name="ce139">
            <text:p>男</text:p>
          </table:table-cell>
          <table:table-cell office:value-type="string" table:style-name="ce139">
            <text:p>女</text:p>
          </table:table-cell>
          <table:table-cell office:value-type="string" table:style-name="ce139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1">
            <text:p>％</text:p>
          </table:table-cell>
          <table:table-cell table:number-columns-repeated="16359" table:style-name="ce138"/>
        </table:table-row>
        <table:table-row table:style-name="ro21">
          <table:table-cell office:value-type="string" table:style-name="ce142">
            <text:p>總 <text:s text:c="5"/>計</text:p>
          </table:table-cell>
          <table:table-cell office:value-type="float" office:value="23404243" table:style-name="ce143">
            <text:p>23,404,243</text:p>
          </table:table-cell>
          <table:table-cell office:value-type="float" office:value="11688646" table:style-name="ce144">
            <text:p>11,688,646</text:p>
          </table:table-cell>
          <table:table-cell office:value-type="float" office:value="11715597" table:style-name="ce144">
            <text:p>11,715,597</text:p>
          </table:table-cell>
          <table:table-cell office:value-type="float" office:value="100" table:style-name="ce145">
            <text:p>100.00</text:p>
          </table:table-cell>
          <table:table-cell office:value-type="float" office:value="3295251" table:style-name="ce144">
            <text:p>3,295,251</text:p>
          </table:table-cell>
          <table:table-cell office:value-type="float" office:value="1717727" table:style-name="ce144">
            <text:p>1,717,727</text:p>
          </table:table-cell>
          <table:table-cell office:value-type="float" office:value="1577524" table:style-name="ce144">
            <text:p>1,577,524</text:p>
          </table:table-cell>
          <table:table-cell office:value-type="float" office:value="14.08" table:style-name="ce145">
            <text:p>14.08</text:p>
          </table:table-cell>
          <table:table-cell office:value-type="float" office:value="17345658" table:style-name="ce144">
            <text:p>17,345,658</text:p>
          </table:table-cell>
          <table:table-cell office:value-type="float" office:value="8682587" table:style-name="ce144">
            <text:p>8,682,587</text:p>
          </table:table-cell>
          <table:table-cell office:value-type="float" office:value="8663071" table:style-name="ce144">
            <text:p>8,663,071</text:p>
          </table:table-cell>
          <table:table-cell office:value-type="float" office:value="74.11" table:style-name="ce145">
            <text:p>74.11</text:p>
          </table:table-cell>
          <table:table-cell office:value-type="float" office:value="2763334" table:style-name="ce144">
            <text:p>2,763,334</text:p>
          </table:table-cell>
          <table:table-cell office:value-type="float" office:value="1288332" table:style-name="ce144">
            <text:p>1,288,332</text:p>
          </table:table-cell>
          <table:table-cell office:value-type="float" office:value="1475002" table:style-name="ce144">
            <text:p>1,475,002</text:p>
          </table:table-cell>
          <table:table-cell office:value-type="float" office:value="11.81" table:style-name="ce145">
            <text:p>11.81</text:p>
          </table:table-cell>
          <table:table-cell office:value-type="float" office:value="10819350" table:style-name="ce144">
            <text:p>10,819,350</text:p>
          </table:table-cell>
          <table:table-cell office:value-type="float" office:value="5434367" table:style-name="ce144">
            <text:p>5,434,367</text:p>
          </table:table-cell>
          <table:table-cell office:value-type="float" office:value="5384983" table:style-name="ce144">
            <text:p>5,384,983</text:p>
          </table:table-cell>
          <table:table-cell office:value-type="float" office:value="46.23" table:style-name="ce145">
            <text:p>46.23</text:p>
          </table:table-cell>
          <table:table-cell office:value-type="float" office:value="18571850" table:style-name="ce144">
            <text:p>18,571,850</text:p>
          </table:table-cell>
          <table:table-cell office:value-type="float" office:value="9172102" table:style-name="ce144">
            <text:p>9,172,102</text:p>
          </table:table-cell>
          <table:table-cell office:value-type="float" office:value="9399748" table:style-name="ce144">
            <text:p>9,399,748</text:p>
          </table:table-cell>
          <table:table-cell office:value-type="float" office:value="79.349999999999994" table:style-name="ce146">
            <text:p>79.35</text:p>
          </table:table-cell>
          <table:table-cell table:style-name="ce147"/>
          <table:table-cell table:number-columns-repeated="16358" table:style-name="ce148"/>
        </table:table-row>
        <table:table-row table:style-name="ro16">
          <table:table-cell office:value-type="string" table:style-name="ce149">
            <text:p>新 北 市</text:p>
          </table:table-cell>
          <table:table-cell office:value-type="float" office:value="3959855" table:style-name="ce150">
            <text:p>3,959,855</text:p>
          </table:table-cell>
          <table:table-cell office:value-type="float" office:value="1949664" table:style-name="ce151">
            <text:p>1,949,664</text:p>
          </table:table-cell>
          <table:table-cell office:value-type="float" office:value="2010191" table:style-name="ce151">
            <text:p>2,010,191</text:p>
          </table:table-cell>
          <table:table-cell office:value-type="float" office:value="100" table:style-name="ce152">
            <text:p>100.00</text:p>
          </table:table-cell>
          <table:table-cell office:value-type="float" office:value="537729" table:style-name="ce151">
            <text:p>537,729</text:p>
          </table:table-cell>
          <table:table-cell office:value-type="float" office:value="280184" table:style-name="ce151">
            <text:p>280,184</text:p>
          </table:table-cell>
          <table:table-cell office:value-type="float" office:value="257545" table:style-name="ce151">
            <text:p>257,545</text:p>
          </table:table-cell>
          <table:table-cell office:value-type="float" office:value="13.58" table:style-name="ce152">
            <text:p>13.58</text:p>
          </table:table-cell>
          <table:table-cell office:value-type="float" office:value="3031059" table:style-name="ce151">
            <text:p>3,031,059</text:p>
          </table:table-cell>
          <table:table-cell office:value-type="float" office:value="1486215" table:style-name="ce151">
            <text:p>1,486,215</text:p>
          </table:table-cell>
          <table:table-cell office:value-type="float" office:value="1544844" table:style-name="ce151">
            <text:p>1,544,844</text:p>
          </table:table-cell>
          <table:table-cell office:value-type="float" office:value="76.540000000000006" table:style-name="ce152">
            <text:p>76.54</text:p>
          </table:table-cell>
          <table:table-cell office:value-type="float" office:value="391067" table:style-name="ce151">
            <text:p>391,067</text:p>
          </table:table-cell>
          <table:table-cell office:value-type="float" office:value="183265" table:style-name="ce151">
            <text:p>183,265</text:p>
          </table:table-cell>
          <table:table-cell office:value-type="float" office:value="207802" table:style-name="ce151">
            <text:p>207,802</text:p>
          </table:table-cell>
          <table:table-cell office:value-type="float" office:value="9.8800000000000008" table:style-name="ce152">
            <text:p>9.88</text:p>
          </table:table-cell>
          <table:table-cell office:value-type="float" office:value="1895607" table:style-name="ce151">
            <text:p>1,895,607</text:p>
          </table:table-cell>
          <table:table-cell office:value-type="float" office:value="940319" table:style-name="ce151">
            <text:p>940,319</text:p>
          </table:table-cell>
          <table:table-cell office:value-type="float" office:value="955288" table:style-name="ce151">
            <text:p>955,288</text:p>
          </table:table-cell>
          <table:table-cell office:value-type="float" office:value="47.87" table:style-name="ce152">
            <text:p>47.87</text:p>
          </table:table-cell>
          <table:table-cell office:value-type="float" office:value="3169969" table:style-name="ce151">
            <text:p>3,169,969</text:p>
          </table:table-cell>
          <table:table-cell office:value-type="float" office:value="1539028" table:style-name="ce151">
            <text:p>1,539,028</text:p>
          </table:table-cell>
          <table:table-cell office:value-type="float" office:value="1630941" table:style-name="ce151">
            <text:p>1,630,941</text:p>
          </table:table-cell>
          <table:table-cell office:value-type="float" office:value="80.05" table:style-name="ce153">
            <text:p>80.05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臺 北 市</text:p>
          </table:table-cell>
          <table:table-cell office:value-type="float" office:value="2695007" table:style-name="ce150">
            <text:p>2,695,007</text:p>
          </table:table-cell>
          <table:table-cell office:value-type="float" office:value="1292896" table:style-name="ce151">
            <text:p>1,292,896</text:p>
          </table:table-cell>
          <table:table-cell office:value-type="float" office:value="1402111" table:style-name="ce151">
            <text:p>1,402,111</text:p>
          </table:table-cell>
          <table:table-cell office:value-type="float" office:value="100" table:style-name="ce152">
            <text:p>100.00</text:p>
          </table:table-cell>
          <table:table-cell office:value-type="float" office:value="381975" table:style-name="ce151">
            <text:p>381,975</text:p>
          </table:table-cell>
          <table:table-cell office:value-type="float" office:value="198523" table:style-name="ce151">
            <text:p>198,523</text:p>
          </table:table-cell>
          <table:table-cell office:value-type="float" office:value="183452" table:style-name="ce151">
            <text:p>183,452</text:p>
          </table:table-cell>
          <table:table-cell office:value-type="float" office:value="14.17" table:style-name="ce152">
            <text:p>14.17</text:p>
          </table:table-cell>
          <table:table-cell office:value-type="float" office:value="1939814" table:style-name="ce151">
            <text:p>1,939,814</text:p>
          </table:table-cell>
          <table:table-cell office:value-type="float" office:value="923424" table:style-name="ce151">
            <text:p>923,424</text:p>
          </table:table-cell>
          <table:table-cell office:value-type="float" office:value="1016390" table:style-name="ce151">
            <text:p>1,016,390</text:p>
          </table:table-cell>
          <table:table-cell office:value-type="float" office:value="71.98" table:style-name="ce152">
            <text:p>71.98</text:p>
          </table:table-cell>
          <table:table-cell office:value-type="float" office:value="373218" table:style-name="ce151">
            <text:p>373,218</text:p>
          </table:table-cell>
          <table:table-cell office:value-type="float" office:value="170949" table:style-name="ce151">
            <text:p>170,949</text:p>
          </table:table-cell>
          <table:table-cell office:value-type="float" office:value="202269" table:style-name="ce151">
            <text:p>202,269</text:p>
          </table:table-cell>
          <table:table-cell office:value-type="float" office:value="13.85" table:style-name="ce152">
            <text:p>13.85</text:p>
          </table:table-cell>
          <table:table-cell office:value-type="float" office:value="1184784" table:style-name="ce151">
            <text:p>1,184,784</text:p>
          </table:table-cell>
          <table:table-cell office:value-type="float" office:value="563356" table:style-name="ce151">
            <text:p>563,356</text:p>
          </table:table-cell>
          <table:table-cell office:value-type="float" office:value="621428" table:style-name="ce151">
            <text:p>621,428</text:p>
          </table:table-cell>
          <table:table-cell office:value-type="float" office:value="43.96" table:style-name="ce152">
            <text:p>43.96</text:p>
          </table:table-cell>
          <table:table-cell office:value-type="float" office:value="2160919" table:style-name="ce151">
            <text:p>2,160,919</text:p>
          </table:table-cell>
          <table:table-cell office:value-type="float" office:value="1015355" table:style-name="ce151">
            <text:p>1,015,355</text:p>
          </table:table-cell>
          <table:table-cell office:value-type="float" office:value="1145564" table:style-name="ce151">
            <text:p>1,145,564</text:p>
          </table:table-cell>
          <table:table-cell office:value-type="float" office:value="80.180000000000007" table:style-name="ce153">
            <text:p>80.18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臺 中 市</text:p>
          </table:table-cell>
          <table:table-cell office:value-type="float" office:value="2711252" table:style-name="ce150">
            <text:p>2,711,252</text:p>
          </table:table-cell>
          <table:table-cell office:value-type="float" office:value="1343404" table:style-name="ce151">
            <text:p>1,343,404</text:p>
          </table:table-cell>
          <table:table-cell office:value-type="float" office:value="1367848" table:style-name="ce151">
            <text:p>1,367,848</text:p>
          </table:table-cell>
          <table:table-cell office:value-type="float" office:value="100" table:style-name="ce152">
            <text:p>100.00</text:p>
          </table:table-cell>
          <table:table-cell office:value-type="float" office:value="418659" table:style-name="ce151">
            <text:p>418,659</text:p>
          </table:table-cell>
          <table:table-cell office:value-type="float" office:value="217640" table:style-name="ce151">
            <text:p>217,640</text:p>
          </table:table-cell>
          <table:table-cell office:value-type="float" office:value="201019" table:style-name="ce151">
            <text:p>201,019</text:p>
          </table:table-cell>
          <table:table-cell office:value-type="float" office:value="15.44" table:style-name="ce152">
            <text:p>15.44</text:p>
          </table:table-cell>
          <table:table-cell office:value-type="float" office:value="2031429" table:style-name="ce151">
            <text:p>2,031,429</text:p>
          </table:table-cell>
          <table:table-cell office:value-type="float" office:value="1003475" table:style-name="ce151">
            <text:p>1,003,475</text:p>
          </table:table-cell>
          <table:table-cell office:value-type="float" office:value="1027954" table:style-name="ce151">
            <text:p>1,027,954</text:p>
          </table:table-cell>
          <table:table-cell office:value-type="float" office:value="74.930000000000007" table:style-name="ce152">
            <text:p>74.93</text:p>
          </table:table-cell>
          <table:table-cell office:value-type="float" office:value="261164" table:style-name="ce151">
            <text:p>261,164</text:p>
          </table:table-cell>
          <table:table-cell office:value-type="float" office:value="122289" table:style-name="ce151">
            <text:p>122,289</text:p>
          </table:table-cell>
          <table:table-cell office:value-type="float" office:value="138875" table:style-name="ce151">
            <text:p>138,875</text:p>
          </table:table-cell>
          <table:table-cell office:value-type="float" office:value="9.6300000000000008" table:style-name="ce152">
            <text:p>9.63</text:p>
          </table:table-cell>
          <table:table-cell office:value-type="float" office:value="1292186" table:style-name="ce151">
            <text:p>1,292,186</text:p>
          </table:table-cell>
          <table:table-cell office:value-type="float" office:value="639334" table:style-name="ce151">
            <text:p>639,334</text:p>
          </table:table-cell>
          <table:table-cell office:value-type="float" office:value="652852" table:style-name="ce151">
            <text:p>652,852</text:p>
          </table:table-cell>
          <table:table-cell office:value-type="float" office:value="47.66" table:style-name="ce152">
            <text:p>47.66</text:p>
          </table:table-cell>
          <table:table-cell office:value-type="float" office:value="2096537" table:style-name="ce151">
            <text:p>2,096,537</text:p>
          </table:table-cell>
          <table:table-cell office:value-type="float" office:value="1023955" table:style-name="ce151">
            <text:p>1,023,955</text:p>
          </table:table-cell>
          <table:table-cell office:value-type="float" office:value="1072582" table:style-name="ce151">
            <text:p>1,072,582</text:p>
          </table:table-cell>
          <table:table-cell office:value-type="float" office:value="77.33" table:style-name="ce153">
            <text:p>77.33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臺 南 市</text:p>
          </table:table-cell>
          <table:table-cell office:value-type="float" office:value="1883451" table:style-name="ce150">
            <text:p>1,883,451</text:p>
          </table:table-cell>
          <table:table-cell office:value-type="float" office:value="944002" table:style-name="ce151">
            <text:p>944,002</text:p>
          </table:table-cell>
          <table:table-cell office:value-type="float" office:value="939449" table:style-name="ce151">
            <text:p>939,449</text:p>
          </table:table-cell>
          <table:table-cell office:value-type="float" office:value="100" table:style-name="ce152">
            <text:p>100.00</text:p>
          </table:table-cell>
          <table:table-cell office:value-type="float" office:value="249305" table:style-name="ce151">
            <text:p>249,305</text:p>
          </table:table-cell>
          <table:table-cell office:value-type="float" office:value="129860" table:style-name="ce151">
            <text:p>129,860</text:p>
          </table:table-cell>
          <table:table-cell office:value-type="float" office:value="119445" table:style-name="ce151">
            <text:p>119,445</text:p>
          </table:table-cell>
          <table:table-cell office:value-type="float" office:value="13.24" table:style-name="ce152">
            <text:p>13.24</text:p>
          </table:table-cell>
          <table:table-cell office:value-type="float" office:value="1399525" table:style-name="ce151">
            <text:p>1,399,525</text:p>
          </table:table-cell>
          <table:table-cell office:value-type="float" office:value="706479" table:style-name="ce151">
            <text:p>706,479</text:p>
          </table:table-cell>
          <table:table-cell office:value-type="float" office:value="693046" table:style-name="ce151">
            <text:p>693,046</text:p>
          </table:table-cell>
          <table:table-cell office:value-type="float" office:value="74.31" table:style-name="ce152">
            <text:p>74.31</text:p>
          </table:table-cell>
          <table:table-cell office:value-type="float" office:value="234621" table:style-name="ce151">
            <text:p>234,621</text:p>
          </table:table-cell>
          <table:table-cell office:value-type="float" office:value="107663" table:style-name="ce151">
            <text:p>107,663</text:p>
          </table:table-cell>
          <table:table-cell office:value-type="float" office:value="126958" table:style-name="ce151">
            <text:p>126,958</text:p>
          </table:table-cell>
          <table:table-cell office:value-type="float" office:value="12.46" table:style-name="ce152">
            <text:p>12.46</text:p>
          </table:table-cell>
          <table:table-cell office:value-type="float" office:value="867447" table:style-name="ce151">
            <text:p>867,447</text:p>
          </table:table-cell>
          <table:table-cell office:value-type="float" office:value="437001" table:style-name="ce151">
            <text:p>437,001</text:p>
          </table:table-cell>
          <table:table-cell office:value-type="float" office:value="430446" table:style-name="ce151">
            <text:p>430,446</text:p>
          </table:table-cell>
          <table:table-cell office:value-type="float" office:value="46.06" table:style-name="ce152">
            <text:p>46.06</text:p>
          </table:table-cell>
          <table:table-cell office:value-type="float" office:value="1515484" table:style-name="ce151">
            <text:p>1,515,484</text:p>
          </table:table-cell>
          <table:table-cell office:value-type="float" office:value="752267" table:style-name="ce151">
            <text:p>752,267</text:p>
          </table:table-cell>
          <table:table-cell office:value-type="float" office:value="763217" table:style-name="ce151">
            <text:p>763,217</text:p>
          </table:table-cell>
          <table:table-cell office:value-type="float" office:value="80.459999999999994" table:style-name="ce153">
            <text:p>80.46</text:p>
          </table:table-cell>
          <table:table-cell table:number-columns-repeated="16359" table:style-name="ce138"/>
        </table:table-row>
        <table:table-row table:style-name="ro16">
          <table:table-cell office:value-type="string" table:style-name="ce149">
            <text:p>高 雄 市</text:p>
          </table:table-cell>
          <table:table-cell office:value-type="float" office:value="2777318" table:style-name="ce150">
            <text:p>2,777,318</text:p>
          </table:table-cell>
          <table:table-cell office:value-type="float" office:value="1382884" table:style-name="ce151">
            <text:p>1,382,884</text:p>
          </table:table-cell>
          <table:table-cell office:value-type="float" office:value="1394434" table:style-name="ce151">
            <text:p>1,394,434</text:p>
          </table:table-cell>
          <table:table-cell office:value-type="float" office:value="100" table:style-name="ce152">
            <text:p>100.00</text:p>
          </table:table-cell>
          <table:table-cell office:value-type="float" office:value="365395" table:style-name="ce151">
            <text:p>365,395</text:p>
          </table:table-cell>
          <table:table-cell office:value-type="float" office:value="189702" table:style-name="ce151">
            <text:p>189,702</text:p>
          </table:table-cell>
          <table:table-cell office:value-type="float" office:value="175693" table:style-name="ce151">
            <text:p>175,693</text:p>
          </table:table-cell>
          <table:table-cell office:value-type="float" office:value="13.16" table:style-name="ce152">
            <text:p>13.16</text:p>
          </table:table-cell>
          <table:table-cell office:value-type="float" office:value="2086112" table:style-name="ce151">
            <text:p>2,086,112</text:p>
          </table:table-cell>
          <table:table-cell office:value-type="float" office:value="1039801" table:style-name="ce151">
            <text:p>1,039,801</text:p>
          </table:table-cell>
          <table:table-cell office:value-type="float" office:value="1046311" table:style-name="ce151">
            <text:p>1,046,311</text:p>
          </table:table-cell>
          <table:table-cell office:value-type="float" office:value="75.11" table:style-name="ce152">
            <text:p>75.11</text:p>
          </table:table-cell>
          <table:table-cell office:value-type="float" office:value="325811" table:style-name="ce151">
            <text:p>325,811</text:p>
          </table:table-cell>
          <table:table-cell office:value-type="float" office:value="153381" table:style-name="ce151">
            <text:p>153,381</text:p>
          </table:table-cell>
          <table:table-cell office:value-type="float" office:value="172430" table:style-name="ce151">
            <text:p>172,430</text:p>
          </table:table-cell>
          <table:table-cell office:value-type="float" office:value="11.73" table:style-name="ce152">
            <text:p>11.73</text:p>
          </table:table-cell>
          <table:table-cell office:value-type="float" office:value="1294498" table:style-name="ce151">
            <text:p>1,294,498</text:p>
          </table:table-cell>
          <table:table-cell office:value-type="float" office:value="651119" table:style-name="ce151">
            <text:p>651,119</text:p>
          </table:table-cell>
          <table:table-cell office:value-type="float" office:value="643379" table:style-name="ce151">
            <text:p>643,379</text:p>
          </table:table-cell>
          <table:table-cell office:value-type="float" office:value="46.61" table:style-name="ce152">
            <text:p>46.61</text:p>
          </table:table-cell>
          <table:table-cell office:value-type="float" office:value="2234770" table:style-name="ce151">
            <text:p>2,234,770</text:p>
          </table:table-cell>
          <table:table-cell office:value-type="float" office:value="1101498" table:style-name="ce151">
            <text:p>1,101,498</text:p>
          </table:table-cell>
          <table:table-cell office:value-type="float" office:value="1133272" table:style-name="ce151">
            <text:p>1,133,272</text:p>
          </table:table-cell>
          <table:table-cell office:value-type="float" office:value="80.47" table:style-name="ce153">
            <text:p>80.47</text:p>
          </table:table-cell>
          <table:table-cell table:number-columns-repeated="16359" table:style-name="ce138"/>
        </table:table-row>
        <table:table-row table:style-name="ro37">
          <table:table-cell office:value-type="string" table:style-name="ce149">
            <text:p><text:s/>臺 灣 省<text:s/></text:p>
          </table:table-cell>
          <table:table-cell office:value-type="float" office:value="9239833" table:style-name="ce150">
            <text:p>9,239,833</text:p>
          </table:table-cell>
          <table:table-cell office:value-type="float" office:value="4705932" table:style-name="ce151">
            <text:p>4,705,932</text:p>
          </table:table-cell>
          <table:table-cell office:value-type="float" office:value="4533901" table:style-name="ce151">
            <text:p>4,533,901</text:p>
          </table:table-cell>
          <table:table-cell office:value-type="float" office:value="100" table:style-name="ce152">
            <text:p>100.00</text:p>
          </table:table-cell>
          <table:table-cell office:value-type="float" office:value="1326908" table:style-name="ce151">
            <text:p>1,326,908</text:p>
          </table:table-cell>
          <table:table-cell office:value-type="float" office:value="693883" table:style-name="ce151">
            <text:p>693,883</text:p>
          </table:table-cell>
          <table:table-cell office:value-type="float" office:value="633025" table:style-name="ce151">
            <text:p>633,025</text:p>
          </table:table-cell>
          <table:table-cell office:value-type="float" office:value="14.36" table:style-name="ce152">
            <text:p>14.36</text:p>
          </table:table-cell>
          <table:table-cell office:value-type="float" office:value="6750687" table:style-name="ce151">
            <text:p>6,750,687</text:p>
          </table:table-cell>
          <table:table-cell office:value-type="float" office:value="3468594" table:style-name="ce151">
            <text:p>3,468,594</text:p>
          </table:table-cell>
          <table:table-cell office:value-type="float" office:value="3282093" table:style-name="ce151">
            <text:p>3,282,093</text:p>
          </table:table-cell>
          <table:table-cell office:value-type="float" office:value="73.06" table:style-name="ce152">
            <text:p>73.06</text:p>
          </table:table-cell>
          <table:table-cell office:value-type="float" office:value="1162238" table:style-name="ce151">
            <text:p>1,162,238</text:p>
          </table:table-cell>
          <table:table-cell office:value-type="float" office:value="543455" table:style-name="ce151">
            <text:p>543,455</text:p>
          </table:table-cell>
          <table:table-cell office:value-type="float" office:value="618783" table:style-name="ce151">
            <text:p>618,783</text:p>
          </table:table-cell>
          <table:table-cell office:value-type="float" office:value="12.58" table:style-name="ce152">
            <text:p>12.58</text:p>
          </table:table-cell>
          <table:table-cell office:value-type="float" office:value="4217731" table:style-name="ce151">
            <text:p>4,217,731</text:p>
          </table:table-cell>
          <table:table-cell office:value-type="float" office:value="2169325" table:style-name="ce151">
            <text:p>2,169,325</text:p>
          </table:table-cell>
          <table:table-cell office:value-type="float" office:value="2048406" table:style-name="ce151">
            <text:p>2,048,406</text:p>
          </table:table-cell>
          <table:table-cell office:value-type="float" office:value="45.65" table:style-name="ce152">
            <text:p>45.65</text:p>
          </table:table-cell>
          <table:table-cell office:value-type="float" office:value="7279980" table:style-name="ce151">
            <text:p>7,279,980</text:p>
          </table:table-cell>
          <table:table-cell office:value-type="float" office:value="3682088" table:style-name="ce151">
            <text:p>3,682,088</text:p>
          </table:table-cell>
          <table:table-cell office:value-type="float" office:value="3597892" table:style-name="ce151">
            <text:p>3,597,892</text:p>
          </table:table-cell>
          <table:table-cell office:value-type="float" office:value="78.790000000000006" table:style-name="ce153">
            <text:p>78.79</text:p>
          </table:table-cell>
          <table:table-cell table:number-columns-repeated="16359" table:style-name="ce138"/>
        </table:table-row>
        <table:table-row table:style-name="ro38">
          <table:table-cell office:value-type="string" table:style-name="ce154">
            <text:p>宜 蘭 縣</text:p>
          </table:table-cell>
          <table:table-cell office:value-type="float" office:value="458877" table:style-name="ce155">
            <text:p>458,877</text:p>
          </table:table-cell>
          <table:table-cell office:value-type="float" office:value="232883" table:style-name="ce156">
            <text:p>232,883</text:p>
          </table:table-cell>
          <table:table-cell office:value-type="float" office:value="225994" table:style-name="ce156">
            <text:p>225,994</text:p>
          </table:table-cell>
          <table:table-cell office:value-type="float" office:value="100" table:style-name="ce157">
            <text:p>100.00</text:p>
          </table:table-cell>
          <table:table-cell office:value-type="float" office:value="60964" table:style-name="ce158">
            <text:p>60,964</text:p>
          </table:table-cell>
          <table:table-cell office:value-type="float" office:value="31788" table:style-name="ce158">
            <text:p>31,788</text:p>
          </table:table-cell>
          <table:table-cell office:value-type="float" office:value="29176" table:style-name="ce158">
            <text:p>29,176</text:p>
          </table:table-cell>
          <table:table-cell office:value-type="float" office:value="13.29" table:style-name="ce159">
            <text:p>13.29</text:p>
          </table:table-cell>
          <table:table-cell office:value-type="float" office:value="334915" table:style-name="ce158">
            <text:p>334,915</text:p>
          </table:table-cell>
          <table:table-cell office:value-type="float" office:value="171593" table:style-name="ce158">
            <text:p>171,593</text:p>
          </table:table-cell>
          <table:table-cell office:value-type="float" office:value="163322" table:style-name="ce158">
            <text:p>163,322</text:p>
          </table:table-cell>
          <table:table-cell office:value-type="float" office:value="72.989999999999995" table:style-name="ce159">
            <text:p>72.99</text:p>
          </table:table-cell>
          <table:table-cell office:value-type="float" office:value="62998" table:style-name="ce158">
            <text:p>62,998</text:p>
          </table:table-cell>
          <table:table-cell office:value-type="float" office:value="29502" table:style-name="ce158">
            <text:p>29,502</text:p>
          </table:table-cell>
          <table:table-cell office:value-type="float" office:value="33496" table:style-name="ce158">
            <text:p>33,496</text:p>
          </table:table-cell>
          <table:table-cell office:value-type="float" office:value="13.73" table:style-name="ce159">
            <text:p>13.73</text:p>
          </table:table-cell>
          <table:table-cell office:value-type="float" office:value="206341" table:style-name="ce158">
            <text:p>206,341</text:p>
          </table:table-cell>
          <table:table-cell office:value-type="float" office:value="106113" table:style-name="ce158">
            <text:p>106,113</text:p>
          </table:table-cell>
          <table:table-cell office:value-type="float" office:value="100228" table:style-name="ce158">
            <text:p>100,228</text:p>
          </table:table-cell>
          <table:table-cell office:value-type="float" office:value="44.97" table:style-name="ce159">
            <text:p>44.97</text:p>
          </table:table-cell>
          <table:table-cell office:value-type="float" office:value="366229" table:style-name="ce158">
            <text:p>366,229</text:p>
          </table:table-cell>
          <table:table-cell office:value-type="float" office:value="184547" table:style-name="ce158">
            <text:p>184,547</text:p>
          </table:table-cell>
          <table:table-cell office:value-type="float" office:value="181682" table:style-name="ce158">
            <text:p>181,682</text:p>
          </table:table-cell>
          <table:table-cell office:value-type="float" office:value="79.81" table:style-name="ce160">
            <text:p>79.81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桃 園 縣</text:p>
          </table:table-cell>
          <table:table-cell office:value-type="float" office:value="2052529" table:style-name="ce155">
            <text:p>2,052,529</text:p>
          </table:table-cell>
          <table:table-cell office:value-type="float" office:value="1030189" table:style-name="ce156">
            <text:p>1,030,189</text:p>
          </table:table-cell>
          <table:table-cell office:value-type="float" office:value="1022340" table:style-name="ce156">
            <text:p>1,022,340</text:p>
          </table:table-cell>
          <table:table-cell office:value-type="float" office:value="100" table:style-name="ce157">
            <text:p>100.00</text:p>
          </table:table-cell>
          <table:table-cell office:value-type="float" office:value="328412" table:style-name="ce158">
            <text:p>328,412</text:p>
          </table:table-cell>
          <table:table-cell office:value-type="float" office:value="171676" table:style-name="ce158">
            <text:p>171,676</text:p>
          </table:table-cell>
          <table:table-cell office:value-type="float" office:value="156736" table:style-name="ce158">
            <text:p>156,736</text:p>
          </table:table-cell>
          <table:table-cell office:value-type="float" office:value="16" table:style-name="ce159">
            <text:p>16.00</text:p>
          </table:table-cell>
          <table:table-cell office:value-type="float" office:value="1536318" table:style-name="ce158">
            <text:p>1,536,318</text:p>
          </table:table-cell>
          <table:table-cell office:value-type="float" office:value="767596" table:style-name="ce158">
            <text:p>767,596</text:p>
          </table:table-cell>
          <table:table-cell office:value-type="float" office:value="768722" table:style-name="ce158">
            <text:p>768,722</text:p>
          </table:table-cell>
          <table:table-cell office:value-type="float" office:value="74.849999999999994" table:style-name="ce159">
            <text:p>74.85</text:p>
          </table:table-cell>
          <table:table-cell office:value-type="float" office:value="187799" table:style-name="ce158">
            <text:p>187,799</text:p>
          </table:table-cell>
          <table:table-cell office:value-type="float" office:value="90917" table:style-name="ce158">
            <text:p>90,917</text:p>
          </table:table-cell>
          <table:table-cell office:value-type="float" office:value="96882" table:style-name="ce158">
            <text:p>96,882</text:p>
          </table:table-cell>
          <table:table-cell office:value-type="float" office:value="9.15" table:style-name="ce159">
            <text:p>9.15</text:p>
          </table:table-cell>
          <table:table-cell office:value-type="float" office:value="983626" table:style-name="ce158">
            <text:p>983,626</text:p>
          </table:table-cell>
          <table:table-cell office:value-type="float" office:value="493941" table:style-name="ce158">
            <text:p>493,941</text:p>
          </table:table-cell>
          <table:table-cell office:value-type="float" office:value="489685" table:style-name="ce158">
            <text:p>489,685</text:p>
          </table:table-cell>
          <table:table-cell office:value-type="float" office:value="47.92" table:style-name="ce159">
            <text:p>47.92</text:p>
          </table:table-cell>
          <table:table-cell office:value-type="float" office:value="1573100" table:style-name="ce158">
            <text:p>1,573,100</text:p>
          </table:table-cell>
          <table:table-cell office:value-type="float" office:value="779688" table:style-name="ce158">
            <text:p>779,688</text:p>
          </table:table-cell>
          <table:table-cell office:value-type="float" office:value="793412" table:style-name="ce158">
            <text:p>793,412</text:p>
          </table:table-cell>
          <table:table-cell office:value-type="float" office:value="76.64" table:style-name="ce160">
            <text:p>76.64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新 竹 縣</text:p>
          </table:table-cell>
          <table:table-cell office:value-type="float" office:value="535307" table:style-name="ce155">
            <text:p>535,307</text:p>
          </table:table-cell>
          <table:table-cell office:value-type="float" office:value="274213" table:style-name="ce156">
            <text:p>274,213</text:p>
          </table:table-cell>
          <table:table-cell office:value-type="float" office:value="261094" table:style-name="ce156">
            <text:p>261,094</text:p>
          </table:table-cell>
          <table:table-cell office:value-type="float" office:value="100" table:style-name="ce157">
            <text:p>100.00</text:p>
          </table:table-cell>
          <table:table-cell office:value-type="float" office:value="93209" table:style-name="ce158">
            <text:p>93,209</text:p>
          </table:table-cell>
          <table:table-cell office:value-type="float" office:value="48637" table:style-name="ce158">
            <text:p>48,637</text:p>
          </table:table-cell>
          <table:table-cell office:value-type="float" office:value="44572" table:style-name="ce158">
            <text:p>44,572</text:p>
          </table:table-cell>
          <table:table-cell office:value-type="float" office:value="17.41" table:style-name="ce159">
            <text:p>17.41</text:p>
          </table:table-cell>
          <table:table-cell office:value-type="float" office:value="382395" table:style-name="ce158">
            <text:p>382,395</text:p>
          </table:table-cell>
          <table:table-cell office:value-type="float" office:value="196590" table:style-name="ce158">
            <text:p>196,590</text:p>
          </table:table-cell>
          <table:table-cell office:value-type="float" office:value="185805" table:style-name="ce158">
            <text:p>185,805</text:p>
          </table:table-cell>
          <table:table-cell office:value-type="float" office:value="71.430000000000007" table:style-name="ce159">
            <text:p>71.43</text:p>
          </table:table-cell>
          <table:table-cell office:value-type="float" office:value="59703" table:style-name="ce158">
            <text:p>59,703</text:p>
          </table:table-cell>
          <table:table-cell office:value-type="float" office:value="28986" table:style-name="ce158">
            <text:p>28,986</text:p>
          </table:table-cell>
          <table:table-cell office:value-type="float" office:value="30717" table:style-name="ce158">
            <text:p>30,717</text:p>
          </table:table-cell>
          <table:table-cell office:value-type="float" office:value="11.15" table:style-name="ce159">
            <text:p>11.15</text:p>
          </table:table-cell>
          <table:table-cell office:value-type="float" office:value="250002" table:style-name="ce158">
            <text:p>250,002</text:p>
          </table:table-cell>
          <table:table-cell office:value-type="float" office:value="127545" table:style-name="ce158">
            <text:p>127,545</text:p>
          </table:table-cell>
          <table:table-cell office:value-type="float" office:value="122457" table:style-name="ce158">
            <text:p>122,457</text:p>
          </table:table-cell>
          <table:table-cell office:value-type="float" office:value="46.7" table:style-name="ce159">
            <text:p>46.70</text:p>
          </table:table-cell>
          <table:table-cell office:value-type="float" office:value="404752" table:style-name="ce158">
            <text:p>404,752</text:p>
          </table:table-cell>
          <table:table-cell office:value-type="float" office:value="206083" table:style-name="ce158">
            <text:p>206,083</text:p>
          </table:table-cell>
          <table:table-cell office:value-type="float" office:value="198669" table:style-name="ce158">
            <text:p>198,669</text:p>
          </table:table-cell>
          <table:table-cell office:value-type="float" office:value="75.61" table:style-name="ce160">
            <text:p>75.61</text:p>
          </table:table-cell>
          <table:table-cell table:number-columns-repeated="16359" table:style-name="ce138"/>
        </table:table-row>
        <table:table-row table:style-name="ro39">
          <table:table-cell office:value-type="string" table:style-name="ce154">
            <text:p>苗 栗 縣</text:p>
          </table:table-cell>
          <table:table-cell office:value-type="float" office:value="566818" table:style-name="ce155">
            <text:p>566,818</text:p>
          </table:table-cell>
          <table:table-cell office:value-type="float" office:value="292207" table:style-name="ce156">
            <text:p>292,207</text:p>
          </table:table-cell>
          <table:table-cell office:value-type="float" office:value="274611" table:style-name="ce156">
            <text:p>274,611</text:p>
          </table:table-cell>
          <table:table-cell office:value-type="float" office:value="100" table:style-name="ce157">
            <text:p>100.00</text:p>
          </table:table-cell>
          <table:table-cell office:value-type="float" office:value="82366" table:style-name="ce158">
            <text:p>82,366</text:p>
          </table:table-cell>
          <table:table-cell office:value-type="float" office:value="43214" table:style-name="ce158">
            <text:p>43,214</text:p>
          </table:table-cell>
          <table:table-cell office:value-type="float" office:value="39152" table:style-name="ce158">
            <text:p>39,152</text:p>
          </table:table-cell>
          <table:table-cell office:value-type="float" office:value="14.53" table:style-name="ce159">
            <text:p>14.53</text:p>
          </table:table-cell>
          <table:table-cell office:value-type="float" office:value="406228" table:style-name="ce158">
            <text:p>406,228</text:p>
          </table:table-cell>
          <table:table-cell office:value-type="float" office:value="211653" table:style-name="ce158">
            <text:p>211,653</text:p>
          </table:table-cell>
          <table:table-cell office:value-type="float" office:value="194575" table:style-name="ce158">
            <text:p>194,575</text:p>
          </table:table-cell>
          <table:table-cell office:value-type="float" office:value="71.67" table:style-name="ce159">
            <text:p>71.67</text:p>
          </table:table-cell>
          <table:table-cell office:value-type="float" office:value="78224" table:style-name="ce158">
            <text:p>78,224</text:p>
          </table:table-cell>
          <table:table-cell office:value-type="float" office:value="37340" table:style-name="ce158">
            <text:p>37,340</text:p>
          </table:table-cell>
          <table:table-cell office:value-type="float" office:value="40884" table:style-name="ce158">
            <text:p>40,884</text:p>
          </table:table-cell>
          <table:table-cell office:value-type="float" office:value="13.8" table:style-name="ce159">
            <text:p>13.80</text:p>
          </table:table-cell>
          <table:table-cell office:value-type="float" office:value="254536" table:style-name="ce158">
            <text:p>254,536</text:p>
          </table:table-cell>
          <table:table-cell office:value-type="float" office:value="132262" table:style-name="ce158">
            <text:p>132,262</text:p>
          </table:table-cell>
          <table:table-cell office:value-type="float" office:value="122274" table:style-name="ce158">
            <text:p>122,274</text:p>
          </table:table-cell>
          <table:table-cell office:value-type="float" office:value="44.91" table:style-name="ce159">
            <text:p>44.91</text:p>
          </table:table-cell>
          <table:table-cell office:value-type="float" office:value="447423" table:style-name="ce158">
            <text:p>447,423</text:p>
          </table:table-cell>
          <table:table-cell office:value-type="float" office:value="229733" table:style-name="ce158">
            <text:p>229,733</text:p>
          </table:table-cell>
          <table:table-cell office:value-type="float" office:value="217690" table:style-name="ce158">
            <text:p>217,690</text:p>
          </table:table-cell>
          <table:table-cell office:value-type="float" office:value="78.94" table:style-name="ce160">
            <text:p>78.94</text:p>
          </table:table-cell>
          <table:table-cell table:number-columns-repeated="16359" table:style-name="ce138"/>
        </table:table-row>
        <table:table-row table:style-name="ro38">
          <table:table-cell office:value-type="string" table:style-name="ce154">
            <text:p>彰 化 縣</text:p>
          </table:table-cell>
          <table:table-cell office:value-type="float" office:value="1292599" table:style-name="ce155">
            <text:p>1,292,599</text:p>
          </table:table-cell>
          <table:table-cell office:value-type="float" office:value="661389" table:style-name="ce156">
            <text:p>661,389</text:p>
          </table:table-cell>
          <table:table-cell office:value-type="float" office:value="631210" table:style-name="ce156">
            <text:p>631,210</text:p>
          </table:table-cell>
          <table:table-cell office:value-type="float" office:value="100" table:style-name="ce157">
            <text:p>100.00</text:p>
          </table:table-cell>
          <table:table-cell office:value-type="float" office:value="187039" table:style-name="ce158">
            <text:p>187,039</text:p>
          </table:table-cell>
          <table:table-cell office:value-type="float" office:value="98010" table:style-name="ce158">
            <text:p>98,010</text:p>
          </table:table-cell>
          <table:table-cell office:value-type="float" office:value="89029" table:style-name="ce158">
            <text:p>89,029</text:p>
          </table:table-cell>
          <table:table-cell office:value-type="float" office:value="14.47" table:style-name="ce159">
            <text:p>14.47</text:p>
          </table:table-cell>
          <table:table-cell office:value-type="float" office:value="937003" table:style-name="ce158">
            <text:p>937,003</text:p>
          </table:table-cell>
          <table:table-cell office:value-type="float" office:value="485946" table:style-name="ce158">
            <text:p>485,946</text:p>
          </table:table-cell>
          <table:table-cell office:value-type="float" office:value="451057" table:style-name="ce158">
            <text:p>451,057</text:p>
          </table:table-cell>
          <table:table-cell office:value-type="float" office:value="72.489999999999995" table:style-name="ce159">
            <text:p>72.49</text:p>
          </table:table-cell>
          <table:table-cell office:value-type="float" office:value="168557" table:style-name="ce158">
            <text:p>168,557</text:p>
          </table:table-cell>
          <table:table-cell office:value-type="float" office:value="77433" table:style-name="ce158">
            <text:p>77,433</text:p>
          </table:table-cell>
          <table:table-cell office:value-type="float" office:value="91124" table:style-name="ce158">
            <text:p>91,124</text:p>
          </table:table-cell>
          <table:table-cell office:value-type="float" office:value="13.04" table:style-name="ce159">
            <text:p>13.04</text:p>
          </table:table-cell>
          <table:table-cell office:value-type="float" office:value="588635" table:style-name="ce158">
            <text:p>588,635</text:p>
          </table:table-cell>
          <table:table-cell office:value-type="float" office:value="305787" table:style-name="ce158">
            <text:p>305,787</text:p>
          </table:table-cell>
          <table:table-cell office:value-type="float" office:value="282848" table:style-name="ce158">
            <text:p>282,848</text:p>
          </table:table-cell>
          <table:table-cell office:value-type="float" office:value="45.54" table:style-name="ce159">
            <text:p>45.54</text:p>
          </table:table-cell>
          <table:table-cell office:value-type="float" office:value="1017259" table:style-name="ce158">
            <text:p>1,017,259</text:p>
          </table:table-cell>
          <table:table-cell office:value-type="float" office:value="517248" table:style-name="ce158">
            <text:p>517,248</text:p>
          </table:table-cell>
          <table:table-cell office:value-type="float" office:value="500011" table:style-name="ce158">
            <text:p>500,011</text:p>
          </table:table-cell>
          <table:table-cell office:value-type="float" office:value="78.7" table:style-name="ce160">
            <text:p>78.70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南 投 縣</text:p>
          </table:table-cell>
          <table:table-cell office:value-type="float" office:value="515345" table:style-name="ce155">
            <text:p>515,345</text:p>
          </table:table-cell>
          <table:table-cell office:value-type="float" office:value="264414" table:style-name="ce156">
            <text:p>264,414</text:p>
          </table:table-cell>
          <table:table-cell office:value-type="float" office:value="250931" table:style-name="ce156">
            <text:p>250,931</text:p>
          </table:table-cell>
          <table:table-cell office:value-type="float" office:value="100" table:style-name="ce157">
            <text:p>100.00</text:p>
          </table:table-cell>
          <table:table-cell office:value-type="float" office:value="65513" table:style-name="ce158">
            <text:p>65,513</text:p>
          </table:table-cell>
          <table:table-cell office:value-type="float" office:value="34052" table:style-name="ce158">
            <text:p>34,052</text:p>
          </table:table-cell>
          <table:table-cell office:value-type="float" office:value="31461" table:style-name="ce158">
            <text:p>31,461</text:p>
          </table:table-cell>
          <table:table-cell office:value-type="float" office:value="12.71" table:style-name="ce159">
            <text:p>12.71</text:p>
          </table:table-cell>
          <table:table-cell office:value-type="float" office:value="374983" table:style-name="ce158">
            <text:p>374,983</text:p>
          </table:table-cell>
          <table:table-cell office:value-type="float" office:value="195329" table:style-name="ce158">
            <text:p>195,329</text:p>
          </table:table-cell>
          <table:table-cell office:value-type="float" office:value="179654" table:style-name="ce158">
            <text:p>179,654</text:p>
          </table:table-cell>
          <table:table-cell office:value-type="float" office:value="72.760000000000005" table:style-name="ce159">
            <text:p>72.76</text:p>
          </table:table-cell>
          <table:table-cell office:value-type="float" office:value="74849" table:style-name="ce158">
            <text:p>74,849</text:p>
          </table:table-cell>
          <table:table-cell office:value-type="float" office:value="35033" table:style-name="ce158">
            <text:p>35,033</text:p>
          </table:table-cell>
          <table:table-cell office:value-type="float" office:value="39816" table:style-name="ce158">
            <text:p>39,816</text:p>
          </table:table-cell>
          <table:table-cell office:value-type="float" office:value="14.52" table:style-name="ce159">
            <text:p>14.52</text:p>
          </table:table-cell>
          <table:table-cell office:value-type="float" office:value="226440" table:style-name="ce158">
            <text:p>226,440</text:p>
          </table:table-cell>
          <table:table-cell office:value-type="float" office:value="118266" table:style-name="ce158">
            <text:p>118,266</text:p>
          </table:table-cell>
          <table:table-cell office:value-type="float" office:value="108174" table:style-name="ce158">
            <text:p>108,174</text:p>
          </table:table-cell>
          <table:table-cell office:value-type="float" office:value="43.94" table:style-name="ce159">
            <text:p>43.94</text:p>
          </table:table-cell>
          <table:table-cell office:value-type="float" office:value="415276" table:style-name="ce158">
            <text:p>415,276</text:p>
          </table:table-cell>
          <table:table-cell office:value-type="float" office:value="212581" table:style-name="ce158">
            <text:p>212,581</text:p>
          </table:table-cell>
          <table:table-cell office:value-type="float" office:value="202695" table:style-name="ce158">
            <text:p>202,695</text:p>
          </table:table-cell>
          <table:table-cell office:value-type="float" office:value="80.58" table:style-name="ce160">
            <text:p>80.58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雲 林 縣</text:p>
          </table:table-cell>
          <table:table-cell office:value-type="float" office:value="706941" table:style-name="ce155">
            <text:p>706,941</text:p>
          </table:table-cell>
          <table:table-cell office:value-type="float" office:value="367813" table:style-name="ce156">
            <text:p>367,813</text:p>
          </table:table-cell>
          <table:table-cell office:value-type="float" office:value="339128" table:style-name="ce156">
            <text:p>339,128</text:p>
          </table:table-cell>
          <table:table-cell office:value-type="float" office:value="100" table:style-name="ce157">
            <text:p>100.00</text:p>
          </table:table-cell>
          <table:table-cell office:value-type="float" office:value="94068" table:style-name="ce158">
            <text:p>94,068</text:p>
          </table:table-cell>
          <table:table-cell office:value-type="float" office:value="49418" table:style-name="ce158">
            <text:p>49,418</text:p>
          </table:table-cell>
          <table:table-cell office:value-type="float" office:value="44650" table:style-name="ce158">
            <text:p>44,650</text:p>
          </table:table-cell>
          <table:table-cell office:value-type="float" office:value="13.31" table:style-name="ce159">
            <text:p>13.31</text:p>
          </table:table-cell>
          <table:table-cell office:value-type="float" office:value="500177" table:style-name="ce158">
            <text:p>500,177</text:p>
          </table:table-cell>
          <table:table-cell office:value-type="float" office:value="267604" table:style-name="ce158">
            <text:p>267,604</text:p>
          </table:table-cell>
          <table:table-cell office:value-type="float" office:value="232573" table:style-name="ce158">
            <text:p>232,573</text:p>
          </table:table-cell>
          <table:table-cell office:value-type="float" office:value="70.75" table:style-name="ce159">
            <text:p>70.75</text:p>
          </table:table-cell>
          <table:table-cell office:value-type="float" office:value="112696" table:style-name="ce158">
            <text:p>112,696</text:p>
          </table:table-cell>
          <table:table-cell office:value-type="float" office:value="50791" table:style-name="ce158">
            <text:p>50,791</text:p>
          </table:table-cell>
          <table:table-cell office:value-type="float" office:value="61905" table:style-name="ce158">
            <text:p>61,905</text:p>
          </table:table-cell>
          <table:table-cell office:value-type="float" office:value="15.94" table:style-name="ce159">
            <text:p>15.94</text:p>
          </table:table-cell>
          <table:table-cell office:value-type="float" office:value="308967" table:style-name="ce158">
            <text:p>308,967</text:p>
          </table:table-cell>
          <table:table-cell office:value-type="float" office:value="164117" table:style-name="ce158">
            <text:p>164,117</text:p>
          </table:table-cell>
          <table:table-cell office:value-type="float" office:value="144850" table:style-name="ce158">
            <text:p>144,850</text:p>
          </table:table-cell>
          <table:table-cell office:value-type="float" office:value="43.7" table:style-name="ce159">
            <text:p>43.70</text:p>
          </table:table-cell>
          <table:table-cell office:value-type="float" office:value="567353" table:style-name="ce158">
            <text:p>567,353</text:p>
          </table:table-cell>
          <table:table-cell office:value-type="float" office:value="294369" table:style-name="ce158">
            <text:p>294,369</text:p>
          </table:table-cell>
          <table:table-cell office:value-type="float" office:value="272984" table:style-name="ce158">
            <text:p>272,984</text:p>
          </table:table-cell>
          <table:table-cell office:value-type="float" office:value="80.25" table:style-name="ce160">
            <text:p>80.25</text:p>
          </table:table-cell>
          <table:table-cell table:number-columns-repeated="16359" table:style-name="ce138"/>
        </table:table-row>
        <table:table-row table:style-name="ro39">
          <table:table-cell office:value-type="string" table:style-name="ce154">
            <text:p>嘉 義 縣</text:p>
          </table:table-cell>
          <table:table-cell office:value-type="float" office:value="526469" table:style-name="ce155">
            <text:p>526,469</text:p>
          </table:table-cell>
          <table:table-cell office:value-type="float" office:value="274179" table:style-name="ce156">
            <text:p>274,179</text:p>
          </table:table-cell>
          <table:table-cell office:value-type="float" office:value="252290" table:style-name="ce156">
            <text:p>252,290</text:p>
          </table:table-cell>
          <table:table-cell office:value-type="float" office:value="100" table:style-name="ce157">
            <text:p>100.00</text:p>
          </table:table-cell>
          <table:table-cell office:value-type="float" office:value="60792" table:style-name="ce158">
            <text:p>60,792</text:p>
          </table:table-cell>
          <table:table-cell office:value-type="float" office:value="31865" table:style-name="ce158">
            <text:p>31,865</text:p>
          </table:table-cell>
          <table:table-cell office:value-type="float" office:value="28927" table:style-name="ce158">
            <text:p>28,927</text:p>
          </table:table-cell>
          <table:table-cell office:value-type="float" office:value="11.55" table:style-name="ce159">
            <text:p>11.55</text:p>
          </table:table-cell>
          <table:table-cell office:value-type="float" office:value="377979" table:style-name="ce158">
            <text:p>377,979</text:p>
          </table:table-cell>
          <table:table-cell office:value-type="float" office:value="202601" table:style-name="ce158">
            <text:p>202,601</text:p>
          </table:table-cell>
          <table:table-cell office:value-type="float" office:value="175378" table:style-name="ce158">
            <text:p>175,378</text:p>
          </table:table-cell>
          <table:table-cell office:value-type="float" office:value="71.8" table:style-name="ce159">
            <text:p>71.80</text:p>
          </table:table-cell>
          <table:table-cell office:value-type="float" office:value="87698" table:style-name="ce158">
            <text:p>87,698</text:p>
          </table:table-cell>
          <table:table-cell office:value-type="float" office:value="39713" table:style-name="ce158">
            <text:p>39,713</text:p>
          </table:table-cell>
          <table:table-cell office:value-type="float" office:value="47985" table:style-name="ce158">
            <text:p>47,985</text:p>
          </table:table-cell>
          <table:table-cell office:value-type="float" office:value="16.66" table:style-name="ce159">
            <text:p>16.66</text:p>
          </table:table-cell>
          <table:table-cell office:value-type="float" office:value="228002" table:style-name="ce158">
            <text:p>228,002</text:p>
          </table:table-cell>
          <table:table-cell office:value-type="float" office:value="121301" table:style-name="ce158">
            <text:p>121,301</text:p>
          </table:table-cell>
          <table:table-cell office:value-type="float" office:value="106701" table:style-name="ce158">
            <text:p>106,701</text:p>
          </table:table-cell>
          <table:table-cell office:value-type="float" office:value="43.31" table:style-name="ce159">
            <text:p>43.31</text:p>
          </table:table-cell>
          <table:table-cell office:value-type="float" office:value="432206" table:style-name="ce158">
            <text:p>432,206</text:p>
          </table:table-cell>
          <table:table-cell office:value-type="float" office:value="224853" table:style-name="ce158">
            <text:p>224,853</text:p>
          </table:table-cell>
          <table:table-cell office:value-type="float" office:value="207353" table:style-name="ce158">
            <text:p>207,353</text:p>
          </table:table-cell>
          <table:table-cell office:value-type="float" office:value="82.1" table:style-name="ce160">
            <text:p>82.10</text:p>
          </table:table-cell>
          <table:table-cell table:number-columns-repeated="16359" table:style-name="ce138"/>
        </table:table-row>
        <table:table-row table:style-name="ro40">
          <table:table-cell office:value-type="string" table:style-name="ce154">
            <text:p>屏 東 縣</text:p>
          </table:table-cell>
          <table:table-cell office:value-type="float" office:value="849794" table:style-name="ce155">
            <text:p>849,794</text:p>
          </table:table-cell>
          <table:table-cell office:value-type="float" office:value="435540" table:style-name="ce156">
            <text:p>435,540</text:p>
          </table:table-cell>
          <table:table-cell office:value-type="float" office:value="414254" table:style-name="ce156">
            <text:p>414,254</text:p>
          </table:table-cell>
          <table:table-cell office:value-type="float" office:value="100" table:style-name="ce157">
            <text:p>100.00</text:p>
          </table:table-cell>
          <table:table-cell office:value-type="float" office:value="104025" table:style-name="ce158">
            <text:p>104,025</text:p>
          </table:table-cell>
          <table:table-cell office:value-type="float" office:value="54277" table:style-name="ce158">
            <text:p>54,277</text:p>
          </table:table-cell>
          <table:table-cell office:value-type="float" office:value="49748" table:style-name="ce158">
            <text:p>49,748</text:p>
          </table:table-cell>
          <table:table-cell office:value-type="float" office:value="12.24" table:style-name="ce159">
            <text:p>12.24</text:p>
          </table:table-cell>
          <table:table-cell office:value-type="float" office:value="628621" table:style-name="ce158">
            <text:p>628,621</text:p>
          </table:table-cell>
          <table:table-cell office:value-type="float" office:value="325694" table:style-name="ce158">
            <text:p>325,694</text:p>
          </table:table-cell>
          <table:table-cell office:value-type="float" office:value="302927" table:style-name="ce158">
            <text:p>302,927</text:p>
          </table:table-cell>
          <table:table-cell office:value-type="float" office:value="73.97" table:style-name="ce159">
            <text:p>73.97</text:p>
          </table:table-cell>
          <table:table-cell office:value-type="float" office:value="117148" table:style-name="ce158">
            <text:p>117,148</text:p>
          </table:table-cell>
          <table:table-cell office:value-type="float" office:value="55569" table:style-name="ce158">
            <text:p>55,569</text:p>
          </table:table-cell>
          <table:table-cell office:value-type="float" office:value="61579" table:style-name="ce158">
            <text:p>61,579</text:p>
          </table:table-cell>
          <table:table-cell office:value-type="float" office:value="13.79" table:style-name="ce159">
            <text:p>13.79</text:p>
          </table:table-cell>
          <table:table-cell office:value-type="float" office:value="381357" table:style-name="ce158">
            <text:p>381,357</text:p>
          </table:table-cell>
          <table:table-cell office:value-type="float" office:value="198777" table:style-name="ce158">
            <text:p>198,777</text:p>
          </table:table-cell>
          <table:table-cell office:value-type="float" office:value="182580" table:style-name="ce158">
            <text:p>182,580</text:p>
          </table:table-cell>
          <table:table-cell office:value-type="float" office:value="44.88" table:style-name="ce159">
            <text:p>44.88</text:p>
          </table:table-cell>
          <table:table-cell office:value-type="float" office:value="688653" table:style-name="ce158">
            <text:p>688,653</text:p>
          </table:table-cell>
          <table:table-cell office:value-type="float" office:value="351396" table:style-name="ce158">
            <text:p>351,396</text:p>
          </table:table-cell>
          <table:table-cell office:value-type="float" office:value="337257" table:style-name="ce158">
            <text:p>337,257</text:p>
          </table:table-cell>
          <table:table-cell office:value-type="float" office:value="81.040000000000006" table:style-name="ce160">
            <text:p>81.04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臺 東 縣</text:p>
          </table:table-cell>
          <table:table-cell office:value-type="float" office:value="225061" table:style-name="ce155">
            <text:p>225,061</text:p>
          </table:table-cell>
          <table:table-cell office:value-type="float" office:value="116784" table:style-name="ce156">
            <text:p>116,784</text:p>
          </table:table-cell>
          <table:table-cell office:value-type="float" office:value="108277" table:style-name="ce156">
            <text:p>108,277</text:p>
          </table:table-cell>
          <table:table-cell office:value-type="float" office:value="100" table:style-name="ce157">
            <text:p>100.00</text:p>
          </table:table-cell>
          <table:table-cell office:value-type="float" office:value="30124" table:style-name="ce158">
            <text:p>30,124</text:p>
          </table:table-cell>
          <table:table-cell office:value-type="float" office:value="15767" table:style-name="ce158">
            <text:p>15,767</text:p>
          </table:table-cell>
          <table:table-cell office:value-type="float" office:value="14357" table:style-name="ce158">
            <text:p>14,357</text:p>
          </table:table-cell>
          <table:table-cell office:value-type="float" office:value="13.38" table:style-name="ce159">
            <text:p>13.38</text:p>
          </table:table-cell>
          <table:table-cell office:value-type="float" office:value="163705" table:style-name="ce158">
            <text:p>163,705</text:p>
          </table:table-cell>
          <table:table-cell office:value-type="float" office:value="86428" table:style-name="ce158">
            <text:p>86,428</text:p>
          </table:table-cell>
          <table:table-cell office:value-type="float" office:value="77277" table:style-name="ce158">
            <text:p>77,277</text:p>
          </table:table-cell>
          <table:table-cell office:value-type="float" office:value="72.739999999999995" table:style-name="ce159">
            <text:p>72.74</text:p>
          </table:table-cell>
          <table:table-cell office:value-type="float" office:value="31232" table:style-name="ce158">
            <text:p>31,232</text:p>
          </table:table-cell>
          <table:table-cell office:value-type="float" office:value="14589" table:style-name="ce158">
            <text:p>14,589</text:p>
          </table:table-cell>
          <table:table-cell office:value-type="float" office:value="16643" table:style-name="ce158">
            <text:p>16,643</text:p>
          </table:table-cell>
          <table:table-cell office:value-type="float" office:value="13.88" table:style-name="ce159">
            <text:p>13.88</text:p>
          </table:table-cell>
          <table:table-cell office:value-type="float" office:value="99793" table:style-name="ce158">
            <text:p>99,793</text:p>
          </table:table-cell>
          <table:table-cell office:value-type="float" office:value="53429" table:style-name="ce158">
            <text:p>53,429</text:p>
          </table:table-cell>
          <table:table-cell office:value-type="float" office:value="46364" table:style-name="ce158">
            <text:p>46,364</text:p>
          </table:table-cell>
          <table:table-cell office:value-type="float" office:value="44.34" table:style-name="ce159">
            <text:p>44.34</text:p>
          </table:table-cell>
          <table:table-cell office:value-type="float" office:value="180061" table:style-name="ce158">
            <text:p>180,061</text:p>
          </table:table-cell>
          <table:table-cell office:value-type="float" office:value="93343" table:style-name="ce158">
            <text:p>93,343</text:p>
          </table:table-cell>
          <table:table-cell office:value-type="float" office:value="86718" table:style-name="ce158">
            <text:p>86,718</text:p>
          </table:table-cell>
          <table:table-cell office:value-type="float" office:value="80.010000000000005" table:style-name="ce160">
            <text:p>80.01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花 蓮 縣</text:p>
          </table:table-cell>
          <table:table-cell office:value-type="float" office:value="333733" table:style-name="ce155">
            <text:p>333,733</text:p>
          </table:table-cell>
          <table:table-cell office:value-type="float" office:value="170614" table:style-name="ce156">
            <text:p>170,614</text:p>
          </table:table-cell>
          <table:table-cell office:value-type="float" office:value="163119" table:style-name="ce156">
            <text:p>163,119</text:p>
          </table:table-cell>
          <table:table-cell office:value-type="float" office:value="100" table:style-name="ce157">
            <text:p>100.00</text:p>
          </table:table-cell>
          <table:table-cell office:value-type="float" office:value="44213" table:style-name="ce158">
            <text:p>44,213</text:p>
          </table:table-cell>
          <table:table-cell office:value-type="float" office:value="23111" table:style-name="ce158">
            <text:p>23,111</text:p>
          </table:table-cell>
          <table:table-cell office:value-type="float" office:value="21102" table:style-name="ce158">
            <text:p>21,102</text:p>
          </table:table-cell>
          <table:table-cell office:value-type="float" office:value="13.25" table:style-name="ce159">
            <text:p>13.25</text:p>
          </table:table-cell>
          <table:table-cell office:value-type="float" office:value="244697" table:style-name="ce158">
            <text:p>244,697</text:p>
          </table:table-cell>
          <table:table-cell office:value-type="float" office:value="126271" table:style-name="ce158">
            <text:p>126,271</text:p>
          </table:table-cell>
          <table:table-cell office:value-type="float" office:value="118426" table:style-name="ce158">
            <text:p>118,426</text:p>
          </table:table-cell>
          <table:table-cell office:value-type="float" office:value="73.319999999999993" table:style-name="ce159">
            <text:p>73.32</text:p>
          </table:table-cell>
          <table:table-cell office:value-type="float" office:value="44823" table:style-name="ce158">
            <text:p>44,823</text:p>
          </table:table-cell>
          <table:table-cell office:value-type="float" office:value="21232" table:style-name="ce158">
            <text:p>21,232</text:p>
          </table:table-cell>
          <table:table-cell office:value-type="float" office:value="23591" table:style-name="ce158">
            <text:p>23,591</text:p>
          </table:table-cell>
          <table:table-cell office:value-type="float" office:value="13.43" table:style-name="ce159">
            <text:p>13.43</text:p>
          </table:table-cell>
          <table:table-cell office:value-type="float" office:value="148437" table:style-name="ce158">
            <text:p>148,437</text:p>
          </table:table-cell>
          <table:table-cell office:value-type="float" office:value="77252" table:style-name="ce158">
            <text:p>77,252</text:p>
          </table:table-cell>
          <table:table-cell office:value-type="float" office:value="71185" table:style-name="ce158">
            <text:p>71,185</text:p>
          </table:table-cell>
          <table:table-cell office:value-type="float" office:value="44.48" table:style-name="ce159">
            <text:p>44.48</text:p>
          </table:table-cell>
          <table:table-cell office:value-type="float" office:value="266952" table:style-name="ce158">
            <text:p>266,952</text:p>
          </table:table-cell>
          <table:table-cell office:value-type="float" office:value="135766" table:style-name="ce158">
            <text:p>135,766</text:p>
          </table:table-cell>
          <table:table-cell office:value-type="float" office:value="131186" table:style-name="ce158">
            <text:p>131,186</text:p>
          </table:table-cell>
          <table:table-cell office:value-type="float" office:value="79.989999999999995" table:style-name="ce160">
            <text:p>79.99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澎 湖 縣</text:p>
          </table:table-cell>
          <table:table-cell office:value-type="float" office:value="101110" table:style-name="ce155">
            <text:p>101,110</text:p>
          </table:table-cell>
          <table:table-cell office:value-type="float" office:value="52042" table:style-name="ce156">
            <text:p>52,042</text:p>
          </table:table-cell>
          <table:table-cell office:value-type="float" office:value="49068" table:style-name="ce156">
            <text:p>49,068</text:p>
          </table:table-cell>
          <table:table-cell office:value-type="float" office:value="100" table:style-name="ce157">
            <text:p>100.00</text:p>
          </table:table-cell>
          <table:table-cell office:value-type="float" office:value="12158" table:style-name="ce158">
            <text:p>12,158</text:p>
          </table:table-cell>
          <table:table-cell office:value-type="float" office:value="6355" table:style-name="ce158">
            <text:p>6,355</text:p>
          </table:table-cell>
          <table:table-cell office:value-type="float" office:value="5803" table:style-name="ce158">
            <text:p>5,803</text:p>
          </table:table-cell>
          <table:table-cell office:value-type="float" office:value="12.02" table:style-name="ce159">
            <text:p>12.02</text:p>
          </table:table-cell>
          <table:table-cell office:value-type="float" office:value="74416" table:style-name="ce158">
            <text:p>74,416</text:p>
          </table:table-cell>
          <table:table-cell office:value-type="float" office:value="38946" table:style-name="ce158">
            <text:p>38,946</text:p>
          </table:table-cell>
          <table:table-cell office:value-type="float" office:value="35470" table:style-name="ce158">
            <text:p>35,470</text:p>
          </table:table-cell>
          <table:table-cell office:value-type="float" office:value="73.599999999999994" table:style-name="ce159">
            <text:p>73.60</text:p>
          </table:table-cell>
          <table:table-cell office:value-type="float" office:value="14536" table:style-name="ce158">
            <text:p>14,536</text:p>
          </table:table-cell>
          <table:table-cell office:value-type="float" office:value="6741" table:style-name="ce158">
            <text:p>6,741</text:p>
          </table:table-cell>
          <table:table-cell office:value-type="float" office:value="7795" table:style-name="ce158">
            <text:p>7,795</text:p>
          </table:table-cell>
          <table:table-cell office:value-type="float" office:value="14.38" table:style-name="ce159">
            <text:p>14.38</text:p>
          </table:table-cell>
          <table:table-cell office:value-type="float" office:value="47405" table:style-name="ce158">
            <text:p>47,405</text:p>
          </table:table-cell>
          <table:table-cell office:value-type="float" office:value="24741" table:style-name="ce158">
            <text:p>24,741</text:p>
          </table:table-cell>
          <table:table-cell office:value-type="float" office:value="22664" table:style-name="ce158">
            <text:p>22,664</text:p>
          </table:table-cell>
          <table:table-cell office:value-type="float" office:value="46.88" table:style-name="ce159">
            <text:p>46.88</text:p>
          </table:table-cell>
          <table:table-cell office:value-type="float" office:value="82744" table:style-name="ce158">
            <text:p>82,744</text:p>
          </table:table-cell>
          <table:table-cell office:value-type="float" office:value="42470" table:style-name="ce158">
            <text:p>42,470</text:p>
          </table:table-cell>
          <table:table-cell office:value-type="float" office:value="40274" table:style-name="ce158">
            <text:p>40,274</text:p>
          </table:table-cell>
          <table:table-cell office:value-type="float" office:value="81.84" table:style-name="ce160">
            <text:p>81.84</text:p>
          </table:table-cell>
          <table:table-cell table:number-columns-repeated="16359" table:style-name="ce138"/>
        </table:table-row>
        <table:table-row table:style-name="ro24">
          <table:table-cell office:value-type="string" table:style-name="ce154">
            <text:p>基 隆 市</text:p>
          </table:table-cell>
          <table:table-cell office:value-type="float" office:value="373721" table:style-name="ce155">
            <text:p>373,721</text:p>
          </table:table-cell>
          <table:table-cell office:value-type="float" office:value="187968" table:style-name="ce156">
            <text:p>187,968</text:p>
          </table:table-cell>
          <table:table-cell office:value-type="float" office:value="185753" table:style-name="ce156">
            <text:p>185,753</text:p>
          </table:table-cell>
          <table:table-cell office:value-type="float" office:value="100" table:style-name="ce157">
            <text:p>100.00</text:p>
          </table:table-cell>
          <table:table-cell office:value-type="float" office:value="44130" table:style-name="ce158">
            <text:p>44,130</text:p>
          </table:table-cell>
          <table:table-cell office:value-type="float" office:value="22948" table:style-name="ce158">
            <text:p>22,948</text:p>
          </table:table-cell>
          <table:table-cell office:value-type="float" office:value="21182" table:style-name="ce158">
            <text:p>21,182</text:p>
          </table:table-cell>
          <table:table-cell office:value-type="float" office:value="11.81" table:style-name="ce159">
            <text:p>11.81</text:p>
          </table:table-cell>
          <table:table-cell office:value-type="float" office:value="283482" table:style-name="ce158">
            <text:p>283,482</text:p>
          </table:table-cell>
          <table:table-cell office:value-type="float" office:value="143819" table:style-name="ce158">
            <text:p>143,819</text:p>
          </table:table-cell>
          <table:table-cell office:value-type="float" office:value="139663" table:style-name="ce158">
            <text:p>139,663</text:p>
          </table:table-cell>
          <table:table-cell office:value-type="float" office:value="75.849999999999994" table:style-name="ce159">
            <text:p>75.85</text:p>
          </table:table-cell>
          <table:table-cell office:value-type="float" office:value="46109" table:style-name="ce158">
            <text:p>46,109</text:p>
          </table:table-cell>
          <table:table-cell office:value-type="float" office:value="21201" table:style-name="ce158">
            <text:p>21,201</text:p>
          </table:table-cell>
          <table:table-cell office:value-type="float" office:value="24908" table:style-name="ce158">
            <text:p>24,908</text:p>
          </table:table-cell>
          <table:table-cell office:value-type="float" office:value="12.34" table:style-name="ce159">
            <text:p>12.34</text:p>
          </table:table-cell>
          <table:table-cell office:value-type="float" office:value="169879" table:style-name="ce158">
            <text:p>169,879</text:p>
          </table:table-cell>
          <table:table-cell office:value-type="float" office:value="86927" table:style-name="ce158">
            <text:p>86,927</text:p>
          </table:table-cell>
          <table:table-cell office:value-type="float" office:value="82952" table:style-name="ce158">
            <text:p>82,952</text:p>
          </table:table-cell>
          <table:table-cell office:value-type="float" office:value="45.46" table:style-name="ce159">
            <text:p>45.46</text:p>
          </table:table-cell>
          <table:table-cell office:value-type="float" office:value="304659" table:style-name="ce158">
            <text:p>304,659</text:p>
          </table:table-cell>
          <table:table-cell office:value-type="float" office:value="152029" table:style-name="ce158">
            <text:p>152,029</text:p>
          </table:table-cell>
          <table:table-cell office:value-type="float" office:value="152630" table:style-name="ce158">
            <text:p>152,630</text:p>
          </table:table-cell>
          <table:table-cell office:value-type="float" office:value="81.52" table:style-name="ce160">
            <text:p>81.52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新 竹 市</text:p>
          </table:table-cell>
          <table:table-cell office:value-type="float" office:value="430644" table:style-name="ce155">
            <text:p>430,644</text:p>
          </table:table-cell>
          <table:table-cell office:value-type="float" office:value="213247" table:style-name="ce156">
            <text:p>213,247</text:p>
          </table:table-cell>
          <table:table-cell office:value-type="float" office:value="217397" table:style-name="ce156">
            <text:p>217,397</text:p>
          </table:table-cell>
          <table:table-cell office:value-type="float" office:value="100" table:style-name="ce157">
            <text:p>100.00</text:p>
          </table:table-cell>
          <table:table-cell office:value-type="float" office:value="78044" table:style-name="ce158">
            <text:p>78,044</text:p>
          </table:table-cell>
          <table:table-cell office:value-type="float" office:value="40790" table:style-name="ce158">
            <text:p>40,790</text:p>
          </table:table-cell>
          <table:table-cell office:value-type="float" office:value="37254" table:style-name="ce158">
            <text:p>37,254</text:p>
          </table:table-cell>
          <table:table-cell office:value-type="float" office:value="18.12" table:style-name="ce159">
            <text:p>18.12</text:p>
          </table:table-cell>
          <table:table-cell office:value-type="float" office:value="309568" table:style-name="ce158">
            <text:p>309,568</text:p>
          </table:table-cell>
          <table:table-cell office:value-type="float" office:value="152836" table:style-name="ce158">
            <text:p>152,836</text:p>
          </table:table-cell>
          <table:table-cell office:value-type="float" office:value="156732" table:style-name="ce158">
            <text:p>156,732</text:p>
          </table:table-cell>
          <table:table-cell office:value-type="float" office:value="71.88" table:style-name="ce159">
            <text:p>71.88</text:p>
          </table:table-cell>
          <table:table-cell office:value-type="float" office:value="43032" table:style-name="ce158">
            <text:p>43,032</text:p>
          </table:table-cell>
          <table:table-cell office:value-type="float" office:value="19621" table:style-name="ce158">
            <text:p>19,621</text:p>
          </table:table-cell>
          <table:table-cell office:value-type="float" office:value="23411" table:style-name="ce158">
            <text:p>23,411</text:p>
          </table:table-cell>
          <table:table-cell office:value-type="float" office:value="9.99" table:style-name="ce159">
            <text:p>9.99</text:p>
          </table:table-cell>
          <table:table-cell office:value-type="float" office:value="202999" table:style-name="ce158">
            <text:p>202,999</text:p>
          </table:table-cell>
          <table:table-cell office:value-type="float" office:value="99972" table:style-name="ce158">
            <text:p>99,972</text:p>
          </table:table-cell>
          <table:table-cell office:value-type="float" office:value="103027" table:style-name="ce158">
            <text:p>103,027</text:p>
          </table:table-cell>
          <table:table-cell office:value-type="float" office:value="47.14" table:style-name="ce159">
            <text:p>47.14</text:p>
          </table:table-cell>
          <table:table-cell office:value-type="float" office:value="324167" table:style-name="ce158">
            <text:p>324,167</text:p>
          </table:table-cell>
          <table:table-cell office:value-type="float" office:value="157726" table:style-name="ce158">
            <text:p>157,726</text:p>
          </table:table-cell>
          <table:table-cell office:value-type="float" office:value="166441" table:style-name="ce158">
            <text:p>166,441</text:p>
          </table:table-cell>
          <table:table-cell office:value-type="float" office:value="75.27" table:style-name="ce160">
            <text:p>75.27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嘉 義 市</text:p>
          </table:table-cell>
          <table:table-cell office:value-type="float" office:value="270885" table:style-name="ce155">
            <text:p>270,885</text:p>
          </table:table-cell>
          <table:table-cell office:value-type="float" office:value="132450" table:style-name="ce156">
            <text:p>132,450</text:p>
          </table:table-cell>
          <table:table-cell office:value-type="float" office:value="138435" table:style-name="ce156">
            <text:p>138,435</text:p>
          </table:table-cell>
          <table:table-cell office:value-type="float" office:value="100" table:style-name="ce157">
            <text:p>100.00</text:p>
          </table:table-cell>
          <table:table-cell office:value-type="float" office:value="41851" table:style-name="ce158">
            <text:p>41,851</text:p>
          </table:table-cell>
          <table:table-cell office:value-type="float" office:value="21975" table:style-name="ce158">
            <text:p>21,975</text:p>
          </table:table-cell>
          <table:table-cell office:value-type="float" office:value="19876" table:style-name="ce158">
            <text:p>19,876</text:p>
          </table:table-cell>
          <table:table-cell office:value-type="float" office:value="15.45" table:style-name="ce159">
            <text:p>15.45</text:p>
          </table:table-cell>
          <table:table-cell office:value-type="float" office:value="196200" table:style-name="ce158">
            <text:p>196,200</text:p>
          </table:table-cell>
          <table:table-cell office:value-type="float" office:value="95688" table:style-name="ce158">
            <text:p>95,688</text:p>
          </table:table-cell>
          <table:table-cell office:value-type="float" office:value="100512" table:style-name="ce158">
            <text:p>100,512</text:p>
          </table:table-cell>
          <table:table-cell office:value-type="float" office:value="72.430000000000007" table:style-name="ce159">
            <text:p>72.43</text:p>
          </table:table-cell>
          <table:table-cell office:value-type="float" office:value="32834" table:style-name="ce158">
            <text:p>32,834</text:p>
          </table:table-cell>
          <table:table-cell office:value-type="float" office:value="14787" table:style-name="ce158">
            <text:p>14,787</text:p>
          </table:table-cell>
          <table:table-cell office:value-type="float" office:value="18047" table:style-name="ce158">
            <text:p>18,047</text:p>
          </table:table-cell>
          <table:table-cell office:value-type="float" office:value="12.12" table:style-name="ce159">
            <text:p>12.12</text:p>
          </table:table-cell>
          <table:table-cell office:value-type="float" office:value="121312" table:style-name="ce158">
            <text:p>121,312</text:p>
          </table:table-cell>
          <table:table-cell office:value-type="float" office:value="58895" table:style-name="ce158">
            <text:p>58,895</text:p>
          </table:table-cell>
          <table:table-cell office:value-type="float" office:value="62417" table:style-name="ce158">
            <text:p>62,417</text:p>
          </table:table-cell>
          <table:table-cell office:value-type="float" office:value="44.78" table:style-name="ce159">
            <text:p>44.78</text:p>
          </table:table-cell>
          <table:table-cell office:value-type="float" office:value="209146" table:style-name="ce158">
            <text:p>209,146</text:p>
          </table:table-cell>
          <table:table-cell office:value-type="float" office:value="100256" table:style-name="ce158">
            <text:p>100,256</text:p>
          </table:table-cell>
          <table:table-cell office:value-type="float" office:value="108890" table:style-name="ce158">
            <text:p>108,890</text:p>
          </table:table-cell>
          <table:table-cell office:value-type="float" office:value="77.209999999999994" table:style-name="ce160">
            <text:p>77.21</text:p>
          </table:table-cell>
          <table:table-cell table:number-columns-repeated="16359" table:style-name="ce138"/>
        </table:table-row>
        <table:table-row table:style-name="ro40">
          <table:table-cell office:value-type="string" table:style-name="ce149">
            <text:p>福 建 省</text:p>
          </table:table-cell>
          <table:table-cell office:value-type="float" office:value="137527" table:style-name="ce161">
            <text:p>137,527</text:p>
          </table:table-cell>
          <table:table-cell office:value-type="float" office:value="69864" table:style-name="ce162">
            <text:p>69,864</text:p>
          </table:table-cell>
          <table:table-cell office:value-type="float" office:value="67663" table:style-name="ce162">
            <text:p>67,663</text:p>
          </table:table-cell>
          <table:table-cell office:value-type="float" office:value="100" table:style-name="ce163">
            <text:p>100.00</text:p>
          </table:table-cell>
          <table:table-cell office:value-type="float" office:value="15280" table:style-name="ce151">
            <text:p>15,280</text:p>
          </table:table-cell>
          <table:table-cell office:value-type="float" office:value="7935" table:style-name="ce151">
            <text:p>7,935</text:p>
          </table:table-cell>
          <table:table-cell office:value-type="float" office:value="7345" table:style-name="ce151">
            <text:p>7,345</text:p>
          </table:table-cell>
          <table:table-cell office:value-type="float" office:value="11.11" table:style-name="ce152">
            <text:p>11.11</text:p>
          </table:table-cell>
          <table:table-cell office:value-type="float" office:value="107032" table:style-name="ce151">
            <text:p>107,032</text:p>
          </table:table-cell>
          <table:table-cell office:value-type="float" office:value="54599" table:style-name="ce151">
            <text:p>54,599</text:p>
          </table:table-cell>
          <table:table-cell office:value-type="float" office:value="52433" table:style-name="ce151">
            <text:p>52,433</text:p>
          </table:table-cell>
          <table:table-cell office:value-type="float" office:value="77.83" table:style-name="ce152">
            <text:p>77.83</text:p>
          </table:table-cell>
          <table:table-cell office:value-type="float" office:value="15215" table:style-name="ce151">
            <text:p>15,215</text:p>
          </table:table-cell>
          <table:table-cell office:value-type="float" office:value="7330" table:style-name="ce151">
            <text:p>7,330</text:p>
          </table:table-cell>
          <table:table-cell office:value-type="float" office:value="7885" table:style-name="ce151">
            <text:p>7,885</text:p>
          </table:table-cell>
          <table:table-cell office:value-type="float" office:value="11.06" table:style-name="ce152">
            <text:p>11.06</text:p>
          </table:table-cell>
          <table:table-cell office:value-type="float" office:value="67097" table:style-name="ce151">
            <text:p>67,097</text:p>
          </table:table-cell>
          <table:table-cell office:value-type="float" office:value="33913" table:style-name="ce151">
            <text:p>33,913</text:p>
          </table:table-cell>
          <table:table-cell office:value-type="float" office:value="33184" table:style-name="ce151">
            <text:p>33,184</text:p>
          </table:table-cell>
          <table:table-cell office:value-type="float" office:value="48.79" table:style-name="ce152">
            <text:p>48.79</text:p>
          </table:table-cell>
          <table:table-cell office:value-type="float" office:value="114191" table:style-name="ce151">
            <text:p>114,191</text:p>
          </table:table-cell>
          <table:table-cell office:value-type="float" office:value="57911" table:style-name="ce151">
            <text:p>57,911</text:p>
          </table:table-cell>
          <table:table-cell office:value-type="float" office:value="56280" table:style-name="ce151">
            <text:p>56,280</text:p>
          </table:table-cell>
          <table:table-cell office:value-type="float" office:value="83.03" table:style-name="ce153">
            <text:p>83.03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金 門 縣</text:p>
          </table:table-cell>
          <table:table-cell office:value-type="float" office:value="125089" table:style-name="ce155">
            <text:p>125,089</text:p>
          </table:table-cell>
          <table:table-cell office:value-type="float" office:value="62757" table:style-name="ce156">
            <text:p>62,757</text:p>
          </table:table-cell>
          <table:table-cell office:value-type="float" office:value="62332" table:style-name="ce156">
            <text:p>62,332</text:p>
          </table:table-cell>
          <table:table-cell office:value-type="float" office:value="100" table:style-name="ce157">
            <text:p>100.00</text:p>
          </table:table-cell>
          <table:table-cell office:value-type="float" office:value="13692" table:style-name="ce158">
            <text:p>13,692</text:p>
          </table:table-cell>
          <table:table-cell office:value-type="float" office:value="7087" table:style-name="ce158">
            <text:p>7,087</text:p>
          </table:table-cell>
          <table:table-cell office:value-type="float" office:value="6605" table:style-name="ce158">
            <text:p>6,605</text:p>
          </table:table-cell>
          <table:table-cell office:value-type="float" office:value="10.95" table:style-name="ce159">
            <text:p>10.95</text:p>
          </table:table-cell>
          <table:table-cell office:value-type="float" office:value="97346" table:style-name="ce158">
            <text:p>97,346</text:p>
          </table:table-cell>
          <table:table-cell office:value-type="float" office:value="48938" table:style-name="ce158">
            <text:p>48,938</text:p>
          </table:table-cell>
          <table:table-cell office:value-type="float" office:value="48408" table:style-name="ce158">
            <text:p>48,408</text:p>
          </table:table-cell>
          <table:table-cell office:value-type="float" office:value="77.819999999999993" table:style-name="ce159">
            <text:p>77.82</text:p>
          </table:table-cell>
          <table:table-cell office:value-type="float" office:value="14051" table:style-name="ce158">
            <text:p>14,051</text:p>
          </table:table-cell>
          <table:table-cell office:value-type="float" office:value="6732" table:style-name="ce158">
            <text:p>6,732</text:p>
          </table:table-cell>
          <table:table-cell office:value-type="float" office:value="7319" table:style-name="ce158">
            <text:p>7,319</text:p>
          </table:table-cell>
          <table:table-cell office:value-type="float" office:value="11.23" table:style-name="ce159">
            <text:p>11.23</text:p>
          </table:table-cell>
          <table:table-cell office:value-type="float" office:value="61005" table:style-name="ce158">
            <text:p>61,005</text:p>
          </table:table-cell>
          <table:table-cell office:value-type="float" office:value="30380" table:style-name="ce158">
            <text:p>30,380</text:p>
          </table:table-cell>
          <table:table-cell office:value-type="float" office:value="30625" table:style-name="ce158">
            <text:p>30,625</text:p>
          </table:table-cell>
          <table:table-cell office:value-type="float" office:value="48.77" table:style-name="ce159">
            <text:p>48.77</text:p>
          </table:table-cell>
          <table:table-cell office:value-type="float" office:value="104037" table:style-name="ce158">
            <text:p>104,037</text:p>
          </table:table-cell>
          <table:table-cell office:value-type="float" office:value="52033" table:style-name="ce158">
            <text:p>52,033</text:p>
          </table:table-cell>
          <table:table-cell office:value-type="float" office:value="52004" table:style-name="ce158">
            <text:p>52,004</text:p>
          </table:table-cell>
          <table:table-cell office:value-type="float" office:value="83.17" table:style-name="ce160">
            <text:p>83.17</text:p>
          </table:table-cell>
          <table:table-cell table:number-columns-repeated="16359" table:style-name="ce138"/>
        </table:table-row>
        <table:table-row table:style-name="ro23">
          <table:table-cell office:value-type="string" table:style-name="ce154">
            <text:p>連 江 縣</text:p>
          </table:table-cell>
          <table:table-cell office:value-type="float" office:value="12438" table:style-name="ce155">
            <text:p>12,438</text:p>
          </table:table-cell>
          <table:table-cell office:value-type="float" office:value="7107" table:style-name="ce156">
            <text:p>7,107</text:p>
          </table:table-cell>
          <table:table-cell office:value-type="float" office:value="5331" table:style-name="ce156">
            <text:p>5,331</text:p>
          </table:table-cell>
          <table:table-cell office:value-type="float" office:value="100" table:style-name="ce157">
            <text:p>100.00</text:p>
          </table:table-cell>
          <table:table-cell office:value-type="float" office:value="1588" table:style-name="ce158">
            <text:p>1,588</text:p>
          </table:table-cell>
          <table:table-cell office:value-type="float" office:value="848" table:style-name="ce158">
            <text:p>848</text:p>
          </table:table-cell>
          <table:table-cell office:value-type="float" office:value="740" table:style-name="ce158">
            <text:p>740</text:p>
          </table:table-cell>
          <table:table-cell office:value-type="float" office:value="12.77" table:style-name="ce159">
            <text:p>12.77</text:p>
          </table:table-cell>
          <table:table-cell office:value-type="float" office:value="9686" table:style-name="ce158">
            <text:p>9,686</text:p>
          </table:table-cell>
          <table:table-cell office:value-type="float" office:value="5661" table:style-name="ce158">
            <text:p>5,661</text:p>
          </table:table-cell>
          <table:table-cell office:value-type="float" office:value="4025" table:style-name="ce158">
            <text:p>4,025</text:p>
          </table:table-cell>
          <table:table-cell office:value-type="float" office:value="77.87" table:style-name="ce159">
            <text:p>77.87</text:p>
          </table:table-cell>
          <table:table-cell office:value-type="float" office:value="1164" table:style-name="ce158">
            <text:p>1,164</text:p>
          </table:table-cell>
          <table:table-cell office:value-type="float" office:value="598" table:style-name="ce158">
            <text:p>598</text:p>
          </table:table-cell>
          <table:table-cell office:value-type="float" office:value="566" table:style-name="ce158">
            <text:p>566</text:p>
          </table:table-cell>
          <table:table-cell office:value-type="float" office:value="9.36" table:style-name="ce159">
            <text:p>9.36</text:p>
          </table:table-cell>
          <table:table-cell office:value-type="float" office:value="6092" table:style-name="ce158">
            <text:p>6,092</text:p>
          </table:table-cell>
          <table:table-cell office:value-type="float" office:value="3533" table:style-name="ce158">
            <text:p>3,533</text:p>
          </table:table-cell>
          <table:table-cell office:value-type="float" office:value="2559" table:style-name="ce158">
            <text:p>2,559</text:p>
          </table:table-cell>
          <table:table-cell office:value-type="float" office:value="48.98" table:style-name="ce159">
            <text:p>48.98</text:p>
          </table:table-cell>
          <table:table-cell office:value-type="float" office:value="10154" table:style-name="ce158">
            <text:p>10,154</text:p>
          </table:table-cell>
          <table:table-cell office:value-type="float" office:value="5878" table:style-name="ce158">
            <text:p>5,878</text:p>
          </table:table-cell>
          <table:table-cell office:value-type="float" office:value="4276" table:style-name="ce158">
            <text:p>4,276</text:p>
          </table:table-cell>
          <table:table-cell office:value-type="float" office:value="81.64" table:style-name="ce160">
            <text:p>81.64</text:p>
          </table:table-cell>
          <table:table-cell table:number-columns-repeated="16359" table:style-name="ce138"/>
        </table:table-row>
        <table:table-row table:style-name="ro41">
          <table:table-cell table:style-name="ce164"/>
          <table:table-cell table:style-name="ce165"/>
          <table:table-cell table:number-columns-repeated="6" table:style-name="ce166"/>
          <table:table-cell table:style-name="ce167"/>
          <table:table-cell table:number-columns-repeated="3" table:style-name="ce166"/>
          <table:table-cell table:style-name="ce167"/>
          <table:table-cell table:number-columns-repeated="3" table:style-name="ce166"/>
          <table:table-cell table:number-columns-repeated="3" table:style-name="ce167"/>
          <table:table-cell table:style-name="ce168"/>
          <table:table-cell table:style-name="ce167"/>
          <table:table-cell table:number-columns-repeated="3" table:style-name="ce169"/>
          <table:table-cell table:style-name="ce170"/>
          <table:table-cell table:number-columns-repeated="16359" table:style-name="ce171"/>
        </table:table-row>
        <table:table-row table:style-name="ro5">
          <table:table-cell table:style-name="ce172"/>
          <table:table-cell table:number-columns-repeated="23" table:style-name="ce171"/>
          <table:table-cell office:value-type="string" table:style-name="ce173">
            <text:p>內政部戶政司<text:span text:style-name="T7"><text:s/></text:span>民國<text:span text:style-name="T7">10</text:span><text:span text:style-name="T7">3</text:span>年<text:span text:style-name="T7">9</text:span>月<text:span text:style-name="T7">4</text:span>日編製</text:p>
          </table:table-cell>
          <table:table-cell table:number-columns-repeated="16359" table:style-name="ce171"/>
        </table:table-row>
        <table:table-row table:style-name="ro42">
          <table:table-cell table:style-name="ce174"/>
          <table:table-cell table:number-columns-repeated="16383" table:style-name="ce175"/>
        </table:table-row>
        <table:table-row table:number-rows-repeated="1048543" table:style-name="ro42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2" draw:id="id1" draw:style-name="a1" draw:name="Object 5" svg:x="0in" svg:y="0in" svg:width="6.91667in" svg:height="10.06667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3">
          <table:table-cell table:style-name="ce1">
            <draw:frame draw:z-index="1" draw:id="id0" draw:style-name="a0" draw:name="Object 4" svg:x="0in" svg:y="0in" svg:width="6.675in" svg:height="9.75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08/06人口增加&amp;出生死亡結離婚及率103.08.xls'#人口增加&amp;生死結離" table:style-name="ta5">
        <table:table-source xlink:href="file:///D:/0662/A.上網月報(含1科)/103年/10308/06人口增加&amp;出生死亡結離婚及率103.08.xls" table:table-name="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5P0">
      <number:text>   </number:text>
      <number:number number:decimal-places="0" number:min-integer-digits="1" number:grouping="true"/>
    </number:number-style>
    <number:number-style style:name="N85P1">
      <number:text>－ 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95P0">
      <number:number number:decimal-places="2" number:min-integer-digits="1" number:grouping="true"/>
    </number:number-style>
    <number:number-style style:name="N95P1">
      <number:text>–</number:text>
      <number:number number:decimal-places="2" number:min-integer-digits="1" number:grouping="true"/>
    </number:number-style>
    <number:text-style style:name="N95">
      <number:text>—</number:text>
      <style:map style:condition="value()&gt;0" style:apply-style-name="N95P0"/>
      <style:map style:condition="value()&lt;0" style:apply-style-name="N95P1"/>
    </number:text-style>
    <number:number-style style:name="N104P0">
      <number:number number:decimal-places="0" number:min-integer-digits="1" number:grouping="true"/>
    </number:number-style>
    <number:number-style style:name="N104P1">
      <number:text>-</number:text>
      <number:number number:decimal-places="0" number:min-integer-digits="1" number:grouping="true"/>
    </number:number-style>
    <number:text-style style:name="N104">
      <number:text>－</number:text>
      <style:map style:condition="value()&gt;0" style:apply-style-name="N104P0"/>
      <style:map style:condition="value()&lt;0" style:apply-style-name="N104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3.08" style:display-name="一般_新表號04,05,速報3階段年齡-連結(公式)檔103.08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9-04T06:05:20Z</meta:creation-date>
    <dc:date>2016-08-24T10:28:21Z</dc:date>
    <meta:print-date>2014-09-05T01:45:12Z</meta:print-date>
  </office:meta>
</office:document-meta>
</file>